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text-properties fo:font-style="italic" officeooo:rsid="133cd7d1" officeooo:paragraph-rsid="17205437" style:font-style-asian="italic" style:font-style-complex="italic"/>
    </style:style>
    <style:style style:name="P5" style:family="paragraph" style:parent-style-name="Text_20_body">
      <style:text-properties fo:font-style="italic" officeooo:rsid="136c9d2e" officeooo:paragraph-rsid="17205437" style:font-style-asian="italic" style:font-style-complex="italic"/>
    </style:style>
    <style:style style:name="P6" style:family="paragraph" style:parent-style-name="Text_20_body">
      <style:text-properties fo:font-style="italic" officeooo:rsid="1369ea01" officeooo:paragraph-rsid="17205437" style:font-style-asian="italic" style:font-style-complex="italic"/>
    </style:style>
    <style:style style:name="P7" style:family="paragraph" style:parent-style-name="Text_20_body">
      <style:text-properties fo:font-style="italic" officeooo:rsid="136e8e76" officeooo:paragraph-rsid="17205437" style:font-style-asian="italic" style:font-style-complex="italic"/>
    </style:style>
    <style:style style:name="P8" style:family="paragraph" style:parent-style-name="Text_20_body">
      <style:text-properties fo:font-style="italic" officeooo:rsid="13793354" officeooo:paragraph-rsid="17205437" style:font-style-asian="italic" style:font-style-complex="italic"/>
    </style:style>
    <style:style style:name="P9" style:family="paragraph" style:parent-style-name="Text_20_body">
      <style:text-properties fo:font-style="italic" officeooo:rsid="137e9b5b" officeooo:paragraph-rsid="17205437" style:font-style-asian="italic" style:font-style-complex="italic"/>
    </style:style>
    <style:style style:name="P10" style:family="paragraph" style:parent-style-name="Text_20_body">
      <style:text-properties fo:font-style="italic" officeooo:rsid="13f7cc7f" officeooo:paragraph-rsid="17205437" style:font-style-asian="italic" style:font-style-complex="italic"/>
    </style:style>
    <style:style style:name="P11" style:family="paragraph" style:parent-style-name="Text_20_body">
      <style:text-properties fo:font-style="italic" officeooo:rsid="1330a5b7" officeooo:paragraph-rsid="17205437" style:font-style-asian="italic" style:font-style-complex="italic"/>
    </style:style>
    <style:style style:name="P12" style:family="paragraph" style:parent-style-name="Text_20_body">
      <style:text-properties fo:font-style="italic" officeooo:rsid="1385591b" officeooo:paragraph-rsid="17205437" style:font-style-asian="italic" style:font-style-complex="italic"/>
    </style:style>
    <style:style style:name="P13" style:family="paragraph" style:parent-style-name="Text_20_body">
      <style:text-properties fo:font-style="italic" officeooo:rsid="15858e1c" officeooo:paragraph-rsid="17205437" style:font-style-asian="italic" style:font-style-complex="italic"/>
    </style:style>
    <style:style style:name="P14" style:family="paragraph" style:parent-style-name="Text_20_body">
      <style:text-properties fo:font-style="italic" officeooo:rsid="16160d51" officeooo:paragraph-rsid="17205437" style:font-style-asian="italic" style:font-style-complex="italic"/>
    </style:style>
    <style:style style:name="P15" style:family="paragraph" style:parent-style-name="Text_20_body">
      <style:text-properties fo:font-style="italic" officeooo:rsid="1543b540" officeooo:paragraph-rsid="17205437" style:font-style-asian="italic" style:font-style-complex="italic"/>
    </style:style>
    <style:style style:name="P16" style:family="paragraph" style:parent-style-name="Text_20_body">
      <style:text-properties fo:font-style="italic" officeooo:rsid="15ac19ce" officeooo:paragraph-rsid="17205437" style:font-style-asian="italic" style:font-style-complex="italic"/>
    </style:style>
    <style:style style:name="P17" style:family="paragraph" style:parent-style-name="Text_20_body">
      <style:text-properties fo:font-style="italic" officeooo:rsid="15b247f5" officeooo:paragraph-rsid="17205437" style:font-style-asian="italic" style:font-style-complex="italic"/>
    </style:style>
    <style:style style:name="P18" style:family="paragraph" style:parent-style-name="Text_20_body">
      <style:text-properties fo:font-style="italic" officeooo:rsid="17295d43" officeooo:paragraph-rsid="173b4eca" style:font-style-asian="italic" style:font-style-complex="italic"/>
    </style:style>
    <style:style style:name="P19" style:family="paragraph" style:parent-style-name="Text_20_body">
      <style:text-properties fo:font-style="italic" officeooo:rsid="148dc26a" officeooo:paragraph-rsid="177bac92" style:font-style-asian="italic" style:font-style-complex="italic"/>
    </style:style>
    <style:style style:name="P20" style:family="paragraph" style:parent-style-name="Text_20_body">
      <style:text-properties fo:font-style="italic" officeooo:rsid="148497c4" officeooo:paragraph-rsid="177b0bd4" style:font-style-asian="italic" style:font-style-complex="italic"/>
    </style:style>
    <style:style style:name="P21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22" style:family="paragraph" style:parent-style-name="Text_20_body">
      <style:text-properties fo:font-style="italic" officeooo:rsid="15426ded" officeooo:paragraph-rsid="17205437" style:font-style-asian="italic" style:font-style-complex="italic"/>
    </style:style>
    <style:style style:name="P23" style:family="paragraph" style:parent-style-name="Text_20_body">
      <style:text-properties fo:font-style="italic" officeooo:rsid="17aa0a03" officeooo:paragraph-rsid="17d3bc49" style:font-style-asian="italic" style:font-style-complex="italic"/>
    </style:style>
    <style:style style:name="P24" style:family="paragraph" style:parent-style-name="Text_20_body">
      <style:text-properties fo:font-style="italic" officeooo:rsid="17aa0a03" officeooo:paragraph-rsid="187aba9b" style:font-style-asian="italic" style:font-style-complex="italic"/>
    </style:style>
    <style:style style:name="P25" style:family="paragraph" style:parent-style-name="Text_20_body">
      <style:text-properties fo:font-style="italic" officeooo:rsid="17b74c9b" officeooo:paragraph-rsid="17b74c9b" style:font-style-asian="italic" style:font-style-complex="italic"/>
    </style:style>
    <style:style style:name="P26" style:family="paragraph" style:parent-style-name="Text_20_body">
      <style:text-properties fo:font-style="italic" officeooo:rsid="17f2c093" officeooo:paragraph-rsid="17f2c093" style:font-style-asian="italic" style:font-style-complex="italic"/>
    </style:style>
    <style:style style:name="P27" style:family="paragraph" style:parent-style-name="Text_20_body">
      <style:text-properties fo:font-style="italic" officeooo:rsid="182b2710" officeooo:paragraph-rsid="182b2710" style:font-style-asian="italic" style:font-style-complex="italic"/>
    </style:style>
    <style:style style:name="P28" style:family="paragraph" style:parent-style-name="Text_20_body">
      <style:text-properties fo:font-style="italic" officeooo:rsid="17aaa137" officeooo:paragraph-rsid="187aba9b" style:font-style-asian="italic" style:font-style-complex="italic"/>
    </style:style>
    <style:style style:name="P29" style:family="paragraph" style:parent-style-name="Text_20_body">
      <style:text-properties fo:font-style="italic" officeooo:rsid="18a629ed" officeooo:paragraph-rsid="18a629ed" style:font-style-asian="italic" style:font-style-complex="italic"/>
    </style:style>
    <style:style style:name="P30" style:family="paragraph" style:parent-style-name="Text_20_body">
      <style:text-properties fo:font-style="italic" officeooo:rsid="18bc925c" officeooo:paragraph-rsid="18bc925c" style:font-style-asian="italic" style:font-style-complex="italic"/>
    </style:style>
    <style:style style:name="P31" style:family="paragraph" style:parent-style-name="Text_20_body">
      <style:text-properties fo:font-style="italic" officeooo:rsid="18e87d0d" officeooo:paragraph-rsid="18e940a5" style:font-style-asian="italic" style:font-style-complex="italic"/>
    </style:style>
    <style:style style:name="P32" style:family="paragraph" style:parent-style-name="Text_20_body">
      <style:text-properties fo:font-style="italic" officeooo:rsid="18ee82d5" officeooo:paragraph-rsid="18ee82d5" style:font-style-asian="italic" style:font-style-complex="italic"/>
    </style:style>
    <style:style style:name="P33" style:family="paragraph" style:parent-style-name="Text_20_body">
      <style:text-properties fo:font-style="italic" officeooo:rsid="18f8f928" officeooo:paragraph-rsid="18f8f928" style:font-style-asian="italic" style:font-style-complex="italic"/>
    </style:style>
    <style:style style:name="P34" style:family="paragraph" style:parent-style-name="Text_20_body">
      <style:text-properties fo:font-style="italic" officeooo:rsid="19037035" officeooo:paragraph-rsid="19037035" style:font-style-asian="italic" style:font-style-complex="italic"/>
    </style:style>
    <style:style style:name="P35" style:family="paragraph" style:parent-style-name="Text_20_body">
      <style:text-properties fo:font-style="italic" officeooo:rsid="190d6d44" officeooo:paragraph-rsid="190d6d44" style:font-style-asian="italic" style:font-style-complex="italic"/>
    </style:style>
    <style:style style:name="P36" style:family="paragraph" style:parent-style-name="Text_20_body">
      <style:text-properties fo:font-style="italic" officeooo:rsid="19100872" officeooo:paragraph-rsid="19100872" style:font-style-asian="italic" style:font-style-complex="italic"/>
    </style:style>
    <style:style style:name="P37" style:family="paragraph" style:parent-style-name="Text_20_body">
      <style:text-properties fo:font-style="italic" officeooo:rsid="191f564a" officeooo:paragraph-rsid="191fd717" style:font-style-asian="italic" style:font-style-complex="italic"/>
    </style:style>
    <style:style style:name="P38" style:family="paragraph" style:parent-style-name="Text_20_body">
      <style:text-properties fo:font-style="italic" officeooo:rsid="192ade04" officeooo:paragraph-rsid="192ade04" style:font-style-asian="italic" style:font-style-complex="italic"/>
    </style:style>
    <style:style style:name="P39" style:family="paragraph" style:parent-style-name="Text_20_body">
      <style:text-properties fo:font-style="italic" officeooo:rsid="19306b54" officeooo:paragraph-rsid="19306b54" style:font-style-asian="italic" style:font-style-complex="italic"/>
    </style:style>
    <style:style style:name="P40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41" style:family="paragraph" style:parent-style-name="Text_20_body">
      <style:text-properties style:text-line-through-style="solid" style:text-line-through-type="single" fo:font-style="italic" officeooo:rsid="13652b65" officeooo:paragraph-rsid="17205437" style:font-style-asian="italic" style:font-style-complex="italic"/>
    </style:style>
    <style:style style:name="P42" style:family="paragraph" style:parent-style-name="Text_20_body">
      <style:text-properties style:text-line-through-style="solid" style:text-line-through-type="single" officeooo:rsid="12208f30" officeooo:paragraph-rsid="17ddc43c"/>
    </style:style>
    <style:style style:name="P43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44" style:family="paragraph" style:parent-style-name="Text_20_body">
      <style:text-properties fo:language="cs" fo:country="CZ" officeooo:rsid="120ad196" officeooo:paragraph-rsid="17205437"/>
    </style:style>
    <style:style style:name="P45" style:family="paragraph" style:parent-style-name="Text_20_body">
      <style:text-properties fo:language="cs" fo:country="CZ" officeooo:rsid="128c433e" officeooo:paragraph-rsid="17205437"/>
    </style:style>
    <style:style style:name="P46" style:family="paragraph" style:parent-style-name="Text_20_body">
      <style:text-properties fo:language="cs" fo:country="CZ" fo:font-style="normal" officeooo:rsid="174d86fa" officeooo:paragraph-rsid="174d86fa" style:font-style-asian="normal" style:font-style-complex="normal"/>
    </style:style>
    <style:style style:name="P47" style:family="paragraph" style:parent-style-name="Text_20_body">
      <style:text-properties fo:language="cs" fo:country="CZ" fo:font-weight="bold" officeooo:rsid="17cc427a" officeooo:paragraph-rsid="17fdb58f" style:font-weight-asian="bold" style:font-weight-complex="bold"/>
    </style:style>
    <style:style style:name="P48" style:family="paragraph" style:parent-style-name="Text_20_body">
      <style:text-properties fo:font-style="normal" officeooo:rsid="13acb4f4" officeooo:paragraph-rsid="17205437" style:font-style-asian="normal" style:font-style-complex="normal"/>
    </style:style>
    <style:style style:name="P49" style:family="paragraph" style:parent-style-name="Text_20_body">
      <style:text-properties fo:font-style="normal" officeooo:rsid="1357b463" officeooo:paragraph-rsid="17205437" style:font-style-asian="normal" style:font-style-complex="normal"/>
    </style:style>
    <style:style style:name="P50" style:family="paragraph" style:parent-style-name="Text_20_body">
      <style:text-properties fo:font-style="normal" officeooo:rsid="135e8594" officeooo:paragraph-rsid="17205437" style:font-style-asian="normal" style:font-style-complex="normal"/>
    </style:style>
    <style:style style:name="P51" style:family="paragraph" style:parent-style-name="Text_20_body">
      <style:text-properties fo:font-style="normal" officeooo:rsid="11ff4f1d" officeooo:paragraph-rsid="17205437" style:font-style-asian="normal" style:font-style-complex="normal"/>
    </style:style>
    <style:style style:name="P52" style:family="paragraph" style:parent-style-name="Text_20_body">
      <style:text-properties fo:font-style="normal" officeooo:rsid="1533b4e0" officeooo:paragraph-rsid="17205437" style:font-style-asian="normal" style:font-style-complex="normal"/>
    </style:style>
    <style:style style:name="P53" style:family="paragraph" style:parent-style-name="Text_20_body">
      <style:text-properties fo:font-style="normal" fo:font-weight="bold" officeooo:rsid="181bac4f" officeooo:paragraph-rsid="181a1f9d" style:font-style-asian="normal" style:font-weight-asian="bold" style:font-style-complex="normal" style:font-weight-complex="bold"/>
    </style:style>
    <style:style style:name="P54" style:family="paragraph" style:parent-style-name="Text_20_body">
      <style:text-properties fo:font-style="normal" fo:font-weight="bold" officeooo:rsid="1924392f" officeooo:paragraph-rsid="1924392f" style:font-style-asian="normal" style:font-weight-asian="bold" style:font-style-complex="normal" style:font-weight-complex="bold"/>
    </style:style>
    <style:style style:name="P55" style:family="paragraph" style:parent-style-name="Text_20_body">
      <style:text-properties fo:font-style="normal" fo:font-weight="bold" officeooo:rsid="191e0ba0" officeooo:paragraph-rsid="191e0ba0" style:font-style-asian="normal" style:font-weight-asian="bold" style:font-style-complex="normal" style:font-weight-complex="bold"/>
    </style:style>
    <style:style style:name="P56" style:family="paragraph" style:parent-style-name="Text_20_body">
      <style:text-properties officeooo:rsid="15aa2cb2" officeooo:paragraph-rsid="17205437"/>
    </style:style>
    <style:style style:name="P57" style:family="paragraph" style:parent-style-name="Text_20_body">
      <style:text-properties officeooo:paragraph-rsid="17205437"/>
    </style:style>
    <style:style style:name="P58" style:family="paragraph" style:parent-style-name="Text_20_body">
      <style:text-properties officeooo:rsid="160397eb" officeooo:paragraph-rsid="17205437"/>
    </style:style>
    <style:style style:name="P59" style:family="paragraph" style:parent-style-name="Text_20_body">
      <style:text-properties officeooo:rsid="1286f93b" officeooo:paragraph-rsid="17205437"/>
    </style:style>
    <style:style style:name="P60" style:family="paragraph" style:parent-style-name="Text_20_body">
      <style:text-properties officeooo:rsid="1273419a" officeooo:paragraph-rsid="17205437"/>
    </style:style>
    <style:style style:name="P61" style:family="paragraph" style:parent-style-name="Text_20_body">
      <style:text-properties officeooo:rsid="130620e1" officeooo:paragraph-rsid="17205437"/>
    </style:style>
    <style:style style:name="P62" style:family="paragraph" style:parent-style-name="Text_20_body">
      <style:text-properties officeooo:rsid="1284e9ba" officeooo:paragraph-rsid="17205437"/>
    </style:style>
    <style:style style:name="P63" style:family="paragraph" style:parent-style-name="Text_20_body">
      <style:text-properties officeooo:rsid="1285b3e2" officeooo:paragraph-rsid="17205437"/>
    </style:style>
    <style:style style:name="P64" style:family="paragraph" style:parent-style-name="Text_20_body">
      <style:text-properties officeooo:rsid="128e0816" officeooo:paragraph-rsid="17205437"/>
    </style:style>
    <style:style style:name="P65" style:family="paragraph" style:parent-style-name="Text_20_body">
      <style:text-properties officeooo:rsid="142dd805" officeooo:paragraph-rsid="17205437"/>
    </style:style>
    <style:style style:name="P66" style:family="paragraph" style:parent-style-name="Text_20_body">
      <style:text-properties officeooo:rsid="1470ab33" officeooo:paragraph-rsid="17205437"/>
    </style:style>
    <style:style style:name="P67" style:family="paragraph" style:parent-style-name="Text_20_body">
      <style:text-properties officeooo:rsid="1471fc0d" officeooo:paragraph-rsid="17205437"/>
    </style:style>
    <style:style style:name="P68" style:family="paragraph" style:parent-style-name="Text_20_body">
      <style:text-properties officeooo:rsid="14f3c9c1" officeooo:paragraph-rsid="17205437"/>
    </style:style>
    <style:style style:name="P69" style:family="paragraph" style:parent-style-name="Text_20_body">
      <style:text-properties officeooo:rsid="13479af4" officeooo:paragraph-rsid="17205437"/>
    </style:style>
    <style:style style:name="P70" style:family="paragraph" style:parent-style-name="Text_20_body">
      <style:text-properties officeooo:rsid="13762611" officeooo:paragraph-rsid="17205437"/>
    </style:style>
    <style:style style:name="P71" style:family="paragraph" style:parent-style-name="Text_20_body">
      <style:text-properties officeooo:rsid="1353cdbd" officeooo:paragraph-rsid="17205437"/>
    </style:style>
    <style:style style:name="P72" style:family="paragraph" style:parent-style-name="Text_20_body">
      <style:text-properties officeooo:rsid="134c2f67" officeooo:paragraph-rsid="17205437"/>
    </style:style>
    <style:style style:name="P73" style:family="paragraph" style:parent-style-name="Text_20_body">
      <style:text-properties officeooo:rsid="137ada5c" officeooo:paragraph-rsid="17205437"/>
    </style:style>
    <style:style style:name="P74" style:family="paragraph" style:parent-style-name="Text_20_body">
      <style:text-properties officeooo:rsid="13793354" officeooo:paragraph-rsid="17205437"/>
    </style:style>
    <style:style style:name="P75" style:family="paragraph" style:parent-style-name="Text_20_body">
      <style:text-properties officeooo:rsid="143e8d33" officeooo:paragraph-rsid="17205437"/>
    </style:style>
    <style:style style:name="P76" style:family="paragraph" style:parent-style-name="Text_20_body">
      <style:text-properties officeooo:rsid="1309c173" officeooo:paragraph-rsid="17205437"/>
    </style:style>
    <style:style style:name="P77" style:family="paragraph" style:parent-style-name="Text_20_body">
      <style:text-properties officeooo:rsid="12acd929" officeooo:paragraph-rsid="17205437"/>
    </style:style>
    <style:style style:name="P78" style:family="paragraph" style:parent-style-name="Text_20_body">
      <style:text-properties officeooo:rsid="12df198a" officeooo:paragraph-rsid="17205437"/>
    </style:style>
    <style:style style:name="P79" style:family="paragraph" style:parent-style-name="Text_20_body">
      <style:text-properties officeooo:rsid="12e297bb" officeooo:paragraph-rsid="17205437"/>
    </style:style>
    <style:style style:name="P80" style:family="paragraph" style:parent-style-name="Text_20_body">
      <style:text-properties officeooo:rsid="14c38be7" officeooo:paragraph-rsid="17205437"/>
    </style:style>
    <style:style style:name="P81" style:family="paragraph" style:parent-style-name="Text_20_body">
      <style:text-properties officeooo:rsid="12bd1159" officeooo:paragraph-rsid="17205437"/>
    </style:style>
    <style:style style:name="P82" style:family="paragraph" style:parent-style-name="Text_20_body">
      <style:text-properties officeooo:rsid="1317a57d" officeooo:paragraph-rsid="17205437"/>
    </style:style>
    <style:style style:name="P83" style:family="paragraph" style:parent-style-name="Text_20_body">
      <style:text-properties officeooo:rsid="13115300" officeooo:paragraph-rsid="17205437"/>
    </style:style>
    <style:style style:name="P84" style:family="paragraph" style:parent-style-name="Text_20_body">
      <style:text-properties officeooo:rsid="12f94dac" officeooo:paragraph-rsid="17205437"/>
    </style:style>
    <style:style style:name="P85" style:family="paragraph" style:parent-style-name="Text_20_body">
      <style:text-properties officeooo:rsid="13079475" officeooo:paragraph-rsid="17205437"/>
    </style:style>
    <style:style style:name="P86" style:family="paragraph" style:parent-style-name="Text_20_body">
      <style:text-properties officeooo:rsid="14bca660" officeooo:paragraph-rsid="17205437"/>
    </style:style>
    <style:style style:name="P87" style:family="paragraph" style:parent-style-name="Text_20_body">
      <style:text-properties officeooo:rsid="12e532c1" officeooo:paragraph-rsid="17205437"/>
    </style:style>
    <style:style style:name="P88" style:family="paragraph" style:parent-style-name="Text_20_body">
      <style:text-properties officeooo:rsid="1521bb62" officeooo:paragraph-rsid="17205437"/>
    </style:style>
    <style:style style:name="P89" style:family="paragraph" style:parent-style-name="Text_20_body">
      <style:text-properties officeooo:rsid="14b72b10" officeooo:paragraph-rsid="17205437"/>
    </style:style>
    <style:style style:name="P90" style:family="paragraph" style:parent-style-name="Text_20_body">
      <style:text-properties officeooo:rsid="14b72b10" officeooo:paragraph-rsid="17afd51a"/>
    </style:style>
    <style:style style:name="P91" style:family="paragraph" style:parent-style-name="Text_20_body">
      <style:text-properties officeooo:rsid="147f0178" officeooo:paragraph-rsid="177bac92"/>
    </style:style>
    <style:style style:name="P92" style:family="paragraph" style:parent-style-name="Text_20_body">
      <style:text-properties officeooo:paragraph-rsid="174388df"/>
    </style:style>
    <style:style style:name="P93" style:family="paragraph" style:parent-style-name="Text_20_body">
      <style:text-properties officeooo:rsid="17656c2b" officeooo:paragraph-rsid="17656c2b"/>
    </style:style>
    <style:style style:name="P94" style:family="paragraph" style:parent-style-name="Text_20_body">
      <style:text-properties officeooo:rsid="177b0bd4" officeooo:paragraph-rsid="177b0bd4"/>
    </style:style>
    <style:style style:name="P95" style:family="paragraph" style:parent-style-name="Text_20_body">
      <style:text-properties officeooo:rsid="179fb25b" officeooo:paragraph-rsid="17bd95d7"/>
    </style:style>
    <style:style style:name="P96" style:family="paragraph" style:parent-style-name="Text_20_body">
      <style:text-properties officeooo:rsid="17beb1df" officeooo:paragraph-rsid="17beb1df"/>
    </style:style>
    <style:style style:name="P97" style:family="paragraph" style:parent-style-name="Text_20_body">
      <style:text-properties officeooo:rsid="17d7660b" officeooo:paragraph-rsid="17d7660b"/>
    </style:style>
    <style:style style:name="P98" style:family="paragraph" style:parent-style-name="Text_20_body">
      <style:text-properties officeooo:rsid="17e3cebd" officeooo:paragraph-rsid="17e3cebd"/>
    </style:style>
    <style:style style:name="P99" style:family="paragraph" style:parent-style-name="Text_20_body">
      <style:text-properties style:font-name="Georgia3"/>
    </style:style>
    <style:style style:name="P100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101" style:family="paragraph" style:parent-style-name="Text_20_body">
      <style:text-properties officeooo:rsid="18059df4" officeooo:paragraph-rsid="18059df4"/>
    </style:style>
    <style:style style:name="P102" style:family="paragraph" style:parent-style-name="Text_20_body">
      <style:text-properties fo:font-weight="bold" officeooo:rsid="18162dee" officeooo:paragraph-rsid="18162dee" style:font-weight-asian="bold" style:font-weight-complex="bold"/>
    </style:style>
    <style:style style:name="P103" style:family="paragraph" style:parent-style-name="Text_20_body">
      <style:text-properties fo:font-weight="bold" officeooo:rsid="15426ded" officeooo:paragraph-rsid="17205437" style:font-weight-asian="bold" style:font-weight-complex="bold"/>
    </style:style>
    <style:style style:name="P104" style:family="paragraph" style:parent-style-name="Text_20_body">
      <style:paragraph-properties fo:text-align="center" style:justify-single-word="false"/>
      <style:text-properties fo:font-size="60pt" officeooo:rsid="180c6308" officeooo:paragraph-rsid="180c6308" style:font-size-asian="60pt" style:font-size-complex="60pt"/>
    </style:style>
    <style:style style:name="P105" style:family="paragraph" style:parent-style-name="Text_20_body">
      <style:text-properties officeooo:rsid="1828bdf5" officeooo:paragraph-rsid="1828bdf5"/>
    </style:style>
    <style:style style:name="P106" style:family="paragraph" style:parent-style-name="Text_20_body">
      <style:text-properties officeooo:rsid="1834c860" officeooo:paragraph-rsid="1834c860"/>
    </style:style>
    <style:style style:name="P107" style:family="paragraph" style:parent-style-name="Text_20_body">
      <style:text-properties officeooo:rsid="183ad359" officeooo:paragraph-rsid="183ad359"/>
    </style:style>
    <style:style style:name="P108" style:family="paragraph" style:parent-style-name="Text_20_body">
      <style:text-properties officeooo:rsid="183b593e" officeooo:paragraph-rsid="183b593e"/>
    </style:style>
    <style:style style:name="P109" style:family="paragraph" style:parent-style-name="Text_20_body">
      <style:text-properties officeooo:rsid="183d2253" officeooo:paragraph-rsid="183d2253"/>
    </style:style>
    <style:style style:name="P110" style:family="paragraph" style:parent-style-name="Text_20_body">
      <style:text-properties officeooo:rsid="1859769b" officeooo:paragraph-rsid="185de114"/>
    </style:style>
    <style:style style:name="P111" style:family="paragraph" style:parent-style-name="Text_20_body">
      <style:text-properties officeooo:rsid="17a32519" officeooo:paragraph-rsid="17a32519"/>
    </style:style>
    <style:style style:name="P112" style:family="paragraph" style:parent-style-name="Text_20_body">
      <style:text-properties officeooo:rsid="17b165fc" officeooo:paragraph-rsid="17b165fc"/>
    </style:style>
    <style:style style:name="P113" style:family="paragraph" style:parent-style-name="Text_20_body">
      <style:text-properties officeooo:rsid="18b5f457" officeooo:paragraph-rsid="18b5f457"/>
    </style:style>
    <style:style style:name="P114" style:family="paragraph" style:parent-style-name="Text_20_body">
      <style:text-properties officeooo:rsid="190d1e89" officeooo:paragraph-rsid="19168136"/>
    </style:style>
    <style:style style:name="P115" style:family="paragraph" style:parent-style-name="Text_20_body">
      <style:text-properties officeooo:rsid="19177256" officeooo:paragraph-rsid="19168136"/>
    </style:style>
    <style:style style:name="P116" style:family="paragraph" style:parent-style-name="Text_20_body">
      <style:text-properties officeooo:rsid="1836b5be" officeooo:paragraph-rsid="1836b5be"/>
    </style:style>
    <style:style style:name="P117" style:family="paragraph" style:parent-style-name="Text_20_body">
      <style:text-properties officeooo:rsid="191f564a" officeooo:paragraph-rsid="191f564a"/>
    </style:style>
    <style:style style:name="P118" style:family="paragraph" style:parent-style-name="Text_20_body">
      <style:text-properties officeooo:rsid="19435a84" officeooo:paragraph-rsid="19435a84"/>
    </style:style>
    <style:style style:name="P119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120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21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122" style:family="paragraph" style:parent-style-name="Standard">
      <style:paragraph-properties fo:text-align="center" style:justify-single-word="false"/>
      <style:text-properties style:font-name="Georgia3" fo:font-size="18pt" officeooo:rsid="0e3c9ac6" officeooo:paragraph-rsid="0e3c9ac6" style:font-size-asian="18pt" style:font-size-complex="18pt"/>
    </style:style>
    <style:style style:name="P123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124" style:family="paragraph" style:parent-style-name="Example_20_Header">
      <style:text-properties officeooo:paragraph-rsid="0ce95318"/>
    </style:style>
    <style:style style:name="P125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60ae54" officeooo:paragraph-rsid="17205437" style:font-style-asian="normal" style:font-style-complex="normal"/>
    </style:style>
    <style:style style:name="P126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97008d" officeooo:paragraph-rsid="17205437" style:font-style-asian="normal" style:font-style-complex="normal"/>
    </style:style>
    <style:style style:name="P127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7205437" style:font-style-asian="italic" style:font-style-complex="italic"/>
    </style:style>
    <style:style style:name="P128" style:family="paragraph" style:parent-style-name="Text_20_body">
      <style:paragraph-properties fo:margin-left="1.251cm" fo:margin-right="0cm" fo:text-indent="0cm" style:auto-text-indent="false"/>
      <style:text-properties fo:font-style="italic" officeooo:rsid="160397eb" officeooo:paragraph-rsid="173b4eca" style:font-style-asian="italic" style:font-style-complex="italic"/>
    </style:style>
    <style:style style:name="P129" style:family="paragraph" style:parent-style-name="Text_20_body">
      <style:paragraph-properties fo:margin-left="1.251cm" fo:margin-right="0cm" fo:text-align="end" style:justify-single-word="false" fo:text-indent="0cm" style:auto-text-indent="false"/>
      <style:text-properties fo:font-style="normal" officeooo:rsid="1399d5b7" officeooo:paragraph-rsid="17205437" style:font-style-asian="normal" style:font-style-complex="normal"/>
    </style:style>
    <style:style style:name="P130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205437"/>
    </style:style>
    <style:style style:name="P131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3b4eca"/>
    </style:style>
    <style:style style:name="P132" style:family="paragraph" style:parent-style-name="Text_20_Body_20_Full_20_Page">
      <style:text-properties officeooo:paragraph-rsid="17205437"/>
    </style:style>
    <style:style style:name="P133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34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35" style:family="paragraph" style:parent-style-name="Heading_20_1" style:master-page-name="Standard">
      <style:paragraph-properties style:page-number="auto" fo:break-before="page"/>
    </style:style>
    <style:style style:name="P136" style:family="paragraph" style:parent-style-name="Heading_20_2">
      <style:text-properties officeooo:paragraph-rsid="17205437"/>
    </style:style>
    <style:style style:name="P137" style:family="paragraph" style:parent-style-name="Heading_20_2">
      <style:text-properties officeooo:rsid="146d70b4" officeooo:paragraph-rsid="17205437"/>
    </style:style>
    <style:style style:name="P138" style:family="paragraph" style:parent-style-name="Heading_20_3">
      <style:text-properties officeooo:paragraph-rsid="17205437"/>
    </style:style>
    <style:style style:name="P139" style:family="paragraph" style:parent-style-name="Heading_20_3">
      <style:text-properties officeooo:rsid="137c1c96" officeooo:paragraph-rsid="17205437"/>
    </style:style>
    <style:style style:name="P140" style:family="paragraph" style:parent-style-name="Heading_20_3">
      <style:text-properties officeooo:rsid="189c7ad6" officeooo:paragraph-rsid="189c7ad6"/>
    </style:style>
    <style:style style:name="P141" style:family="paragraph" style:parent-style-name="Heading_20_3">
      <style:text-properties officeooo:rsid="18e87d0d" officeooo:paragraph-rsid="18e87d0d"/>
    </style:style>
    <style:style style:name="P142" style:family="paragraph" style:parent-style-name="Heading_20_3">
      <style:text-properties officeooo:rsid="18ebce8e" officeooo:paragraph-rsid="18ebce8e"/>
    </style:style>
    <style:style style:name="P143" style:family="paragraph" style:parent-style-name="Heading_20_3">
      <style:text-properties officeooo:rsid="192584cc" officeooo:paragraph-rsid="192584cc"/>
    </style:style>
    <style:style style:name="P144" style:family="paragraph" style:parent-style-name="Heading_20_3">
      <style:text-properties officeooo:rsid="17ca5d5b" officeooo:paragraph-rsid="17ca5d5b"/>
    </style:style>
    <style:style style:name="P145" style:family="paragraph" style:parent-style-name="Heading_20_3">
      <style:text-properties officeooo:rsid="190c854f" officeooo:paragraph-rsid="190c854f"/>
    </style:style>
    <style:style style:name="P146" style:family="paragraph" style:parent-style-name="Heading_20_3">
      <style:text-properties officeooo:rsid="1836b5be" officeooo:paragraph-rsid="1836b5be"/>
    </style:style>
    <style:style style:name="P147" style:family="paragraph" style:parent-style-name="Heading_20_3">
      <style:text-properties officeooo:rsid="17a0e9db" officeooo:paragraph-rsid="17a0e9db"/>
    </style:style>
    <style:style style:name="P148" style:family="paragraph" style:parent-style-name="Heading_20_3">
      <style:text-properties officeooo:rsid="196348ba" officeooo:paragraph-rsid="196348ba"/>
    </style:style>
    <style:style style:name="P149" style:family="paragraph" style:parent-style-name="Heading_20_3">
      <style:text-properties officeooo:paragraph-rsid="1963ff4f"/>
    </style:style>
    <style:style style:name="P150" style:family="paragraph" style:parent-style-name="Heading_20_3">
      <style:text-properties officeooo:rsid="199c9f8e" officeooo:paragraph-rsid="199c9f8e"/>
    </style:style>
    <style:style style:name="P151" style:family="paragraph" style:parent-style-name="Heading_20_3">
      <style:text-properties officeooo:paragraph-rsid="199ecb14"/>
    </style:style>
    <style:style style:name="P152" style:family="paragraph" style:parent-style-name="Heading_20_4">
      <style:text-properties officeooo:paragraph-rsid="17205437"/>
    </style:style>
    <style:style style:name="P153" style:family="paragraph" style:parent-style-name="Heading_20_4">
      <style:text-properties officeooo:rsid="14bca660" officeooo:paragraph-rsid="17205437"/>
    </style:style>
    <style:style style:name="P154" style:family="paragraph" style:parent-style-name="Heading_20_4">
      <style:text-properties officeooo:rsid="12e507a8" officeooo:paragraph-rsid="17205437"/>
    </style:style>
    <style:style style:name="P155" style:family="paragraph" style:parent-style-name="Heading_20_4">
      <style:text-properties officeooo:paragraph-rsid="187aba9b"/>
    </style:style>
    <style:style style:name="P156" style:family="paragraph" style:parent-style-name="Heading_20_4">
      <style:text-properties officeooo:paragraph-rsid="17a696c0"/>
    </style:style>
    <style:style style:name="P157" style:family="paragraph" style:parent-style-name="Heading_20_4">
      <style:text-properties officeooo:rsid="1543b540" officeooo:paragraph-rsid="196a719b"/>
    </style:style>
    <style:style style:name="P158" style:family="paragraph" style:parent-style-name="Text_20_body" style:master-page-name="Standard">
      <style:paragraph-properties fo:text-align="end" style:justify-single-word="false" style:page-number="auto"/>
    </style:style>
    <style:style style:name="P159" style:family="paragraph" style:parent-style-name="Text_20_body" style:list-style-name="L1">
      <style:text-properties officeooo:rsid="17656c2b" officeooo:paragraph-rsid="17656c2b"/>
    </style:style>
    <style:style style:name="P160" style:family="paragraph" style:parent-style-name="Text_20_body" style:list-style-name="L1">
      <style:text-properties officeooo:rsid="1766e683" officeooo:paragraph-rsid="1766e683"/>
    </style:style>
    <style:style style:name="P161" style:family="paragraph" style:parent-style-name="Text_20_body" style:list-style-name="L2">
      <style:text-properties officeooo:paragraph-rsid="17205437"/>
    </style:style>
    <style:style style:name="P162" style:family="paragraph" style:parent-style-name="Text_20_body" style:list-style-name="L2">
      <style:text-properties officeooo:rsid="193e6df2" officeooo:paragraph-rsid="193e6df2"/>
    </style:style>
    <style:style style:name="P163" style:family="paragraph" style:parent-style-name="Text_20_body" style:list-style-name="L2">
      <style:text-properties officeooo:rsid="18f5e458" officeooo:paragraph-rsid="18f5e458"/>
    </style:style>
    <style:style style:name="P164" style:family="paragraph" style:parent-style-name="Text_20_body" style:list-style-name="L2">
      <style:text-properties officeooo:rsid="1901350e" officeooo:paragraph-rsid="1901350e"/>
    </style:style>
    <style:style style:name="P165" style:family="paragraph" style:parent-style-name="Text_20_body" style:list-style-name="L2">
      <style:text-properties officeooo:rsid="19020943" officeooo:paragraph-rsid="19020943"/>
    </style:style>
    <style:style style:name="P166" style:family="paragraph" style:parent-style-name="Text_20_body" style:list-style-name="L2">
      <style:text-properties officeooo:rsid="18dccd31" officeooo:paragraph-rsid="18dccd31"/>
    </style:style>
    <style:style style:name="P167" style:family="paragraph" style:parent-style-name="Text_20_body" style:list-style-name="L2">
      <style:text-properties officeooo:rsid="1922c45b" officeooo:paragraph-rsid="1922c45b"/>
    </style:style>
    <style:style style:name="P168" style:family="paragraph" style:parent-style-name="Text_20_body" style:list-style-name="L2">
      <style:text-properties officeooo:rsid="18ddc33e" officeooo:paragraph-rsid="18ddc33e"/>
    </style:style>
    <style:style style:name="P169" style:family="paragraph" style:parent-style-name="Text_20_body" style:list-style-name="L2">
      <style:text-properties officeooo:rsid="18ddfc7c" officeooo:paragraph-rsid="18ddfc7c"/>
    </style:style>
    <style:style style:name="P170" style:family="paragraph" style:parent-style-name="Text_20_body" style:list-style-name="L2">
      <style:text-properties officeooo:rsid="184bfb59" officeooo:paragraph-rsid="184bfb59"/>
    </style:style>
    <style:style style:name="P171" style:family="paragraph" style:parent-style-name="Text_20_body" style:list-style-name="L2">
      <style:text-properties officeooo:rsid="1847e90d" officeooo:paragraph-rsid="1847e90d"/>
    </style:style>
    <style:style style:name="P172" style:family="paragraph" style:parent-style-name="Text_20_body" style:list-style-name="L2">
      <style:text-properties officeooo:rsid="18500cbe" officeooo:paragraph-rsid="18500cbe"/>
    </style:style>
    <style:style style:name="P173" style:family="paragraph" style:parent-style-name="Text_20_body" style:list-style-name="L2">
      <style:text-properties officeooo:rsid="185c2087" officeooo:paragraph-rsid="185c2087"/>
    </style:style>
    <style:style style:name="P174" style:family="paragraph" style:parent-style-name="Text_20_body" style:list-style-name="L2">
      <style:text-properties officeooo:rsid="18496138" officeooo:paragraph-rsid="18496138"/>
    </style:style>
    <style:style style:name="P175" style:family="paragraph" style:parent-style-name="Text_20_body" style:list-style-name="L2">
      <style:text-properties officeooo:rsid="1852c2e5" officeooo:paragraph-rsid="1852c2e5"/>
    </style:style>
    <style:style style:name="P176" style:family="paragraph" style:parent-style-name="Text_20_body" style:list-style-name="L2">
      <style:text-properties officeooo:rsid="1859769b" officeooo:paragraph-rsid="1859769b"/>
    </style:style>
    <style:style style:name="P177" style:family="paragraph" style:parent-style-name="Text_20_body" style:list-style-name="L2">
      <style:text-properties officeooo:rsid="186429ed" officeooo:paragraph-rsid="186429ed"/>
    </style:style>
    <style:style style:name="P178" style:family="paragraph" style:parent-style-name="Text_20_body" style:list-style-name="L2">
      <style:text-properties officeooo:rsid="186b3e8b" officeooo:paragraph-rsid="186b3e8b"/>
    </style:style>
    <style:style style:name="P179" style:family="paragraph" style:parent-style-name="Text_20_body" style:list-style-name="L58">
      <style:text-properties officeooo:rsid="186b3e8b" officeooo:paragraph-rsid="18cf0f68"/>
    </style:style>
    <style:style style:name="P180" style:family="paragraph" style:parent-style-name="Text_20_body" style:list-style-name="L2">
      <style:text-properties officeooo:rsid="185f68c9" officeooo:paragraph-rsid="185f68c9"/>
    </style:style>
    <style:style style:name="P181" style:family="paragraph" style:parent-style-name="Text_20_body" style:list-style-name="L2">
      <style:text-properties officeooo:rsid="185fe9f1" officeooo:paragraph-rsid="185fe9f1"/>
    </style:style>
    <style:style style:name="P182" style:family="paragraph" style:parent-style-name="Text_20_body" style:list-style-name="L2">
      <style:text-properties officeooo:rsid="1860b58f" officeooo:paragraph-rsid="1860b58f"/>
    </style:style>
    <style:style style:name="P183" style:family="paragraph" style:parent-style-name="Text_20_body" style:list-style-name="L2">
      <style:text-properties officeooo:rsid="1862985f" officeooo:paragraph-rsid="1862985f"/>
    </style:style>
    <style:style style:name="P184" style:family="paragraph" style:parent-style-name="Text_20_body" style:list-style-name="L2">
      <style:text-properties officeooo:rsid="18692b86" officeooo:paragraph-rsid="18692b86"/>
    </style:style>
    <style:style style:name="P185" style:family="paragraph" style:parent-style-name="Text_20_body" style:list-style-name="L2">
      <style:text-properties fo:font-style="italic" officeooo:rsid="186e4482" officeooo:paragraph-rsid="186e4482" style:font-style-asian="italic" style:font-style-complex="italic"/>
    </style:style>
    <style:style style:name="P186" style:family="paragraph" style:parent-style-name="Text_20_body" style:list-style-name="L2">
      <style:text-properties fo:font-style="italic" officeooo:rsid="186e4482" officeooo:paragraph-rsid="186e6ee5" style:font-style-asian="italic" style:font-style-complex="italic"/>
    </style:style>
    <style:style style:name="P187" style:family="paragraph" style:parent-style-name="Text_20_body" style:list-style-name="L2">
      <style:paragraph-properties fo:text-align="end" style:justify-single-word="false"/>
      <style:text-properties fo:font-style="italic" officeooo:rsid="186e6ee5" officeooo:paragraph-rsid="186e6ee5" style:font-style-asian="italic" style:font-style-complex="italic"/>
    </style:style>
    <style:style style:name="P188" style:family="paragraph" style:parent-style-name="Text_20_body" style:list-style-name="L2">
      <style:text-properties fo:font-style="italic" officeooo:rsid="187581a1" officeooo:paragraph-rsid="187581a1" style:font-style-asian="italic" style:font-style-complex="italic"/>
    </style:style>
    <style:style style:name="P189" style:family="paragraph" style:parent-style-name="Text_20_body" style:list-style-name="L2">
      <style:text-properties fo:font-style="italic" officeooo:rsid="187581a1" officeooo:paragraph-rsid="1883351c" style:font-style-asian="italic" style:font-style-complex="italic"/>
    </style:style>
    <style:style style:name="P190" style:family="paragraph" style:parent-style-name="Text_20_body" style:list-style-name="L2">
      <style:text-properties fo:font-style="italic" officeooo:rsid="187e007e" officeooo:paragraph-rsid="187e007e" style:font-style-asian="italic" style:font-style-complex="italic"/>
    </style:style>
    <style:style style:name="P191" style:family="paragraph" style:parent-style-name="Text_20_body" style:list-style-name="L2">
      <style:paragraph-properties fo:text-align="end" style:justify-single-word="false"/>
      <style:text-properties fo:font-style="italic" officeooo:rsid="187722f4" officeooo:paragraph-rsid="187722f4" style:font-style-asian="italic" style:font-style-complex="italic"/>
    </style:style>
    <style:style style:name="P192" style:family="paragraph" style:parent-style-name="Text_20_body" style:list-style-name="L2">
      <style:paragraph-properties fo:text-align="end" style:justify-single-word="false"/>
      <style:text-properties fo:font-style="italic" officeooo:rsid="187722f4" officeooo:paragraph-rsid="18891326" style:font-style-asian="italic" style:font-style-complex="italic"/>
    </style:style>
    <style:style style:name="P193" style:family="paragraph" style:parent-style-name="Text_20_body" style:list-style-name="L2">
      <style:text-properties fo:font-style="italic" officeooo:rsid="1884c1e8" officeooo:paragraph-rsid="1884c1e8" style:font-style-asian="italic" style:font-style-complex="italic"/>
    </style:style>
    <style:style style:name="P194" style:family="paragraph" style:parent-style-name="Text_20_body" style:list-style-name="L2">
      <style:text-properties fo:font-style="italic" officeooo:rsid="1887371c" officeooo:paragraph-rsid="195e4afa" style:font-style-asian="italic" style:font-style-complex="italic"/>
    </style:style>
    <style:style style:name="P195" style:family="paragraph" style:parent-style-name="Text_20_body" style:list-style-name="L25">
      <style:text-properties fo:font-style="italic" officeooo:rsid="144cdd18" officeooo:paragraph-rsid="17205437" style:font-style-asian="italic" style:font-style-complex="italic"/>
    </style:style>
    <style:style style:name="P196" style:family="paragraph" style:parent-style-name="Text_20_body" style:list-style-name="L26">
      <style:text-properties fo:font-style="italic" officeooo:rsid="1369ea01" officeooo:paragraph-rsid="17205437" style:font-style-asian="italic" style:font-style-complex="italic"/>
    </style:style>
    <style:style style:name="P197" style:family="paragraph" style:parent-style-name="Text_20_body" style:list-style-name="L29">
      <style:text-properties fo:font-style="italic" officeooo:rsid="13952307" officeooo:paragraph-rsid="17205437" style:font-style-asian="italic" style:font-style-complex="italic"/>
    </style:style>
    <style:style style:name="P198" style:family="paragraph" style:parent-style-name="Text_20_body" style:list-style-name="L33">
      <style:text-properties fo:font-style="italic" officeooo:rsid="13562d11" officeooo:paragraph-rsid="17205437" style:font-style-asian="italic" style:font-style-complex="italic"/>
    </style:style>
    <style:style style:name="P199" style:family="paragraph" style:parent-style-name="Text_20_body" style:list-style-name="L33">
      <style:text-properties fo:font-style="italic" officeooo:rsid="13f8c883" officeooo:paragraph-rsid="17205437" style:font-style-asian="italic" style:font-style-complex="italic"/>
    </style:style>
    <style:style style:name="P200" style:family="paragraph" style:parent-style-name="Text_20_body" style:list-style-name="L44">
      <style:text-properties fo:font-style="italic" officeooo:rsid="15957b2a" officeooo:paragraph-rsid="17205437" style:font-style-asian="italic" style:font-style-complex="italic"/>
    </style:style>
    <style:style style:name="P201" style:family="paragraph" style:parent-style-name="Text_20_body" style:list-style-name="L46">
      <style:text-properties fo:font-style="italic" officeooo:rsid="15c64218" officeooo:paragraph-rsid="19dd4a30" style:font-style-asian="italic" style:font-style-complex="italic"/>
    </style:style>
    <style:style style:name="P202" style:family="paragraph" style:parent-style-name="Text_20_body">
      <style:text-properties fo:font-style="italic" officeooo:rsid="189c7ad6" officeooo:paragraph-rsid="18b133a2" style:font-style-asian="italic" style:font-style-complex="italic"/>
    </style:style>
    <style:style style:name="P203" style:family="paragraph" style:parent-style-name="Text_20_body" style:list-style-name="L55">
      <style:text-properties fo:font-style="italic" officeooo:rsid="190514cb" officeooo:paragraph-rsid="1906ea01" style:font-style-asian="italic" style:font-style-complex="italic"/>
    </style:style>
    <style:style style:name="P204" style:family="paragraph" style:parent-style-name="Text_20_body" style:list-style-name="L58">
      <style:text-properties fo:font-style="italic" officeooo:rsid="18bab3a2" officeooo:paragraph-rsid="18bab3a2" style:font-style-asian="italic" style:font-style-complex="italic"/>
    </style:style>
    <style:style style:name="P205" style:family="paragraph" style:parent-style-name="Text_20_body" style:list-style-name="L58">
      <style:text-properties fo:font-style="italic" officeooo:rsid="18bbb28d" officeooo:paragraph-rsid="18bbb28d" style:font-style-asian="italic" style:font-style-complex="italic"/>
    </style:style>
    <style:style style:name="P206" style:family="paragraph" style:parent-style-name="Text_20_body" style:list-style-name="L58">
      <style:text-properties fo:font-style="italic" officeooo:rsid="18e0c1bb" officeooo:paragraph-rsid="18e0c1bb" style:font-style-asian="italic" style:font-style-complex="italic"/>
    </style:style>
    <style:style style:name="P207" style:family="paragraph" style:parent-style-name="Text_20_body" style:list-style-name="L58">
      <style:text-properties fo:font-style="italic" officeooo:rsid="18e7f060" officeooo:paragraph-rsid="18e7f060" style:font-style-asian="italic" style:font-style-complex="italic"/>
    </style:style>
    <style:style style:name="P208" style:family="paragraph" style:parent-style-name="Text_20_body" style:list-style-name="L60">
      <style:text-properties fo:font-style="italic" officeooo:rsid="18e940a5" officeooo:paragraph-rsid="18e940a5" style:font-style-asian="italic" style:font-style-complex="italic"/>
    </style:style>
    <style:style style:name="P209" style:family="paragraph" style:parent-style-name="Text_20_body">
      <style:text-properties fo:font-style="italic" officeooo:rsid="18e8f20c" officeooo:paragraph-rsid="18e940a5" style:font-style-asian="italic" style:font-style-complex="italic"/>
    </style:style>
    <style:style style:name="P210" style:family="paragraph" style:parent-style-name="Text_20_body" style:list-style-name="L61">
      <style:text-properties fo:font-style="italic" officeooo:rsid="18ee82d5" officeooo:paragraph-rsid="18ee82d5" style:font-style-asian="italic" style:font-style-complex="italic"/>
    </style:style>
    <style:style style:name="P211" style:family="paragraph" style:parent-style-name="Text_20_body" style:list-style-name="L62">
      <style:text-properties fo:font-style="italic" officeooo:rsid="18ee82d5" officeooo:paragraph-rsid="18ee82d5" style:font-style-asian="italic" style:font-style-complex="italic"/>
    </style:style>
    <style:style style:name="P212" style:family="paragraph" style:parent-style-name="Text_20_body" style:list-style-name="L63">
      <style:text-properties fo:font-style="italic" officeooo:rsid="18f8f928" officeooo:paragraph-rsid="18f8f928" style:font-style-asian="italic" style:font-style-complex="italic"/>
    </style:style>
    <style:style style:name="P213" style:family="paragraph" style:parent-style-name="Text_20_body" style:list-style-name="L67">
      <style:text-properties fo:font-style="italic" officeooo:rsid="17480cd3" officeooo:paragraph-rsid="17480cd3" style:font-style-asian="italic" style:font-style-complex="italic"/>
    </style:style>
    <style:style style:name="P214" style:family="paragraph" style:parent-style-name="Text_20_body">
      <style:text-properties fo:font-style="italic" officeooo:rsid="19168136" officeooo:paragraph-rsid="19168136" style:font-style-asian="italic" style:font-style-complex="italic"/>
    </style:style>
    <style:style style:name="P215" style:family="paragraph" style:parent-style-name="Text_20_body" style:list-style-name="L77">
      <style:text-properties fo:font-style="italic" officeooo:rsid="19168136" officeooo:paragraph-rsid="19168136" style:font-style-asian="italic" style:font-style-complex="italic"/>
    </style:style>
    <style:style style:name="P216" style:family="paragraph" style:parent-style-name="Text_20_body" style:list-style-name="L81">
      <style:text-properties fo:font-style="italic" officeooo:rsid="1927fafa" officeooo:paragraph-rsid="1927fafa" style:font-style-asian="italic" style:font-style-complex="italic"/>
    </style:style>
    <style:style style:name="P217" style:family="paragraph" style:parent-style-name="Text_20_body" style:list-style-name="L81">
      <style:text-properties fo:font-style="italic" officeooo:rsid="192abc47" officeooo:paragraph-rsid="192ee47d" style:font-style-asian="italic" style:font-style-complex="italic"/>
    </style:style>
    <style:style style:name="P218" style:family="paragraph" style:parent-style-name="Text_20_body" style:list-style-name="L88">
      <style:text-properties fo:font-style="italic" officeooo:rsid="15426ded" officeooo:paragraph-rsid="17205437" style:font-style-asian="italic" style:font-style-complex="italic"/>
    </style:style>
    <style:style style:name="P219" style:family="paragraph" style:parent-style-name="Text_20_body" style:list-style-name="L88">
      <style:text-properties fo:font-style="italic" officeooo:rsid="179d54b0" officeooo:paragraph-rsid="179d54b0" style:font-style-asian="italic" style:font-style-complex="italic"/>
    </style:style>
    <style:style style:name="P220" style:family="paragraph" style:parent-style-name="Text_20_body" style:list-style-name="L91">
      <style:text-properties fo:font-style="italic" officeooo:rsid="14b72b10" officeooo:paragraph-rsid="17205437" style:font-style-asian="italic" style:font-style-complex="italic"/>
    </style:style>
    <style:style style:name="P221" style:family="paragraph" style:parent-style-name="Text_20_body" style:list-style-name="L91">
      <style:text-properties fo:font-style="italic" officeooo:rsid="18c97d53" officeooo:paragraph-rsid="18c97d53" style:font-style-asian="italic" style:font-style-complex="italic"/>
    </style:style>
    <style:style style:name="P222" style:family="paragraph" style:parent-style-name="Text_20_body" style:list-style-name="L91">
      <style:text-properties fo:font-style="italic" officeooo:rsid="18c8e7b8" officeooo:paragraph-rsid="18c8e7b8" style:font-style-asian="italic" style:font-style-complex="italic"/>
    </style:style>
    <style:style style:name="P223" style:family="paragraph" style:parent-style-name="Text_20_body" style:list-style-name="L95">
      <style:text-properties fo:font-style="italic" officeooo:rsid="17b228f5" officeooo:paragraph-rsid="187aba9b" style:font-style-asian="italic" style:font-style-complex="italic"/>
    </style:style>
    <style:style style:name="P224" style:family="paragraph" style:parent-style-name="Text_20_body" style:list-style-name="L96">
      <style:text-properties fo:font-style="italic" officeooo:rsid="18162dee" officeooo:paragraph-rsid="18162dee" style:font-style-asian="italic" style:font-style-complex="italic"/>
    </style:style>
    <style:style style:name="P225" style:family="paragraph" style:parent-style-name="Text_20_body" style:list-style-name="L99">
      <style:text-properties fo:font-style="italic" officeooo:rsid="14b80987" officeooo:paragraph-rsid="17205437" style:font-style-asian="italic" style:font-style-complex="italic"/>
    </style:style>
    <style:style style:name="P226" style:family="paragraph" style:parent-style-name="Text_20_body" style:list-style-name="L102">
      <style:text-properties fo:font-style="italic" officeooo:rsid="15b53645" officeooo:paragraph-rsid="17205437" style:font-style-asian="italic" style:font-style-complex="italic"/>
    </style:style>
    <style:style style:name="P227" style:family="paragraph" style:parent-style-name="Text_20_body" style:list-style-name="L103">
      <style:text-properties fo:font-style="italic" officeooo:rsid="17f2c093" officeooo:paragraph-rsid="17f2c093" style:font-style-asian="italic" style:font-style-complex="italic"/>
    </style:style>
    <style:style style:name="P228" style:family="paragraph" style:parent-style-name="Text_20_body">
      <style:text-properties fo:font-style="italic" officeooo:rsid="196af6b0" officeooo:paragraph-rsid="196af6b0" style:font-style-asian="italic" style:font-style-complex="italic"/>
    </style:style>
    <style:style style:name="P229" style:family="paragraph" style:parent-style-name="Text_20_body">
      <style:text-properties fo:font-style="italic" officeooo:rsid="19682f89" officeooo:paragraph-rsid="19d3a8f0" style:font-style-asian="italic" style:font-style-complex="italic"/>
    </style:style>
    <style:style style:name="P230" style:family="paragraph" style:parent-style-name="Text_20_body" style:list-style-name="L109">
      <style:text-properties fo:font-style="italic" officeooo:rsid="198998f7" officeooo:paragraph-rsid="198998f7" style:font-style-asian="italic" style:font-style-complex="italic"/>
    </style:style>
    <style:style style:name="P231" style:family="paragraph" style:parent-style-name="Text_20_body" style:list-style-name="L108">
      <style:text-properties fo:font-style="italic" officeooo:rsid="19870822" officeooo:paragraph-rsid="19870822" style:font-style-asian="italic" style:font-style-complex="italic"/>
    </style:style>
    <style:style style:name="P232" style:family="paragraph" style:parent-style-name="Text_20_body">
      <style:text-properties fo:font-style="italic" officeooo:rsid="19cdc9f0" officeooo:paragraph-rsid="19cdc9f0" style:font-style-asian="italic" style:font-style-complex="italic"/>
    </style:style>
    <style:style style:name="P233" style:family="paragraph" style:parent-style-name="Text_20_body" style:list-style-name="L109">
      <style:text-properties fo:font-style="italic" officeooo:rsid="19856c73" officeooo:paragraph-rsid="19d69cdb" style:font-style-asian="italic" style:font-style-complex="italic"/>
    </style:style>
    <style:style style:name="P234" style:family="paragraph" style:parent-style-name="Text_20_body">
      <style:text-properties fo:font-style="italic" officeooo:rsid="14c28908" officeooo:paragraph-rsid="1a0cd988" style:font-style-asian="italic" style:font-style-complex="italic"/>
    </style:style>
    <style:style style:name="P235" style:family="paragraph" style:parent-style-name="Text_20_body">
      <style:text-properties fo:font-style="italic" officeooo:rsid="1570c2b1" officeooo:paragraph-rsid="17205437" style:font-style-asian="italic" style:font-style-complex="italic"/>
    </style:style>
    <style:style style:name="P236" style:family="paragraph" style:parent-style-name="Text_20_body">
      <style:text-properties fo:font-style="italic" officeooo:rsid="15520144" officeooo:paragraph-rsid="17205437" style:font-style-asian="italic" style:font-style-complex="italic"/>
    </style:style>
    <style:style style:name="P237" style:family="paragraph" style:parent-style-name="Text_20_body">
      <style:text-properties fo:font-style="italic" officeooo:rsid="1a272546" officeooo:paragraph-rsid="1a272546" style:font-style-asian="italic" style:font-style-complex="italic"/>
    </style:style>
    <style:style style:name="P238" style:family="paragraph" style:parent-style-name="Text_20_body" style:list-style-name="L119">
      <style:text-properties fo:font-style="italic" officeooo:rsid="1a2c1f67" officeooo:paragraph-rsid="1a2c1f67" style:font-style-asian="italic" style:font-style-complex="italic"/>
    </style:style>
    <style:style style:name="P239" style:family="paragraph" style:parent-style-name="Text_20_body" style:list-style-name="L119">
      <style:text-properties fo:font-style="italic" officeooo:rsid="1a303286" officeooo:paragraph-rsid="1a339514" style:font-style-asian="italic" style:font-style-complex="italic"/>
    </style:style>
    <style:style style:name="P240" style:family="paragraph" style:parent-style-name="Text_20_body" style:list-style-name="L119">
      <style:text-properties fo:font-style="italic" officeooo:rsid="1a33d965" officeooo:paragraph-rsid="1a33d965" style:font-style-asian="italic" style:font-style-complex="italic"/>
    </style:style>
    <style:style style:name="P241" style:family="paragraph" style:parent-style-name="Text_20_body" style:list-style-name="L119">
      <style:text-properties fo:font-style="italic" officeooo:rsid="1a36bd1a" officeooo:paragraph-rsid="1a39e533" style:font-style-asian="italic" style:font-style-complex="italic"/>
    </style:style>
    <style:style style:name="P242" style:family="paragraph" style:parent-style-name="Text_20_body" style:list-style-name="L119">
      <style:text-properties fo:font-style="italic" officeooo:rsid="1a39f519" officeooo:paragraph-rsid="1a39f519" style:font-style-asian="italic" style:font-style-complex="italic"/>
    </style:style>
    <style:style style:name="P243" style:family="paragraph" style:parent-style-name="Text_20_body" style:list-style-name="L67">
      <style:text-properties fo:font-style="italic" style:text-underline-style="none" officeooo:rsid="15f88ec1" officeooo:paragraph-rsid="17205437" style:font-style-asian="italic" style:font-style-complex="italic"/>
    </style:style>
    <style:style style:name="P244" style:family="paragraph" style:parent-style-name="Text_20_body" style:list-style-name="L67">
      <style:text-properties fo:font-style="italic" style:text-underline-style="none" officeooo:rsid="15e6b6dc" officeooo:paragraph-rsid="17205437" style:font-style-asian="italic" style:font-style-complex="italic"/>
    </style:style>
    <style:style style:name="P245" style:family="paragraph" style:parent-style-name="Text_20_body" style:list-style-name="L68">
      <style:text-properties fo:font-style="italic" style:text-underline-style="none" officeooo:rsid="13af653d" officeooo:paragraph-rsid="19e334b1" style:font-style-asian="italic" style:font-style-complex="italic"/>
    </style:style>
    <style:style style:name="P246" style:family="paragraph" style:parent-style-name="Text_20_body" style:list-style-name="L2">
      <style:text-properties officeooo:rsid="18675967" officeooo:paragraph-rsid="18675967"/>
    </style:style>
    <style:style style:name="P247" style:family="paragraph" style:parent-style-name="Text_20_body" style:list-style-name="L2">
      <style:text-properties officeooo:rsid="1869a4fe" officeooo:paragraph-rsid="1869a4fe"/>
    </style:style>
    <style:style style:name="P248" style:family="paragraph" style:parent-style-name="Text_20_body" style:list-style-name="L2">
      <style:text-properties officeooo:rsid="184c5c69" officeooo:paragraph-rsid="184c5c69"/>
    </style:style>
    <style:style style:name="P249" style:family="paragraph" style:parent-style-name="Text_20_body" style:list-style-name="L2">
      <style:text-properties officeooo:rsid="184d3717" officeooo:paragraph-rsid="184d3717"/>
    </style:style>
    <style:style style:name="P250" style:family="paragraph" style:parent-style-name="Text_20_body" style:list-style-name="L2">
      <style:text-properties officeooo:rsid="1841bbfc" officeooo:paragraph-rsid="1841bbfc"/>
    </style:style>
    <style:style style:name="P251" style:family="paragraph" style:parent-style-name="Text_20_body" style:list-style-name="L2">
      <style:text-properties officeooo:rsid="1841d89c" officeooo:paragraph-rsid="1841d89c"/>
    </style:style>
    <style:style style:name="P252" style:family="paragraph" style:parent-style-name="Text_20_body" style:list-style-name="L2">
      <style:text-properties officeooo:rsid="1843a53b" officeooo:paragraph-rsid="1843a53b"/>
    </style:style>
    <style:style style:name="P253" style:family="paragraph" style:parent-style-name="Text_20_body" style:list-style-name="L2">
      <style:text-properties officeooo:rsid="14fe40c0" officeooo:paragraph-rsid="17205437"/>
    </style:style>
    <style:style style:name="P254" style:family="paragraph" style:parent-style-name="Text_20_body" style:list-style-name="L2">
      <style:text-properties officeooo:rsid="14ffff55" officeooo:paragraph-rsid="17205437"/>
    </style:style>
    <style:style style:name="P255" style:family="paragraph" style:parent-style-name="Text_20_body" style:list-style-name="L2">
      <style:text-properties officeooo:rsid="150217c2" officeooo:paragraph-rsid="17205437"/>
    </style:style>
    <style:style style:name="P256" style:family="paragraph" style:parent-style-name="Text_20_body" style:list-style-name="L2">
      <style:text-properties officeooo:rsid="15161d01" officeooo:paragraph-rsid="17205437"/>
    </style:style>
    <style:style style:name="P257" style:family="paragraph" style:parent-style-name="Text_20_body" style:list-style-name="L2">
      <style:text-properties style:text-line-through-style="solid" style:text-line-through-type="single" officeooo:rsid="15645808" officeooo:paragraph-rsid="17205437"/>
    </style:style>
    <style:style style:name="P258" style:family="paragraph" style:parent-style-name="Text_20_body" style:list-style-name="L2">
      <style:text-properties style:text-line-through-style="solid" style:text-line-through-type="single" officeooo:rsid="1564bac2" officeooo:paragraph-rsid="17205437"/>
    </style:style>
    <style:style style:name="P259" style:family="paragraph" style:parent-style-name="Text_20_body" style:list-style-name="L2">
      <style:text-properties style:text-line-through-style="solid" style:text-line-through-type="single" officeooo:rsid="1566b165" officeooo:paragraph-rsid="17205437"/>
    </style:style>
    <style:style style:name="P260" style:family="paragraph" style:parent-style-name="Text_20_body" style:list-style-name="L2">
      <style:text-properties officeooo:rsid="15a3b646" officeooo:paragraph-rsid="17205437"/>
    </style:style>
    <style:style style:name="P261" style:family="paragraph" style:parent-style-name="Text_20_body" style:list-style-name="L2">
      <style:text-properties officeooo:rsid="160397eb" officeooo:paragraph-rsid="17205437"/>
    </style:style>
    <style:style style:name="P262" style:family="paragraph" style:parent-style-name="Text_20_body" style:list-style-name="L2">
      <style:text-properties officeooo:rsid="1774aa63" officeooo:paragraph-rsid="1774aa63"/>
    </style:style>
    <style:style style:name="P263" style:family="paragraph" style:parent-style-name="Text_20_body" style:list-style-name="L2">
      <style:text-properties officeooo:rsid="17bad3d7" officeooo:paragraph-rsid="17bad3d7"/>
    </style:style>
    <style:style style:name="P264" style:family="paragraph" style:parent-style-name="Text_20_body" style:list-style-name="L3">
      <style:text-properties officeooo:rsid="14ee0a86" officeooo:paragraph-rsid="17205437"/>
    </style:style>
    <style:style style:name="P265" style:family="paragraph" style:parent-style-name="Text_20_body" style:list-style-name="L3">
      <style:text-properties officeooo:rsid="14cdc827" officeooo:paragraph-rsid="17205437"/>
    </style:style>
    <style:style style:name="P266" style:family="paragraph" style:parent-style-name="Text_20_body" style:list-style-name="L3">
      <style:text-properties officeooo:rsid="14c0a5d1" officeooo:paragraph-rsid="17205437"/>
    </style:style>
    <style:style style:name="P267" style:family="paragraph" style:parent-style-name="Text_20_body" style:list-style-name="L4">
      <style:text-properties officeooo:rsid="14a8e34b" officeooo:paragraph-rsid="17205437"/>
    </style:style>
    <style:style style:name="P268" style:family="paragraph" style:parent-style-name="Text_20_body" style:list-style-name="L5">
      <style:text-properties officeooo:rsid="14299eea" officeooo:paragraph-rsid="17205437"/>
    </style:style>
    <style:style style:name="P269" style:family="paragraph" style:parent-style-name="Text_20_body" style:list-style-name="L5">
      <style:text-properties officeooo:rsid="1425ce6e" officeooo:paragraph-rsid="17205437"/>
    </style:style>
    <style:style style:name="P270" style:family="paragraph" style:parent-style-name="Text_20_body" style:list-style-name="L6">
      <style:text-properties officeooo:rsid="1421d79d" officeooo:paragraph-rsid="17205437"/>
    </style:style>
    <style:style style:name="P271" style:family="paragraph" style:parent-style-name="Text_20_body" style:list-style-name="L6">
      <style:text-properties officeooo:rsid="1401abe5" officeooo:paragraph-rsid="17205437"/>
    </style:style>
    <style:style style:name="P272" style:family="paragraph" style:parent-style-name="Text_20_body" style:list-style-name="L6">
      <style:text-properties officeooo:rsid="140239ae" officeooo:paragraph-rsid="17205437"/>
    </style:style>
    <style:style style:name="P273" style:family="paragraph" style:parent-style-name="Text_20_body" style:list-style-name="L6">
      <style:text-properties officeooo:rsid="140b8728" officeooo:paragraph-rsid="17205437"/>
    </style:style>
    <style:style style:name="P274" style:family="paragraph" style:parent-style-name="Text_20_body" style:list-style-name="L7">
      <style:text-properties officeooo:rsid="1303a9b7" officeooo:paragraph-rsid="17205437"/>
    </style:style>
    <style:style style:name="P275" style:family="paragraph" style:parent-style-name="Text_20_body" style:list-style-name="L7">
      <style:text-properties officeooo:rsid="1334e306" officeooo:paragraph-rsid="17205437"/>
    </style:style>
    <style:style style:name="P276" style:family="paragraph" style:parent-style-name="Text_20_body" style:list-style-name="L7">
      <style:text-properties officeooo:rsid="1316bfe7" officeooo:paragraph-rsid="17205437"/>
    </style:style>
    <style:style style:name="P277" style:family="paragraph" style:parent-style-name="Text_20_body" style:list-style-name="L8">
      <style:text-properties officeooo:rsid="1273419a" officeooo:paragraph-rsid="17205437"/>
    </style:style>
    <style:style style:name="P278" style:family="paragraph" style:parent-style-name="Text_20_body" style:list-style-name="L8">
      <style:text-properties officeooo:rsid="1274c195" officeooo:paragraph-rsid="17205437"/>
    </style:style>
    <style:style style:name="P279" style:family="paragraph" style:parent-style-name="Text_20_body" style:list-style-name="L8">
      <style:text-properties officeooo:rsid="1276d8f4" officeooo:paragraph-rsid="17205437"/>
    </style:style>
    <style:style style:name="P280" style:family="paragraph" style:parent-style-name="Text_20_body" style:list-style-name="L8">
      <style:text-properties officeooo:rsid="1275c471" officeooo:paragraph-rsid="17205437"/>
    </style:style>
    <style:style style:name="P281" style:family="paragraph" style:parent-style-name="Text_20_body" style:list-style-name="L9">
      <style:text-properties officeooo:paragraph-rsid="17205437"/>
    </style:style>
    <style:style style:name="P282" style:family="paragraph" style:parent-style-name="Text_20_body" style:list-style-name="L9">
      <style:text-properties officeooo:rsid="1286f93b" officeooo:paragraph-rsid="17205437"/>
    </style:style>
    <style:style style:name="P283" style:family="paragraph" style:parent-style-name="Text_20_body" style:list-style-name="L9">
      <style:text-properties fo:font-weight="normal" officeooo:rsid="127083fa" officeooo:paragraph-rsid="17205437" style:font-weight-asian="normal" style:font-weight-complex="normal"/>
    </style:style>
    <style:style style:name="P284" style:family="paragraph" style:parent-style-name="Text_20_body" style:list-style-name="L9">
      <style:text-properties fo:font-weight="normal" officeooo:rsid="141fe3e6" officeooo:paragraph-rsid="17205437" style:font-weight-asian="normal" style:font-weight-complex="normal"/>
    </style:style>
    <style:style style:name="P285" style:family="paragraph" style:parent-style-name="Text_20_body" style:list-style-name="L10">
      <style:text-properties officeooo:rsid="13d144e5" officeooo:paragraph-rsid="17205437"/>
    </style:style>
    <style:style style:name="P286" style:family="paragraph" style:parent-style-name="Text_20_body" style:list-style-name="L11">
      <style:text-properties officeooo:rsid="130620e1" officeooo:paragraph-rsid="17205437"/>
    </style:style>
    <style:style style:name="P287" style:family="paragraph" style:parent-style-name="Text_20_body" style:list-style-name="L12">
      <style:text-properties officeooo:rsid="12fd453b" officeooo:paragraph-rsid="17205437"/>
    </style:style>
    <style:style style:name="P288" style:family="paragraph" style:parent-style-name="Text_20_body" style:list-style-name="L12">
      <style:text-properties officeooo:rsid="12fe7ff5" officeooo:paragraph-rsid="17205437"/>
    </style:style>
    <style:style style:name="P289" style:family="paragraph" style:parent-style-name="Text_20_body" style:list-style-name="L12">
      <style:text-properties officeooo:rsid="11f883a3" officeooo:paragraph-rsid="17205437"/>
    </style:style>
    <style:style style:name="P290" style:family="paragraph" style:parent-style-name="Text_20_body" style:list-style-name="L13">
      <style:text-properties officeooo:rsid="128e0816" officeooo:paragraph-rsid="17205437"/>
    </style:style>
    <style:style style:name="P291" style:family="paragraph" style:parent-style-name="Text_20_body" style:list-style-name="L13">
      <style:text-properties officeooo:rsid="12917320" officeooo:paragraph-rsid="17205437"/>
    </style:style>
    <style:style style:name="P292" style:family="paragraph" style:parent-style-name="Text_20_body" style:list-style-name="L14">
      <style:text-properties officeooo:rsid="14585935" officeooo:paragraph-rsid="17205437"/>
    </style:style>
    <style:style style:name="P293" style:family="paragraph" style:parent-style-name="Text_20_body" style:list-style-name="L15">
      <style:text-properties officeooo:rsid="14585935" officeooo:paragraph-rsid="17205437"/>
    </style:style>
    <style:style style:name="P294" style:family="paragraph" style:parent-style-name="Text_20_body" style:list-style-name="L15">
      <style:text-properties officeooo:rsid="1455f337" officeooo:paragraph-rsid="17205437"/>
    </style:style>
    <style:style style:name="P295" style:family="paragraph" style:parent-style-name="Text_20_body" style:list-style-name="L15">
      <style:text-properties officeooo:rsid="145c504d" officeooo:paragraph-rsid="17205437"/>
    </style:style>
    <style:style style:name="P296" style:family="paragraph" style:parent-style-name="Text_20_body" style:list-style-name="L15">
      <style:text-properties officeooo:rsid="145722f9" officeooo:paragraph-rsid="17205437"/>
    </style:style>
    <style:style style:name="P297" style:family="paragraph" style:parent-style-name="Text_20_body" style:list-style-name="L15">
      <style:text-properties officeooo:rsid="14d3e335" officeooo:paragraph-rsid="17205437"/>
    </style:style>
    <style:style style:name="P298" style:family="paragraph" style:parent-style-name="Text_20_body" style:list-style-name="L15">
      <style:text-properties officeooo:rsid="14d526cd" officeooo:paragraph-rsid="17205437"/>
    </style:style>
    <style:style style:name="P299" style:family="paragraph" style:parent-style-name="Text_20_body" style:list-style-name="L15">
      <style:text-properties officeooo:rsid="14641de2" officeooo:paragraph-rsid="17205437"/>
    </style:style>
    <style:style style:name="P300" style:family="paragraph" style:parent-style-name="Text_20_body" style:list-style-name="L68">
      <style:text-properties officeooo:rsid="13bcbb86" officeooo:paragraph-rsid="19fb4a20"/>
    </style:style>
    <style:style style:name="P301" style:family="paragraph" style:parent-style-name="Text_20_body" style:list-style-name="L68">
      <style:text-properties officeooo:rsid="15e5b40e" officeooo:paragraph-rsid="19e334b1"/>
    </style:style>
    <style:style style:name="P302" style:family="paragraph" style:parent-style-name="Text_20_body" style:list-style-name="L23">
      <style:text-properties fo:font-style="normal" officeooo:rsid="13718a2c" officeooo:paragraph-rsid="17205437" style:font-style-asian="normal" style:font-style-complex="normal"/>
    </style:style>
    <style:style style:name="P303" style:family="paragraph" style:parent-style-name="Text_20_body" style:list-style-name="L27">
      <style:text-properties fo:font-style="normal" officeooo:rsid="13746450" officeooo:paragraph-rsid="17205437" style:font-style-asian="normal" style:font-style-complex="normal"/>
    </style:style>
    <style:style style:name="P304" style:family="paragraph" style:parent-style-name="Text_20_body" style:list-style-name="L28">
      <style:text-properties fo:font-style="normal" officeooo:rsid="144f4c5e" officeooo:paragraph-rsid="17205437" style:font-style-asian="normal" style:font-style-complex="normal"/>
    </style:style>
    <style:style style:name="P305" style:family="paragraph" style:parent-style-name="Text_20_body" style:list-style-name="L29">
      <style:text-properties fo:font-style="normal" officeooo:rsid="132529fa" officeooo:paragraph-rsid="17205437" style:font-style-asian="normal" style:font-style-complex="normal"/>
    </style:style>
    <style:style style:name="P306" style:family="paragraph" style:parent-style-name="Text_20_body" style:list-style-name="L31">
      <style:text-properties fo:font-style="normal" officeooo:rsid="131ed09e" officeooo:paragraph-rsid="17205437" style:font-style-asian="normal" style:font-style-complex="normal"/>
    </style:style>
    <style:style style:name="P307" style:family="paragraph" style:parent-style-name="Text_20_body" style:list-style-name="L31">
      <style:text-properties fo:font-style="normal" officeooo:rsid="1338cf47" officeooo:paragraph-rsid="17205437" style:font-style-asian="normal" style:font-style-complex="normal"/>
    </style:style>
    <style:style style:name="P308" style:family="paragraph" style:parent-style-name="Text_20_body" style:list-style-name="L32">
      <style:text-properties fo:font-style="normal" officeooo:rsid="130b426a" officeooo:paragraph-rsid="17205437" style:font-style-asian="normal" style:font-style-complex="normal"/>
    </style:style>
    <style:style style:name="P309" style:family="paragraph" style:parent-style-name="Text_20_body" style:list-style-name="L54">
      <style:text-properties fo:font-style="normal" officeooo:rsid="18a52033" officeooo:paragraph-rsid="1908efad" style:font-style-asian="normal" style:font-style-complex="normal"/>
    </style:style>
    <style:style style:name="P310" style:family="paragraph" style:parent-style-name="Text_20_body" style:list-style-name="L55">
      <style:text-properties fo:font-style="normal" officeooo:rsid="1906ea01" officeooo:paragraph-rsid="1906ea01" style:font-style-asian="normal" style:font-style-complex="normal"/>
    </style:style>
    <style:style style:name="P311" style:family="paragraph" style:parent-style-name="Text_20_body" style:list-style-name="L57">
      <style:text-properties fo:font-style="normal" officeooo:rsid="18a72360" officeooo:paragraph-rsid="18a72360" style:font-style-asian="normal" style:font-style-complex="normal"/>
    </style:style>
    <style:style style:name="P312" style:family="paragraph" style:parent-style-name="Text_20_body" style:list-style-name="L58">
      <style:text-properties fo:font-style="normal" officeooo:rsid="18d732a7" officeooo:paragraph-rsid="18d732a7" style:font-style-asian="normal" style:font-style-complex="normal"/>
    </style:style>
    <style:style style:name="P313" style:family="paragraph" style:parent-style-name="Text_20_body" style:list-style-name="L58">
      <style:text-properties fo:font-style="normal" officeooo:rsid="18d199ee" officeooo:paragraph-rsid="18d199ee" style:font-style-asian="normal" style:font-style-complex="normal"/>
    </style:style>
    <style:style style:name="P314" style:family="paragraph" style:parent-style-name="Text_20_body" style:list-style-name="L58">
      <style:text-properties fo:font-style="normal" officeooo:rsid="18d25fda" officeooo:paragraph-rsid="18d25fda" style:font-style-asian="normal" style:font-style-complex="normal"/>
    </style:style>
    <style:style style:name="P315" style:family="paragraph" style:parent-style-name="Text_20_body" style:list-style-name="L58">
      <style:text-properties fo:font-style="normal" officeooo:rsid="18cf0f68" officeooo:paragraph-rsid="18cf0f68" style:font-style-asian="normal" style:font-style-complex="normal"/>
    </style:style>
    <style:style style:name="P316" style:family="paragraph" style:parent-style-name="Text_20_body" style:list-style-name="L59">
      <style:text-properties fo:font-style="normal" officeooo:rsid="18bc925c" officeooo:paragraph-rsid="18bc925c" style:font-style-asian="normal" style:font-style-complex="normal"/>
    </style:style>
    <style:style style:name="P317" style:family="paragraph" style:parent-style-name="Text_20_body" style:list-style-name="L59">
      <style:text-properties fo:font-style="normal" officeooo:rsid="18be8a95" officeooo:paragraph-rsid="18be8a95" style:font-style-asian="normal" style:font-style-complex="normal"/>
    </style:style>
    <style:style style:name="P318" style:family="paragraph" style:parent-style-name="Text_20_body" style:list-style-name="L59">
      <style:text-properties fo:font-style="normal" officeooo:rsid="18c0178d" officeooo:paragraph-rsid="18c0178d" style:font-style-asian="normal" style:font-style-complex="normal"/>
    </style:style>
    <style:style style:name="P319" style:family="paragraph" style:parent-style-name="Text_20_body" style:list-style-name="L59">
      <style:text-properties fo:font-style="normal" officeooo:rsid="18db3469" officeooo:paragraph-rsid="18db3469" style:font-style-asian="normal" style:font-style-complex="normal"/>
    </style:style>
    <style:style style:name="P320" style:family="paragraph" style:parent-style-name="Text_20_body" style:list-style-name="L59">
      <style:text-properties fo:font-style="normal" officeooo:rsid="190044d7" officeooo:paragraph-rsid="190044d7" style:font-style-asian="normal" style:font-style-complex="normal"/>
    </style:style>
    <style:style style:name="P321" style:family="paragraph" style:parent-style-name="Text_20_body" style:list-style-name="L63">
      <style:text-properties fo:font-style="normal" officeooo:rsid="18f8f928" officeooo:paragraph-rsid="18f8f928" style:font-style-asian="normal" style:font-style-complex="normal"/>
    </style:style>
    <style:style style:name="P322" style:family="paragraph" style:parent-style-name="Text_20_body">
      <style:text-properties fo:font-style="normal" officeooo:rsid="192584cc" officeooo:paragraph-rsid="192584cc" style:font-style-asian="normal" style:font-style-complex="normal"/>
    </style:style>
    <style:style style:name="P323" style:family="paragraph" style:parent-style-name="Text_20_body" style:list-style-name="L64">
      <style:text-properties fo:font-style="normal" officeooo:rsid="1538965f" officeooo:paragraph-rsid="17205437" style:font-style-asian="normal" style:font-style-complex="normal"/>
    </style:style>
    <style:style style:name="P324" style:family="paragraph" style:parent-style-name="Text_20_body" style:list-style-name="L65">
      <style:text-properties fo:font-style="normal" officeooo:rsid="1533db2f" officeooo:paragraph-rsid="17205437" style:font-style-asian="normal" style:font-style-complex="normal"/>
    </style:style>
    <style:style style:name="P325" style:family="paragraph" style:parent-style-name="Text_20_body" style:list-style-name="L69">
      <style:text-properties fo:font-style="normal" officeooo:rsid="17535250" officeooo:paragraph-rsid="17535250" style:font-style-asian="normal" style:font-style-complex="normal"/>
    </style:style>
    <style:style style:name="P326" style:family="paragraph" style:parent-style-name="Text_20_body" style:list-style-name="L69">
      <style:text-properties fo:font-style="normal" officeooo:rsid="1755ab69" officeooo:paragraph-rsid="1755ab69" style:font-style-asian="normal" style:font-style-complex="normal"/>
    </style:style>
    <style:style style:name="P327" style:family="paragraph" style:parent-style-name="Text_20_body" style:list-style-name="L74">
      <style:text-properties fo:font-style="normal" officeooo:rsid="17e3cebd" officeooo:paragraph-rsid="17e3cebd" style:font-style-asian="normal" style:font-style-complex="normal"/>
    </style:style>
    <style:style style:name="P328" style:family="paragraph" style:parent-style-name="Text_20_body" style:list-style-name="L76">
      <style:text-properties fo:font-style="normal" officeooo:rsid="1911c1aa" officeooo:paragraph-rsid="19100872" style:font-style-asian="normal" style:font-style-complex="normal"/>
    </style:style>
    <style:style style:name="P329" style:family="paragraph" style:parent-style-name="Text_20_body" style:list-style-name="L76">
      <style:text-properties fo:font-style="normal" officeooo:rsid="1911c1aa" officeooo:paragraph-rsid="1913d283" style:font-style-asian="normal" style:font-style-complex="normal"/>
    </style:style>
    <style:style style:name="P330" style:family="paragraph" style:parent-style-name="Text_20_body" style:list-style-name="L76">
      <style:text-properties fo:font-style="normal" officeooo:rsid="1913d283" officeooo:paragraph-rsid="1913d283" style:font-style-asian="normal" style:font-style-complex="normal"/>
    </style:style>
    <style:style style:name="P331" style:family="paragraph" style:parent-style-name="Text_20_body" style:list-style-name="L76">
      <style:text-properties fo:font-style="normal" officeooo:rsid="1913f8c2" officeooo:paragraph-rsid="1913f8c2" style:font-style-asian="normal" style:font-style-complex="normal"/>
    </style:style>
    <style:style style:name="P332" style:family="paragraph" style:parent-style-name="Text_20_body" style:list-style-name="L80">
      <style:text-properties fo:font-style="normal" officeooo:rsid="19324c2b" officeooo:paragraph-rsid="19324c2b" style:font-style-asian="normal" style:font-style-complex="normal"/>
    </style:style>
    <style:style style:name="P333" style:family="paragraph" style:parent-style-name="Text_20_body" style:list-style-name="L80">
      <style:text-properties fo:font-style="normal" officeooo:rsid="19324c2b" officeooo:paragraph-rsid="19345964" style:font-style-asian="normal" style:font-style-complex="normal"/>
    </style:style>
    <style:style style:name="P334" style:family="paragraph" style:parent-style-name="Text_20_body" style:list-style-name="L92">
      <style:text-properties fo:font-style="normal" officeooo:rsid="17b74c9b" officeooo:paragraph-rsid="17b74c9b" style:font-style-asian="normal" style:font-style-complex="normal"/>
    </style:style>
    <style:style style:name="P335" style:family="paragraph" style:parent-style-name="Text_20_body" style:list-style-name="L92">
      <style:text-properties fo:font-style="normal" officeooo:rsid="1828c7fa" officeooo:paragraph-rsid="1828c7fa" style:font-style-asian="normal" style:font-style-complex="normal"/>
    </style:style>
    <style:style style:name="P336" style:family="paragraph" style:parent-style-name="Text_20_body" style:list-style-name="L98">
      <style:text-properties fo:font-style="normal" officeooo:rsid="181bac4f" officeooo:paragraph-rsid="181bac4f" style:font-style-asian="normal" style:font-style-complex="normal"/>
    </style:style>
    <style:style style:name="P337" style:family="paragraph" style:parent-style-name="Text_20_body" style:list-style-name="L98">
      <style:text-properties fo:font-style="normal" officeooo:rsid="181bac4f" officeooo:paragraph-rsid="182393a7" style:font-style-asian="normal" style:font-style-complex="normal"/>
    </style:style>
    <style:style style:name="P338" style:family="paragraph" style:parent-style-name="Text_20_body" style:list-style-name="L98">
      <style:text-properties fo:font-style="normal" officeooo:rsid="18259e4c" officeooo:paragraph-rsid="18259e4c" style:font-style-asian="normal" style:font-style-complex="normal"/>
    </style:style>
    <style:style style:name="P339" style:family="paragraph" style:parent-style-name="Text_20_body" style:list-style-name="L100">
      <style:text-properties fo:font-style="normal" officeooo:rsid="17c5a5ad" officeooo:paragraph-rsid="17d55e87" style:font-style-asian="normal" style:font-style-complex="normal"/>
    </style:style>
    <style:style style:name="P340" style:family="paragraph" style:parent-style-name="Text_20_body" style:list-style-name="L101">
      <style:text-properties fo:font-style="normal" officeooo:rsid="17c5a5ad" officeooo:paragraph-rsid="17c5a5ad" style:font-style-asian="normal" style:font-style-complex="normal"/>
    </style:style>
    <style:style style:name="P341" style:family="paragraph" style:parent-style-name="Text_20_body" style:list-style-name="L100">
      <style:text-properties fo:font-style="normal" officeooo:rsid="17c8737a" officeooo:paragraph-rsid="17d55e87" style:font-style-asian="normal" style:font-style-complex="normal"/>
    </style:style>
    <style:style style:name="P342" style:family="paragraph" style:parent-style-name="Text_20_body" style:list-style-name="L101">
      <style:text-properties fo:font-style="normal" officeooo:rsid="17c8737a" officeooo:paragraph-rsid="17c8737a" style:font-style-asian="normal" style:font-style-complex="normal"/>
    </style:style>
    <style:style style:name="P343" style:family="paragraph" style:parent-style-name="Text_20_body" style:list-style-name="L101">
      <style:text-properties fo:font-style="normal" officeooo:rsid="17c0f50a" officeooo:paragraph-rsid="17c0f50a" style:font-style-asian="normal" style:font-style-complex="normal"/>
    </style:style>
    <style:style style:name="P344" style:family="paragraph" style:parent-style-name="Text_20_body" style:list-style-name="L101">
      <style:text-properties fo:font-style="normal" officeooo:rsid="17c2b6ff" officeooo:paragraph-rsid="17c2b6ff" style:font-style-asian="normal" style:font-style-complex="normal"/>
    </style:style>
    <style:style style:name="P345" style:family="paragraph" style:parent-style-name="Text_20_body" style:list-style-name="L101">
      <style:text-properties fo:font-style="normal" officeooo:rsid="17c3e250" officeooo:paragraph-rsid="17c3e250" style:font-style-asian="normal" style:font-style-complex="normal"/>
    </style:style>
    <style:style style:name="P346" style:family="paragraph" style:parent-style-name="Text_20_body" style:list-style-name="L102">
      <style:text-properties fo:font-style="normal" officeooo:rsid="15b6ad61" officeooo:paragraph-rsid="17205437" style:font-style-asian="normal" style:font-style-complex="normal"/>
    </style:style>
    <style:style style:name="P347" style:family="paragraph" style:parent-style-name="Text_20_body" style:list-style-name="L102">
      <style:text-properties fo:font-style="normal" officeooo:rsid="15b8a048" officeooo:paragraph-rsid="17205437" style:font-style-asian="normal" style:font-style-complex="normal"/>
    </style:style>
    <style:style style:name="P348" style:family="paragraph" style:parent-style-name="Text_20_body" style:list-style-name="L102">
      <style:text-properties fo:font-style="normal" officeooo:rsid="15b4f068" officeooo:paragraph-rsid="17205437" style:font-style-asian="normal" style:font-style-complex="normal"/>
    </style:style>
    <style:style style:name="P349" style:family="paragraph" style:parent-style-name="Text_20_body" style:list-style-name="L74">
      <style:text-properties fo:font-style="normal" officeooo:rsid="17eee72b" officeooo:paragraph-rsid="17f0c916" style:font-style-asian="normal" style:font-style-complex="normal"/>
    </style:style>
    <style:style style:name="P350" style:family="paragraph" style:parent-style-name="Text_20_body" style:list-style-name="L104">
      <style:text-properties fo:font-style="normal" officeooo:rsid="18059df4" officeooo:paragraph-rsid="18059df4" style:font-style-asian="normal" style:font-style-complex="normal"/>
    </style:style>
    <style:style style:name="P351" style:family="paragraph" style:parent-style-name="Text_20_body" style:list-style-name="L108">
      <style:text-properties fo:font-style="normal" officeooo:rsid="19910f6e" officeooo:paragraph-rsid="19910f6e" style:font-style-asian="normal" style:font-style-complex="normal"/>
    </style:style>
    <style:style style:name="P352" style:family="paragraph" style:parent-style-name="Text_20_body" style:list-style-name="L108">
      <style:text-properties fo:font-style="normal" officeooo:rsid="19910f6e" officeooo:paragraph-rsid="19d5448a" style:font-style-asian="normal" style:font-style-complex="normal"/>
    </style:style>
    <style:style style:name="P353" style:family="paragraph" style:parent-style-name="Text_20_body" style:list-style-name="L108">
      <style:text-properties fo:font-style="normal" officeooo:rsid="1992da9d" officeooo:paragraph-rsid="1992da9d" style:font-style-asian="normal" style:font-style-complex="normal"/>
    </style:style>
    <style:style style:name="P354" style:family="paragraph" style:parent-style-name="Text_20_body" style:list-style-name="L97">
      <style:text-properties fo:font-style="normal" fo:font-weight="normal" officeooo:rsid="1814175e" officeooo:paragraph-rsid="1821a2be" style:font-style-asian="normal" style:font-weight-asian="normal" style:font-style-complex="normal" style:font-weight-complex="normal"/>
    </style:style>
    <style:style style:name="P355" style:family="paragraph" style:parent-style-name="Text_20_body" style:list-style-name="L24">
      <style:text-properties officeooo:rsid="144bec07" officeooo:paragraph-rsid="17205437"/>
    </style:style>
    <style:style style:name="P356" style:family="paragraph" style:parent-style-name="Text_20_body" style:list-style-name="L29">
      <style:text-properties officeooo:rsid="1388db79" officeooo:paragraph-rsid="17205437"/>
    </style:style>
    <style:style style:name="P357" style:family="paragraph" style:parent-style-name="Text_20_body" style:list-style-name="L30">
      <style:text-properties officeooo:rsid="12b63083" officeooo:paragraph-rsid="17205437"/>
    </style:style>
    <style:style style:name="P358" style:family="paragraph" style:parent-style-name="Text_20_body" style:list-style-name="L29">
      <style:text-properties officeooo:rsid="1385cdc2" officeooo:paragraph-rsid="17205437"/>
    </style:style>
    <style:style style:name="P359" style:family="paragraph" style:parent-style-name="Text_20_body" style:list-style-name="L31">
      <style:text-properties officeooo:paragraph-rsid="17205437"/>
    </style:style>
    <style:style style:name="P360" style:family="paragraph" style:parent-style-name="Text_20_body" style:list-style-name="L33">
      <style:text-properties officeooo:rsid="123893eb" officeooo:paragraph-rsid="17205437"/>
    </style:style>
    <style:style style:name="P361" style:family="paragraph" style:parent-style-name="Text_20_body" style:list-style-name="L33">
      <style:text-properties officeooo:rsid="1355318b" officeooo:paragraph-rsid="17205437"/>
    </style:style>
    <style:style style:name="P362" style:family="paragraph" style:parent-style-name="Text_20_body" style:list-style-name="L34">
      <style:text-properties officeooo:rsid="121d489c" officeooo:paragraph-rsid="17205437"/>
    </style:style>
    <style:style style:name="P363" style:family="paragraph" style:parent-style-name="Text_20_body" style:list-style-name="L34">
      <style:text-properties officeooo:rsid="121e55d2" officeooo:paragraph-rsid="17205437"/>
    </style:style>
    <style:style style:name="P364" style:family="paragraph" style:parent-style-name="Text_20_body" style:list-style-name="L35">
      <style:text-properties officeooo:rsid="126b445a" officeooo:paragraph-rsid="17205437"/>
    </style:style>
    <style:style style:name="P365" style:family="paragraph" style:parent-style-name="Text_20_body" style:list-style-name="L36">
      <style:text-properties officeooo:rsid="12a3d861" officeooo:paragraph-rsid="17205437"/>
    </style:style>
    <style:style style:name="P366" style:family="paragraph" style:parent-style-name="Text_20_body" style:list-style-name="L36">
      <style:text-properties officeooo:rsid="12a50af8" officeooo:paragraph-rsid="17205437"/>
    </style:style>
    <style:style style:name="P367" style:family="paragraph" style:parent-style-name="Text_20_body" style:list-style-name="L36">
      <style:text-properties officeooo:rsid="12a97490" officeooo:paragraph-rsid="17205437"/>
    </style:style>
    <style:style style:name="P368" style:family="paragraph" style:parent-style-name="Text_20_body" style:list-style-name="L37">
      <style:text-properties officeooo:rsid="12df198a" officeooo:paragraph-rsid="17205437"/>
    </style:style>
    <style:style style:name="P369" style:family="paragraph" style:parent-style-name="Text_20_body" style:list-style-name="L37">
      <style:text-properties officeooo:rsid="12e12c35" officeooo:paragraph-rsid="17205437"/>
    </style:style>
    <style:style style:name="P370" style:family="paragraph" style:parent-style-name="Text_20_body" style:list-style-name="L37">
      <style:text-properties officeooo:rsid="12e297bb" officeooo:paragraph-rsid="17205437"/>
    </style:style>
    <style:style style:name="P371" style:family="paragraph" style:parent-style-name="Text_20_body" style:list-style-name="L37">
      <style:text-properties officeooo:rsid="13fd3fbb" officeooo:paragraph-rsid="17205437"/>
    </style:style>
    <style:style style:name="P372" style:family="paragraph" style:parent-style-name="Text_20_body" style:list-style-name="L39"/>
    <style:style style:name="P373" style:family="paragraph" style:parent-style-name="Text_20_body" style:list-style-name="L39">
      <style:text-properties officeooo:paragraph-rsid="1a167851"/>
    </style:style>
    <style:style style:name="P374" style:family="paragraph" style:parent-style-name="Text_20_body" style:list-style-name="L40">
      <style:text-properties officeooo:rsid="1572e53f" officeooo:paragraph-rsid="17205437"/>
    </style:style>
    <style:style style:name="P375" style:family="paragraph" style:parent-style-name="Text_20_body" style:list-style-name="L40">
      <style:text-properties officeooo:rsid="120966f5" officeooo:paragraph-rsid="17205437"/>
    </style:style>
    <style:style style:name="P376" style:family="paragraph" style:parent-style-name="Text_20_body" style:list-style-name="L40">
      <style:text-properties officeooo:rsid="1579f5c3" officeooo:paragraph-rsid="17205437"/>
    </style:style>
    <style:style style:name="P377" style:family="paragraph" style:parent-style-name="Text_20_body" style:list-style-name="L40">
      <style:text-properties officeooo:rsid="1579f5c3" officeooo:paragraph-rsid="1a226e13"/>
    </style:style>
    <style:style style:name="P378" style:family="paragraph" style:parent-style-name="Text_20_body" style:list-style-name="L67">
      <style:text-properties fo:language="cs" fo:country="CZ" fo:font-style="italic" style:text-underline-style="none" officeooo:rsid="12933252" officeooo:paragraph-rsid="176ba4f0" style:font-style-asian="italic" style:font-style-complex="italic"/>
    </style:style>
    <style:style style:name="P379" style:family="paragraph" style:parent-style-name="Text_20_body" style:list-style-name="L74">
      <style:text-properties fo:language="cs" fo:country="CZ" fo:font-style="italic" officeooo:rsid="17e3d595" officeooo:paragraph-rsid="17e3d595" style:font-style-asian="italic" style:font-style-complex="italic"/>
    </style:style>
    <style:style style:name="P380" style:family="paragraph" style:parent-style-name="Text_20_body" style:list-style-name="L75">
      <style:text-properties fo:language="cs" fo:country="CZ" fo:font-style="italic" officeooo:rsid="17e6c942" officeooo:paragraph-rsid="17ca5d5b" style:font-style-asian="italic" style:font-style-complex="italic"/>
    </style:style>
    <style:style style:name="P381" style:family="paragraph" style:parent-style-name="Text_20_body" style:list-style-name="L103">
      <style:text-properties fo:language="cs" fo:country="CZ" fo:font-style="italic" officeooo:rsid="17f0c8c4" officeooo:paragraph-rsid="17f2c093" style:font-style-asian="italic" style:font-style-complex="italic"/>
    </style:style>
    <style:style style:name="P382" style:family="paragraph" style:parent-style-name="Text_20_body" style:list-style-name="L67">
      <style:text-properties fo:language="cs" fo:country="CZ" fo:font-style="normal" style:text-underline-style="none" officeooo:rsid="176d0676" officeooo:paragraph-rsid="17708b81" style:font-style-asian="normal" style:font-style-complex="normal"/>
    </style:style>
    <style:style style:name="P383" style:family="paragraph" style:parent-style-name="Text_20_body" style:list-style-name="L67">
      <style:text-properties fo:language="cs" fo:country="CZ" fo:font-style="normal" style:text-underline-style="none" officeooo:rsid="177b6a42" officeooo:paragraph-rsid="177b6a42" style:font-style-asian="normal" style:font-style-complex="normal"/>
    </style:style>
    <style:style style:name="P384" style:family="paragraph" style:parent-style-name="Text_20_body" style:list-style-name="L67">
      <style:text-properties fo:language="cs" fo:country="CZ" fo:font-style="normal" style:text-underline-style="none" officeooo:rsid="17708b81" officeooo:paragraph-rsid="17708b81" style:font-style-asian="normal" style:font-style-complex="normal"/>
    </style:style>
    <style:style style:name="P385" style:family="paragraph" style:parent-style-name="Text_20_body" style:list-style-name="L67">
      <style:text-properties fo:language="cs" fo:country="CZ" fo:font-style="normal" style:text-underline-style="none" officeooo:rsid="1768b3b8" officeooo:paragraph-rsid="1792cc62" style:font-style-asian="normal" style:font-style-complex="normal"/>
    </style:style>
    <style:style style:name="P386" style:family="paragraph" style:parent-style-name="Text_20_body" style:list-style-name="L69">
      <style:text-properties fo:language="cs" fo:country="CZ" fo:font-style="normal" style:text-underline-style="none" officeooo:rsid="1752318a" officeooo:paragraph-rsid="1752318a" style:font-style-asian="normal" style:font-style-complex="normal"/>
    </style:style>
    <style:style style:name="P387" style:family="paragraph" style:parent-style-name="Text_20_body" style:list-style-name="L69">
      <style:text-properties fo:language="cs" fo:country="CZ" fo:font-style="normal" style:text-underline-style="none" officeooo:rsid="17535250" officeooo:paragraph-rsid="17535250" style:font-style-asian="normal" style:font-style-complex="normal"/>
    </style:style>
    <style:style style:name="P388" style:family="paragraph" style:parent-style-name="Text_20_body" style:list-style-name="L69">
      <style:text-properties fo:language="cs" fo:country="CZ" fo:font-style="normal" style:text-underline-style="none" officeooo:rsid="17545d44" officeooo:paragraph-rsid="17545d44" style:font-style-asian="normal" style:font-style-complex="normal"/>
    </style:style>
    <style:style style:name="P389" style:family="paragraph" style:parent-style-name="Text_20_body" style:list-style-name="L69">
      <style:text-properties fo:language="cs" fo:country="CZ" fo:font-style="normal" officeooo:rsid="174f078d" officeooo:paragraph-rsid="174f078d" style:font-style-asian="normal" style:font-style-complex="normal"/>
    </style:style>
    <style:style style:name="P390" style:family="paragraph" style:parent-style-name="Text_20_body" style:list-style-name="L69">
      <style:text-properties fo:language="cs" fo:country="CZ" fo:font-style="normal" officeooo:rsid="174ff3af" officeooo:paragraph-rsid="174ff3af" style:font-style-asian="normal" style:font-style-complex="normal"/>
    </style:style>
    <style:style style:name="P391" style:family="paragraph" style:parent-style-name="Text_20_body" style:list-style-name="L69">
      <style:text-properties fo:language="cs" fo:country="CZ" fo:font-style="normal" officeooo:rsid="160e1c76" officeooo:paragraph-rsid="17205437" style:font-style-asian="normal" style:font-style-complex="normal"/>
    </style:style>
    <style:style style:name="P392" style:family="paragraph" style:parent-style-name="Text_20_body" style:list-style-name="L75">
      <style:text-properties fo:language="cs" fo:country="CZ" fo:font-style="normal" officeooo:rsid="14099841" officeooo:paragraph-rsid="1805d3f3" style:font-style-asian="normal" style:font-style-complex="normal"/>
    </style:style>
    <style:style style:name="P393" style:family="paragraph" style:parent-style-name="Text_20_body" style:list-style-name="L75">
      <style:text-properties fo:language="cs" fo:country="CZ" fo:font-style="normal" officeooo:rsid="17e650e7" officeooo:paragraph-rsid="17e650e7" style:font-style-asian="normal" style:font-style-complex="normal"/>
    </style:style>
    <style:style style:name="P394" style:family="paragraph" style:parent-style-name="Text_20_body" style:list-style-name="L104">
      <style:text-properties fo:language="cs" fo:country="CZ" fo:font-style="normal" officeooo:rsid="18059df4" officeooo:paragraph-rsid="18059df4" style:font-style-asian="normal" style:font-style-complex="normal"/>
    </style:style>
    <style:style style:name="P395" style:family="paragraph" style:parent-style-name="Text_20_body" style:list-style-name="L68">
      <style:text-properties fo:language="cs" fo:country="CZ" officeooo:rsid="147f0178" officeooo:paragraph-rsid="177b6a42"/>
    </style:style>
    <style:style style:name="P396" style:family="paragraph" style:parent-style-name="Text_20_body" style:list-style-name="L68">
      <style:text-properties fo:language="cs" fo:country="CZ" officeooo:rsid="178c56a0" officeooo:paragraph-rsid="178c56a0"/>
    </style:style>
    <style:style style:name="P397" style:family="paragraph" style:parent-style-name="Text_20_body" style:list-style-name="L68">
      <style:text-properties fo:language="cs" fo:country="CZ" officeooo:rsid="1781b50f" officeooo:paragraph-rsid="1781b50f"/>
    </style:style>
    <style:style style:name="P398" style:family="paragraph" style:parent-style-name="Text_20_body" style:list-style-name="L68">
      <style:text-properties fo:language="cs" fo:country="CZ" officeooo:rsid="1295d98c" officeooo:paragraph-rsid="1779d13f"/>
    </style:style>
    <style:style style:name="P399" style:family="paragraph" style:parent-style-name="Text_20_body" style:list-style-name="L68">
      <style:text-properties fo:language="cs" fo:country="CZ" officeooo:rsid="1780bb52" officeooo:paragraph-rsid="1780bb52"/>
    </style:style>
    <style:style style:name="P400" style:family="paragraph" style:parent-style-name="Text_20_body" style:list-style-name="L70">
      <style:text-properties fo:language="cs" fo:country="CZ" officeooo:rsid="122829e6" officeooo:paragraph-rsid="17ddc43c"/>
    </style:style>
    <style:style style:name="P401" style:family="paragraph" style:parent-style-name="Text_20_body" style:list-style-name="L72">
      <style:text-properties fo:language="cs" fo:country="CZ" officeooo:rsid="19498945" officeooo:paragraph-rsid="19498945"/>
    </style:style>
    <style:style style:name="P402" style:family="paragraph" style:parent-style-name="Text_20_body" style:list-style-name="L73">
      <style:text-properties fo:language="cs" fo:country="CZ" fo:font-weight="normal" officeooo:rsid="17cfa0af" officeooo:paragraph-rsid="17fdb58f" style:font-weight-asian="normal" style:font-weight-complex="normal"/>
    </style:style>
    <style:style style:name="P403" style:family="paragraph" style:parent-style-name="Text_20_body" style:list-style-name="L75">
      <style:text-properties fo:language="cs" fo:country="CZ" officeooo:rsid="151696fd" officeooo:paragraph-rsid="17ca5d5b"/>
    </style:style>
    <style:style style:name="P404" style:family="paragraph" style:parent-style-name="Text_20_body" style:list-style-name="L44">
      <style:text-properties officeooo:rsid="12bd1159" officeooo:paragraph-rsid="17205437"/>
    </style:style>
    <style:style style:name="P405" style:family="paragraph" style:parent-style-name="Text_20_body" style:list-style-name="L44">
      <style:text-properties officeooo:rsid="12bdefed" officeooo:paragraph-rsid="17205437"/>
    </style:style>
    <style:style style:name="P406" style:family="paragraph" style:parent-style-name="Text_20_body" style:list-style-name="L44">
      <style:text-properties officeooo:rsid="12c83cea" officeooo:paragraph-rsid="17205437"/>
    </style:style>
    <style:style style:name="P407" style:family="paragraph" style:parent-style-name="Text_20_body" style:list-style-name="L44">
      <style:text-properties officeooo:rsid="15961598" officeooo:paragraph-rsid="17205437"/>
    </style:style>
    <style:style style:name="P408" style:family="paragraph" style:parent-style-name="Text_20_body" style:list-style-name="L44">
      <style:text-properties officeooo:rsid="12c8c6da" officeooo:paragraph-rsid="17205437"/>
    </style:style>
    <style:style style:name="P409" style:family="paragraph" style:parent-style-name="Text_20_body">
      <style:text-properties officeooo:rsid="1215a39f" officeooo:paragraph-rsid="17205437"/>
    </style:style>
    <style:style style:name="P410" style:family="paragraph" style:parent-style-name="Text_20_body" style:list-style-name="L46">
      <style:text-properties officeooo:rsid="15c3be93" officeooo:paragraph-rsid="19dd4a30"/>
    </style:style>
    <style:style style:name="P411" style:family="paragraph" style:parent-style-name="Text_20_body" style:list-style-name="L46">
      <style:text-properties officeooo:rsid="15c9b72a" officeooo:paragraph-rsid="19dd4a30"/>
    </style:style>
    <style:style style:name="P412" style:family="paragraph" style:parent-style-name="Text_20_body" style:list-style-name="L46">
      <style:text-properties officeooo:rsid="13e91469" officeooo:paragraph-rsid="19dd4a30"/>
    </style:style>
    <style:style style:name="P413" style:family="paragraph" style:parent-style-name="Text_20_body" style:list-style-name="L46">
      <style:text-properties officeooo:rsid="15cc79cb" officeooo:paragraph-rsid="19e68ce2"/>
    </style:style>
    <style:style style:name="P414" style:family="paragraph" style:parent-style-name="Text_20_body" style:list-style-name="L46">
      <style:text-properties officeooo:rsid="15cc79cb" officeooo:paragraph-rsid="19e782be"/>
    </style:style>
    <style:style style:name="P415" style:family="paragraph" style:parent-style-name="Text_20_body" style:list-style-name="L50">
      <style:text-properties officeooo:rsid="1317e27e" officeooo:paragraph-rsid="17205437"/>
    </style:style>
    <style:style style:name="P416" style:family="paragraph" style:parent-style-name="Text_20_body" style:list-style-name="L50">
      <style:text-properties officeooo:rsid="14041913" officeooo:paragraph-rsid="17205437"/>
    </style:style>
    <style:style style:name="P417" style:family="paragraph" style:parent-style-name="Text_20_body" style:list-style-name="L51">
      <style:text-properties officeooo:rsid="12facee9" officeooo:paragraph-rsid="17205437"/>
    </style:style>
    <style:style style:name="P418" style:family="paragraph" style:parent-style-name="Text_20_body" style:list-style-name="L52">
      <style:text-properties officeooo:paragraph-rsid="17205437"/>
    </style:style>
    <style:style style:name="P419" style:family="paragraph" style:parent-style-name="Text_20_body" style:list-style-name="L52">
      <style:text-properties officeooo:rsid="12e5cf6e" officeooo:paragraph-rsid="17205437"/>
    </style:style>
    <style:style style:name="P420" style:family="paragraph" style:parent-style-name="Text_20_body" style:list-style-name="L52">
      <style:text-properties officeooo:rsid="12e6f732" officeooo:paragraph-rsid="17205437"/>
    </style:style>
    <style:style style:name="P421" style:family="paragraph" style:parent-style-name="Text_20_body" style:list-style-name="L53">
      <style:text-properties officeooo:paragraph-rsid="18b133a2"/>
    </style:style>
    <style:style style:name="P422" style:family="paragraph" style:parent-style-name="Text_20_body" style:list-style-name="L54">
      <style:text-properties officeooo:paragraph-rsid="1908efad"/>
    </style:style>
    <style:style style:name="P423" style:family="paragraph" style:parent-style-name="Text_20_body" style:list-style-name="L56">
      <style:text-properties officeooo:paragraph-rsid="18a8ff71"/>
    </style:style>
    <style:style style:name="P424" style:family="paragraph" style:parent-style-name="Text_20_body" style:list-style-name="L58">
      <style:text-properties officeooo:paragraph-rsid="18c20de8"/>
    </style:style>
    <style:style style:name="P425" style:family="paragraph" style:parent-style-name="Text_20_body" style:list-style-name="L58">
      <style:text-properties officeooo:rsid="18d00879" officeooo:paragraph-rsid="18d00879"/>
    </style:style>
    <style:style style:name="P426" style:family="paragraph" style:parent-style-name="Text_20_body" style:list-style-name="L58">
      <style:text-properties officeooo:rsid="18d4fbbc" officeooo:paragraph-rsid="18d4fbbc"/>
    </style:style>
    <style:style style:name="P427" style:family="paragraph" style:parent-style-name="Text_20_body" style:list-style-name="L58">
      <style:text-properties officeooo:rsid="18d5c31e" officeooo:paragraph-rsid="18d5c31e"/>
    </style:style>
    <style:style style:name="P428" style:family="paragraph" style:parent-style-name="Text_20_body" style:list-style-name="L58">
      <style:text-properties officeooo:rsid="18df89f8" officeooo:paragraph-rsid="18df89f8"/>
    </style:style>
    <style:style style:name="P429" style:family="paragraph" style:parent-style-name="Text_20_body" style:list-style-name="L62">
      <style:text-properties officeooo:rsid="18f14426" officeooo:paragraph-rsid="18f14426"/>
    </style:style>
    <style:style style:name="P430" style:family="paragraph" style:parent-style-name="Text_20_body" style:list-style-name="L62">
      <style:text-properties officeooo:rsid="18f2171b" officeooo:paragraph-rsid="18f2171b"/>
    </style:style>
    <style:style style:name="P431" style:family="paragraph" style:parent-style-name="Text_20_body" style:list-style-name="L64">
      <style:text-properties officeooo:rsid="15399d64" officeooo:paragraph-rsid="17205437"/>
    </style:style>
    <style:style style:name="P432" style:family="paragraph" style:parent-style-name="Text_20_body" style:list-style-name="L66">
      <style:text-properties officeooo:rsid="151b1d44" officeooo:paragraph-rsid="17205437"/>
    </style:style>
    <style:style style:name="P433" style:family="paragraph" style:parent-style-name="Text_20_body" style:list-style-name="L66">
      <style:text-properties officeooo:rsid="151cf1f3" officeooo:paragraph-rsid="17205437"/>
    </style:style>
    <style:style style:name="P434" style:family="paragraph" style:parent-style-name="Text_20_body" style:list-style-name="L66">
      <style:text-properties officeooo:rsid="15203060" officeooo:paragraph-rsid="17205437"/>
    </style:style>
    <style:style style:name="P435" style:family="paragraph" style:parent-style-name="Text_20_body" style:list-style-name="L67">
      <style:text-properties officeooo:paragraph-rsid="17480cd3"/>
    </style:style>
    <style:style style:name="P436" style:family="paragraph" style:parent-style-name="Text_20_body" style:list-style-name="L67">
      <style:text-properties officeooo:paragraph-rsid="17488b0e"/>
    </style:style>
    <style:style style:name="P437" style:family="paragraph" style:parent-style-name="Text_20_body" style:list-style-name="L69">
      <style:text-properties officeooo:paragraph-rsid="174ff3af"/>
    </style:style>
    <style:style style:name="P438" style:family="paragraph" style:parent-style-name="Text_20_body" style:list-style-name="L69">
      <style:text-properties officeooo:rsid="1754be44" officeooo:paragraph-rsid="1754be44"/>
    </style:style>
    <style:style style:name="P439" style:family="paragraph" style:parent-style-name="Text_20_body" style:list-style-name="L70">
      <style:text-properties officeooo:rsid="122829e6" officeooo:paragraph-rsid="17ddc43c"/>
    </style:style>
    <style:style style:name="P440" style:family="paragraph" style:parent-style-name="Text_20_body" style:list-style-name="L71">
      <style:text-properties officeooo:paragraph-rsid="19435a84"/>
    </style:style>
    <style:style style:name="P441" style:family="paragraph" style:parent-style-name="Text_20_body" style:list-style-name="L72">
      <style:text-properties officeooo:paragraph-rsid="19435a84"/>
    </style:style>
    <style:style style:name="P442" style:family="paragraph" style:parent-style-name="Text_20_body" style:list-style-name="L72">
      <style:text-properties officeooo:rsid="19435a84" officeooo:paragraph-rsid="19435a84"/>
    </style:style>
    <style:style style:name="P443" style:family="paragraph" style:parent-style-name="Text_20_body" style:list-style-name="L72">
      <style:text-properties officeooo:rsid="1944faec" officeooo:paragraph-rsid="1944faec"/>
    </style:style>
    <style:style style:name="P444" style:family="paragraph" style:parent-style-name="Text_20_body" style:list-style-name="L72">
      <style:text-properties officeooo:rsid="19463c2a" officeooo:paragraph-rsid="19463c2a"/>
    </style:style>
    <style:style style:name="P445" style:family="paragraph" style:parent-style-name="Text_20_body" style:list-style-name="L72">
      <style:text-properties officeooo:rsid="19498945" officeooo:paragraph-rsid="19498945"/>
    </style:style>
    <style:style style:name="P446" style:family="paragraph" style:parent-style-name="Text_20_body" style:list-style-name="L72">
      <style:text-properties officeooo:rsid="1225bf33" officeooo:paragraph-rsid="1947fbe3"/>
    </style:style>
    <style:style style:name="P447" style:family="paragraph" style:parent-style-name="Text_20_body" style:list-style-name="L74">
      <style:text-properties officeooo:paragraph-rsid="17e3cebd"/>
    </style:style>
    <style:style style:name="P448" style:family="paragraph" style:parent-style-name="Text_20_body" style:list-style-name="L78">
      <style:text-properties officeooo:paragraph-rsid="1918fbe2"/>
    </style:style>
    <style:style style:name="P449" style:family="paragraph" style:parent-style-name="Text_20_body" style:list-style-name="L78">
      <style:text-properties officeooo:rsid="19168136" officeooo:paragraph-rsid="1918fbe2"/>
    </style:style>
    <style:style style:name="P450" style:family="paragraph" style:parent-style-name="Text_20_body" style:list-style-name="L79">
      <style:text-properties officeooo:rsid="19168136" officeooo:paragraph-rsid="19168136"/>
    </style:style>
    <style:style style:name="P451" style:family="paragraph" style:parent-style-name="Text_20_body" style:list-style-name="L78">
      <style:text-properties officeooo:rsid="1918fbe2" officeooo:paragraph-rsid="1918fbe2"/>
    </style:style>
    <style:style style:name="P452" style:family="paragraph" style:parent-style-name="Text_20_body" style:list-style-name="L78">
      <style:text-properties officeooo:rsid="1919d456" officeooo:paragraph-rsid="1919d456"/>
    </style:style>
    <style:style style:name="P453" style:family="paragraph" style:parent-style-name="Text_20_body" style:list-style-name="L79">
      <style:text-properties officeooo:rsid="191bb4a6" officeooo:paragraph-rsid="191bb4a6"/>
    </style:style>
    <style:style style:name="P454" style:family="paragraph" style:parent-style-name="Text_20_body" style:list-style-name="L80">
      <style:text-properties officeooo:paragraph-rsid="19345964"/>
    </style:style>
    <style:style style:name="P455" style:family="paragraph" style:parent-style-name="Text_20_body" style:list-style-name="L80">
      <style:text-properties officeooo:rsid="1935a69f" officeooo:paragraph-rsid="1935a69f"/>
    </style:style>
    <style:style style:name="P456" style:family="paragraph" style:parent-style-name="Text_20_body" style:list-style-name="L82">
      <style:text-properties officeooo:rsid="1927fafa" officeooo:paragraph-rsid="1927fafa"/>
    </style:style>
    <style:style style:name="P457" style:family="paragraph" style:parent-style-name="Text_20_body" style:list-style-name="L82">
      <style:text-properties officeooo:rsid="19295886" officeooo:paragraph-rsid="19295886"/>
    </style:style>
    <style:style style:name="P458" style:family="paragraph" style:parent-style-name="Text_20_body" style:list-style-name="L83">
      <style:text-properties officeooo:rsid="191e0ba0" officeooo:paragraph-rsid="191e0ba0"/>
    </style:style>
    <style:style style:name="P459" style:family="paragraph" style:parent-style-name="Text_20_body" style:list-style-name="L84">
      <style:text-properties officeooo:rsid="192ade04" officeooo:paragraph-rsid="18303271"/>
    </style:style>
    <style:style style:name="P460" style:family="paragraph" style:parent-style-name="Text_20_body" style:list-style-name="L85">
      <style:text-properties officeooo:rsid="18303271" officeooo:paragraph-rsid="18303271"/>
    </style:style>
    <style:style style:name="P461" style:family="paragraph" style:parent-style-name="Text_20_body" style:list-style-name="L85">
      <style:text-properties officeooo:rsid="18304d03" officeooo:paragraph-rsid="18304d03"/>
    </style:style>
    <style:style style:name="P462" style:family="paragraph" style:parent-style-name="Text_20_body" style:list-style-name="L85">
      <style:text-properties officeooo:rsid="1830d5ac" officeooo:paragraph-rsid="1830d5ac"/>
    </style:style>
    <style:style style:name="P463" style:family="paragraph" style:parent-style-name="Text_20_body" style:list-style-name="L86">
      <style:text-properties officeooo:rsid="1522bb40" officeooo:paragraph-rsid="17205437"/>
    </style:style>
    <style:style style:name="P464" style:family="paragraph" style:parent-style-name="Text_20_body" style:list-style-name="L87">
      <style:text-properties officeooo:rsid="1522bb40" officeooo:paragraph-rsid="17205437"/>
    </style:style>
    <style:style style:name="P465" style:family="paragraph" style:parent-style-name="Text_20_body" style:list-style-name="L86">
      <style:text-properties officeooo:rsid="182d5c9f" officeooo:paragraph-rsid="182d5c9f"/>
    </style:style>
    <style:style style:name="P466" style:family="paragraph" style:parent-style-name="Text_20_body" style:list-style-name="L86">
      <style:text-properties officeooo:rsid="1525a965" officeooo:paragraph-rsid="17205437"/>
    </style:style>
    <style:style style:name="P467" style:family="paragraph" style:parent-style-name="Text_20_body" style:list-style-name="L88">
      <style:text-properties officeooo:rsid="1543b540" officeooo:paragraph-rsid="17205437"/>
    </style:style>
    <style:style style:name="P468" style:family="paragraph" style:parent-style-name="Text_20_body" style:list-style-name="L89">
      <style:text-properties officeooo:rsid="182c35b1" officeooo:paragraph-rsid="182b2710"/>
    </style:style>
    <style:style style:name="P469" style:family="paragraph" style:parent-style-name="Text_20_body" style:list-style-name="L90">
      <style:text-properties officeooo:rsid="15426ded" officeooo:paragraph-rsid="17205437"/>
    </style:style>
    <style:style style:name="P470" style:family="paragraph" style:parent-style-name="Text_20_body" style:list-style-name="L90">
      <style:text-properties officeooo:rsid="15458082" officeooo:paragraph-rsid="17205437"/>
    </style:style>
    <style:style style:name="P471" style:family="paragraph" style:parent-style-name="Text_20_body" style:list-style-name="L90">
      <style:text-properties officeooo:rsid="1546b8d6" officeooo:paragraph-rsid="17205437"/>
    </style:style>
    <style:style style:name="P472" style:family="paragraph" style:parent-style-name="Text_20_body" style:list-style-name="L90">
      <style:text-properties officeooo:rsid="18247580" officeooo:paragraph-rsid="18247580"/>
    </style:style>
    <style:style style:name="P473" style:family="paragraph" style:parent-style-name="Text_20_body" style:list-style-name="L90">
      <style:text-properties officeooo:rsid="182043c2" officeooo:paragraph-rsid="182043c2"/>
    </style:style>
    <style:style style:name="P474" style:family="paragraph" style:parent-style-name="Text_20_body" style:list-style-name="L91">
      <style:text-properties officeooo:rsid="15ad6f72" officeooo:paragraph-rsid="17205437"/>
    </style:style>
    <style:style style:name="P475" style:family="paragraph" style:parent-style-name="Text_20_body" style:list-style-name="L91">
      <style:text-properties officeooo:rsid="18c5858c" officeooo:paragraph-rsid="18c5858c"/>
    </style:style>
    <style:style style:name="P476" style:family="paragraph" style:parent-style-name="Text_20_body" style:list-style-name="L91">
      <style:text-properties officeooo:rsid="187d6a64" officeooo:paragraph-rsid="18c5858c"/>
    </style:style>
    <style:style style:name="P477" style:family="paragraph" style:parent-style-name="Text_20_body" style:list-style-name="L91">
      <style:text-properties officeooo:rsid="14b6c7d2" officeooo:paragraph-rsid="17205437"/>
    </style:style>
    <style:style style:name="P478" style:family="paragraph" style:parent-style-name="Text_20_body" style:list-style-name="L93">
      <style:text-properties officeooo:rsid="17b228f5" officeooo:paragraph-rsid="187aba9b"/>
    </style:style>
    <style:style style:name="P479" style:family="paragraph" style:parent-style-name="Text_20_body" style:list-style-name="L93">
      <style:text-properties officeooo:rsid="17b228f5" officeooo:paragraph-rsid="17d3bc49"/>
    </style:style>
    <style:style style:name="P480" style:family="paragraph" style:parent-style-name="Text_20_body" style:list-style-name="L94">
      <style:text-properties officeooo:rsid="17aa8f57" officeooo:paragraph-rsid="187aba9b"/>
    </style:style>
    <style:style style:name="P481" style:family="paragraph" style:parent-style-name="Text_20_body" style:list-style-name="L100">
      <style:text-properties officeooo:rsid="17aa8f57" officeooo:paragraph-rsid="17d3bc49"/>
    </style:style>
    <style:style style:name="P482" style:family="paragraph" style:parent-style-name="Text_20_body" style:list-style-name="L97">
      <style:text-properties officeooo:paragraph-rsid="1814175e"/>
    </style:style>
    <style:style style:name="P483" style:family="paragraph" style:parent-style-name="Text_20_body" style:list-style-name="L99">
      <style:text-properties officeooo:rsid="14b80987" officeooo:paragraph-rsid="17205437"/>
    </style:style>
    <style:style style:name="P484" style:family="paragraph" style:parent-style-name="Text_20_body" style:list-style-name="L99">
      <style:text-properties officeooo:rsid="1563092c" officeooo:paragraph-rsid="17205437"/>
    </style:style>
    <style:style style:name="P485" style:family="paragraph" style:parent-style-name="Text_20_body" style:list-style-name="L99">
      <style:text-properties officeooo:rsid="1827b751" officeooo:paragraph-rsid="1827b751"/>
    </style:style>
    <style:style style:name="P486" style:family="paragraph" style:parent-style-name="Text_20_body" style:list-style-name="L101">
      <style:text-properties officeooo:rsid="17beb1df" officeooo:paragraph-rsid="17beb1df"/>
    </style:style>
    <style:style style:name="P487" style:family="paragraph" style:parent-style-name="Text_20_body" style:list-style-name="L102">
      <style:text-properties officeooo:paragraph-rsid="17205437"/>
    </style:style>
    <style:style style:name="P488" style:family="paragraph" style:parent-style-name="Text_20_body" style:list-style-name="L105">
      <style:text-properties officeooo:rsid="17d7660b" officeooo:paragraph-rsid="17d91553"/>
    </style:style>
    <style:style style:name="P489" style:family="paragraph" style:parent-style-name="Text_20_body" style:list-style-name="L2">
      <style:text-properties officeooo:rsid="1960e4bb" officeooo:paragraph-rsid="1960e4bb"/>
    </style:style>
    <style:style style:name="P490" style:family="paragraph" style:parent-style-name="Text_20_body" style:list-style-name="L107">
      <style:text-properties officeooo:rsid="196e73ef" officeooo:paragraph-rsid="196e73ef"/>
    </style:style>
    <style:style style:name="P491" style:family="paragraph" style:parent-style-name="Text_20_body" style:list-style-name="L107">
      <style:text-properties officeooo:rsid="1970535f" officeooo:paragraph-rsid="1970535f"/>
    </style:style>
    <style:style style:name="P492" style:family="paragraph" style:parent-style-name="Text_20_body" style:list-style-name="L108">
      <style:text-properties officeooo:rsid="19a2aeb2" officeooo:paragraph-rsid="19a2aeb2"/>
    </style:style>
    <style:style style:name="P493" style:family="paragraph" style:parent-style-name="Text_20_body" style:list-style-name="L108">
      <style:text-properties officeooo:rsid="19a4955f" officeooo:paragraph-rsid="19a4955f"/>
    </style:style>
    <style:style style:name="P494" style:family="paragraph" style:parent-style-name="Text_20_body" style:list-style-name="L108">
      <style:text-properties officeooo:rsid="19a8efca" officeooo:paragraph-rsid="19ca2dd9"/>
    </style:style>
    <style:style style:name="P495" style:family="paragraph" style:parent-style-name="Text_20_body" style:list-style-name="L108">
      <style:text-properties officeooo:rsid="19afdee7" officeooo:paragraph-rsid="19c505ba"/>
    </style:style>
    <style:style style:name="P496" style:family="paragraph" style:parent-style-name="Text_20_body" style:list-style-name="L108">
      <style:text-properties officeooo:rsid="19b7a33a" officeooo:paragraph-rsid="19bc978f"/>
    </style:style>
    <style:style style:name="P497" style:family="paragraph" style:parent-style-name="Text_20_body" style:list-style-name="L108">
      <style:text-properties officeooo:rsid="19bc155f" officeooo:paragraph-rsid="19bc155f"/>
    </style:style>
    <style:style style:name="P498" style:family="paragraph" style:parent-style-name="Text_20_body" style:list-style-name="L108">
      <style:text-properties officeooo:rsid="1998598a" officeooo:paragraph-rsid="1a087c78"/>
    </style:style>
    <style:style style:name="P499" style:family="paragraph" style:parent-style-name="Text_20_body">
      <style:text-properties officeooo:paragraph-rsid="19dd4a30"/>
    </style:style>
    <style:style style:name="P500" style:family="paragraph" style:parent-style-name="Text_20_body" style:list-style-name="L68">
      <style:text-properties officeooo:rsid="1295d98c" officeooo:paragraph-rsid="19fa0003"/>
    </style:style>
    <style:style style:name="P501" style:family="paragraph" style:parent-style-name="Text_20_body" style:list-style-name="L116">
      <style:text-properties officeooo:paragraph-rsid="17205437"/>
    </style:style>
    <style:style style:name="P502" style:family="paragraph" style:parent-style-name="Text_20_body" style:list-style-name="L117">
      <style:text-properties officeooo:paragraph-rsid="17205437"/>
    </style:style>
    <style:style style:name="P503" style:family="paragraph" style:parent-style-name="Text_20_body" style:list-style-name="L117">
      <style:text-properties officeooo:paragraph-rsid="1a23b97d"/>
    </style:style>
    <style:style style:name="P504" style:family="paragraph" style:parent-style-name="Text_20_body" style:list-style-name="L117">
      <style:text-properties officeooo:paragraph-rsid="1a25f1cb"/>
    </style:style>
    <style:style style:name="P505" style:family="paragraph" style:parent-style-name="Text_20_body" style:list-style-name="L119">
      <style:text-properties officeooo:rsid="1a33278c" officeooo:paragraph-rsid="1a339514"/>
    </style:style>
    <style:style style:name="P506" style:family="paragraph" style:parent-style-name="Text_20_body" style:list-style-name="L120">
      <style:text-properties officeooo:paragraph-rsid="17205437"/>
    </style:style>
    <style:style style:name="P507" style:family="paragraph" style:parent-style-name="Text_20_body" style:list-style-name="L121">
      <style:text-properties officeooo:paragraph-rsid="17205437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5406"/>
    </style:style>
    <style:style style:name="T6" style:family="text">
      <style:text-properties fo:language="cs" fo:country="CZ" officeooo:rsid="122a6ace"/>
    </style:style>
    <style:style style:name="T7" style:family="text">
      <style:text-properties fo:language="cs" fo:country="CZ" officeooo:rsid="14caa0bc"/>
    </style:style>
    <style:style style:name="T8" style:family="text">
      <style:text-properties fo:language="cs" fo:country="CZ" officeooo:rsid="14c96990"/>
    </style:style>
    <style:style style:name="T9" style:family="text">
      <style:text-properties fo:language="cs" fo:country="CZ" officeooo:rsid="14cc8668"/>
    </style:style>
    <style:style style:name="T10" style:family="text">
      <style:text-properties fo:language="cs" fo:country="CZ" officeooo:rsid="1554436b"/>
    </style:style>
    <style:style style:name="T11" style:family="text">
      <style:text-properties fo:language="cs" fo:country="CZ" officeooo:rsid="1552db12"/>
    </style:style>
    <style:style style:name="T12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3" style:family="text">
      <style:text-properties fo:language="cs" fo:country="CZ" fo:font-style="italic" style:text-underline-style="none" officeooo:rsid="160be312" style:font-style-asian="italic" style:font-style-complex="italic"/>
    </style:style>
    <style:style style:name="T14" style:family="text">
      <style:text-properties fo:language="cs" fo:country="CZ" fo:font-style="italic" style:font-style-asian="italic" style:font-style-complex="italic"/>
    </style:style>
    <style:style style:name="T15" style:family="text">
      <style:text-properties fo:language="cs" fo:country="CZ" fo:font-style="italic" officeooo:rsid="17e3540a" style:font-style-asian="italic" style:font-style-complex="italic"/>
    </style:style>
    <style:style style:name="T16" style:family="text">
      <style:text-properties fo:language="cs" fo:country="CZ" fo:font-style="italic" officeooo:rsid="17e3cebd" style:font-style-asian="italic" style:font-style-complex="italic"/>
    </style:style>
    <style:style style:name="T17" style:family="text">
      <style:text-properties fo:language="cs" fo:country="CZ" fo:font-style="italic" officeooo:rsid="17f25594" style:font-style-asian="italic" style:font-style-complex="italic"/>
    </style:style>
    <style:style style:name="T18" style:family="text">
      <style:text-properties fo:language="cs" fo:country="CZ" fo:font-style="italic" officeooo:rsid="19435a84" style:font-style-asian="italic" style:font-style-complex="italic"/>
    </style:style>
    <style:style style:name="T19" style:family="text">
      <style:text-properties fo:language="cs" fo:country="CZ" fo:font-style="italic" officeooo:rsid="19463c2a" style:font-style-asian="italic" style:font-style-complex="italic"/>
    </style:style>
    <style:style style:name="T20" style:family="text">
      <style:text-properties fo:language="cs" fo:country="CZ" fo:font-style="normal" style:font-style-asian="normal" style:font-style-complex="normal"/>
    </style:style>
    <style:style style:name="T21" style:family="text">
      <style:text-properties fo:language="cs" fo:country="CZ" fo:font-style="normal" officeooo:rsid="160e1c76" style:font-style-asian="normal" style:font-style-complex="normal"/>
    </style:style>
    <style:style style:name="T22" style:family="text">
      <style:text-properties fo:language="cs" fo:country="CZ" fo:font-style="normal" officeooo:rsid="17480cd3" style:font-style-asian="normal" style:font-style-complex="normal"/>
    </style:style>
    <style:style style:name="T23" style:family="text">
      <style:text-properties fo:language="cs" fo:country="CZ" fo:font-style="normal" officeooo:rsid="1776c7d3" style:font-style-asian="normal" style:font-style-complex="normal"/>
    </style:style>
    <style:style style:name="T24" style:family="text">
      <style:text-properties fo:language="cs" fo:country="CZ" fo:font-style="normal" officeooo:rsid="1424b741" style:font-style-asian="normal" style:font-style-complex="normal"/>
    </style:style>
    <style:style style:name="T25" style:family="text">
      <style:text-properties fo:language="cs" fo:country="CZ" fo:font-style="normal" style:text-underline-style="none" style:font-style-asian="normal" style:font-style-complex="normal"/>
    </style:style>
    <style:style style:name="T26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27" style:family="text">
      <style:text-properties fo:language="cs" fo:country="CZ" style:text-underline-style="none"/>
    </style:style>
    <style:style style:name="T28" style:family="text">
      <style:text-properties fo:language="cs" fo:country="CZ" style:text-underline-style="none" officeooo:rsid="1753db36"/>
    </style:style>
    <style:style style:name="T29" style:family="text">
      <style:text-properties fo:language="cs" fo:country="CZ" style:text-underline-style="none" fo:font-weight="bold" officeooo:rsid="1753db36" style:font-weight-asian="bold" style:font-weight-complex="bold"/>
    </style:style>
    <style:style style:name="T30" style:family="text">
      <style:text-properties fo:language="cs" fo:country="CZ" style:text-underline-style="none" fo:font-weight="bold" officeooo:rsid="17603e9a" style:font-weight-asian="bold" style:font-weight-complex="bold"/>
    </style:style>
    <style:style style:name="T31" style:family="text">
      <style:text-properties fo:language="cs" fo:country="CZ" style:text-underline-style="none" officeooo:rsid="175696e4"/>
    </style:style>
    <style:style style:name="T32" style:family="text">
      <style:text-properties fo:language="cs" fo:country="CZ" style:text-underline-style="none" officeooo:rsid="1757c725"/>
    </style:style>
    <style:style style:name="T33" style:family="text">
      <style:text-properties fo:language="cs" fo:country="CZ" style:text-underline-style="none" officeooo:rsid="17586614"/>
    </style:style>
    <style:style style:name="T34" style:family="text">
      <style:text-properties fo:language="cs" fo:country="CZ" style:text-underline-style="none" officeooo:rsid="1759e788"/>
    </style:style>
    <style:style style:name="T35" style:family="text">
      <style:text-properties fo:language="cs" fo:country="CZ" style:text-underline-style="none" officeooo:rsid="175d8eca"/>
    </style:style>
    <style:style style:name="T36" style:family="text">
      <style:text-properties fo:language="cs" fo:country="CZ" style:text-underline-style="none" officeooo:rsid="175e83b7"/>
    </style:style>
    <style:style style:name="T37" style:family="text">
      <style:text-properties fo:language="cs" fo:country="CZ" officeooo:rsid="1776c7d3"/>
    </style:style>
    <style:style style:name="T38" style:family="text">
      <style:text-properties fo:language="cs" fo:country="CZ" officeooo:rsid="177f6645"/>
    </style:style>
    <style:style style:name="T39" style:family="text">
      <style:text-properties fo:language="cs" fo:country="CZ" officeooo:rsid="17970f1e"/>
    </style:style>
    <style:style style:name="T40" style:family="text">
      <style:text-properties fo:language="cs" fo:country="CZ" officeooo:rsid="17d91553"/>
    </style:style>
    <style:style style:name="T41" style:family="text">
      <style:text-properties fo:language="cs" fo:country="CZ" officeooo:rsid="17d9dad5"/>
    </style:style>
    <style:style style:name="T42" style:family="text">
      <style:text-properties fo:language="cs" fo:country="CZ" officeooo:rsid="17db9b9e"/>
    </style:style>
    <style:style style:name="T43" style:family="text">
      <style:text-properties fo:language="cs" fo:country="CZ" officeooo:rsid="17dcd279"/>
    </style:style>
    <style:style style:name="T44" style:family="text">
      <style:text-properties fo:language="cs" fo:country="CZ" officeooo:rsid="17e3cebd"/>
    </style:style>
    <style:style style:name="T45" style:family="text">
      <style:text-properties fo:language="cs" fo:country="CZ" officeooo:rsid="17e3540a"/>
    </style:style>
    <style:style style:name="T46" style:family="text">
      <style:text-properties fo:language="cs" fo:country="CZ" officeooo:rsid="17f0c8c4"/>
    </style:style>
    <style:style style:name="T47" style:family="text">
      <style:text-properties fo:language="cs" fo:country="CZ" officeooo:rsid="17f25594"/>
    </style:style>
    <style:style style:name="T48" style:family="text">
      <style:text-properties fo:language="cs" fo:country="CZ" officeooo:rsid="17e4812a"/>
    </style:style>
    <style:style style:name="T49" style:family="text">
      <style:text-properties fo:language="cs" fo:country="CZ" officeooo:rsid="17f53166"/>
    </style:style>
    <style:style style:name="T50" style:family="text">
      <style:text-properties fo:language="cs" fo:country="CZ" officeooo:rsid="17f6ec66"/>
    </style:style>
    <style:style style:name="T51" style:family="text">
      <style:text-properties fo:language="cs" fo:country="CZ" officeooo:rsid="1804c6ae"/>
    </style:style>
    <style:style style:name="T52" style:family="text">
      <style:text-properties fo:language="cs" fo:country="CZ" officeooo:rsid="1804e8b0"/>
    </style:style>
    <style:style style:name="T53" style:family="text">
      <style:text-properties fo:language="cs" fo:country="CZ" officeooo:rsid="19435a84"/>
    </style:style>
    <style:style style:name="T54" style:family="text">
      <style:text-properties fo:language="cs" fo:country="CZ" officeooo:rsid="1944faec"/>
    </style:style>
    <style:style style:name="T55" style:family="text">
      <style:text-properties fo:language="cs" fo:country="CZ" officeooo:rsid="17e10339"/>
    </style:style>
    <style:style style:name="T56" style:family="text">
      <style:text-properties fo:language="cs" fo:country="CZ" officeooo:rsid="1947fbe3"/>
    </style:style>
    <style:style style:name="T57" style:family="text">
      <style:text-properties fo:language="cs" fo:country="CZ" officeooo:rsid="19498945"/>
    </style:style>
    <style:style style:name="T58" style:family="text">
      <style:text-properties fo:language="cs" fo:country="CZ" officeooo:rsid="1781b50f"/>
    </style:style>
    <style:style style:name="T59" style:family="text">
      <style:text-properties fo:language="cs" fo:country="CZ" fo:font-weight="bold" officeooo:rsid="15d63257" style:font-weight-asian="bold" style:font-weight-complex="bold"/>
    </style:style>
    <style:style style:name="T60" style:family="text">
      <style:text-properties fo:language="cs" fo:country="CZ" officeooo:rsid="15d63257"/>
    </style:style>
    <style:style style:name="T61" style:family="text">
      <style:text-properties fo:language="cs" fo:country="CZ" officeooo:rsid="1a2155c2"/>
    </style:style>
    <style:style style:name="T62" style:family="text">
      <style:text-properties fo:language="cs" fo:country="CZ" officeooo:rsid="157b978c"/>
    </style:style>
    <style:style style:name="T63" style:family="text">
      <style:text-properties fo:language="cs" fo:country="CZ" officeooo:rsid="1552fc99"/>
    </style:style>
    <style:style style:name="T64" style:family="text">
      <style:text-properties fo:language="cs" fo:country="CZ" officeooo:rsid="1556058d"/>
    </style:style>
    <style:style style:name="T65" style:family="text">
      <style:text-properties fo:language="cs" fo:country="CZ" officeooo:rsid="157e3812"/>
    </style:style>
    <style:style style:name="T66" style:family="text">
      <style:text-properties fo:language="cs" fo:country="CZ" officeooo:rsid="15561023"/>
    </style:style>
    <style:style style:name="T67" style:family="text">
      <style:text-properties fo:language="cs" fo:country="CZ" officeooo:rsid="157d2a4b"/>
    </style:style>
    <style:style style:name="T68" style:family="text">
      <style:text-properties fo:language="cs" fo:country="CZ" officeooo:rsid="15599a10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officeooo:rsid="15ca5cf7" style:font-style-asian="italic" style:font-style-complex="italic"/>
    </style:style>
    <style:style style:name="T71" style:family="text">
      <style:text-properties fo:font-style="italic" officeooo:rsid="1546b8d6" style:font-style-asian="italic" style:font-style-complex="italic"/>
    </style:style>
    <style:style style:name="T72" style:family="text">
      <style:text-properties fo:font-style="italic" officeooo:rsid="155bfa62" style:font-style-asian="italic" style:font-style-complex="italic"/>
    </style:style>
    <style:style style:name="T73" style:family="text">
      <style:text-properties fo:font-style="italic" officeooo:rsid="15ad6f72" style:font-style-asian="italic" style:font-style-complex="italic"/>
    </style:style>
    <style:style style:name="T74" style:family="text">
      <style:text-properties fo:font-style="italic" officeooo:rsid="15b06a61" style:font-style-asian="italic" style:font-style-complex="italic"/>
    </style:style>
    <style:style style:name="T75" style:family="text">
      <style:text-properties fo:font-style="italic" officeooo:rsid="173248b7" style:font-style-asian="italic" style:font-style-complex="italic"/>
    </style:style>
    <style:style style:name="T76" style:family="text">
      <style:text-properties fo:font-style="italic" officeooo:rsid="17295d43" style:font-style-asian="italic" style:font-style-complex="italic"/>
    </style:style>
    <style:style style:name="T77" style:family="text">
      <style:text-properties fo:font-style="italic" officeooo:rsid="17708b81" style:font-style-asian="italic" style:font-style-complex="italic"/>
    </style:style>
    <style:style style:name="T78" style:family="text">
      <style:text-properties fo:font-style="italic" officeooo:rsid="148fc4c8" style:font-style-asian="italic" style:font-style-complex="italic"/>
    </style:style>
    <style:style style:name="T79" style:family="text">
      <style:text-properties fo:font-style="italic" officeooo:rsid="176e69f5" style:font-style-asian="italic" style:font-style-complex="italic"/>
    </style:style>
    <style:style style:name="T80" style:family="text">
      <style:text-properties fo:font-style="italic" officeooo:rsid="148dc26a" style:font-style-asian="italic" style:font-style-complex="italic"/>
    </style:style>
    <style:style style:name="T81" style:family="text">
      <style:text-properties fo:font-style="italic" officeooo:rsid="176155cb" style:font-style-asian="italic" style:font-style-complex="italic"/>
    </style:style>
    <style:style style:name="T82" style:family="text">
      <style:text-properties fo:font-style="italic" officeooo:rsid="17afd51a" style:font-style-asian="italic" style:font-style-complex="italic"/>
    </style:style>
    <style:style style:name="T83" style:family="text">
      <style:text-properties fo:font-style="italic" officeooo:rsid="17b028a0" style:font-style-asian="italic" style:font-style-complex="italic"/>
    </style:style>
    <style:style style:name="T84" style:family="text">
      <style:text-properties fo:font-style="italic" officeooo:rsid="17bd95d7" style:font-style-asian="italic" style:font-style-complex="italic"/>
    </style:style>
    <style:style style:name="T85" style:family="text">
      <style:text-properties fo:font-style="italic" officeooo:rsid="17bec376" style:font-style-asian="italic" style:font-style-complex="italic"/>
    </style:style>
    <style:style style:name="T86" style:family="text">
      <style:text-properties fo:font-style="italic" officeooo:rsid="17c02a13" style:font-style-asian="italic" style:font-style-complex="italic"/>
    </style:style>
    <style:style style:name="T87" style:family="text">
      <style:text-properties fo:font-style="italic" officeooo:rsid="17e4812a" style:font-style-asian="italic" style:font-style-complex="italic"/>
    </style:style>
    <style:style style:name="T88" style:family="text">
      <style:text-properties fo:font-style="italic" officeooo:rsid="17e64274" style:font-style-asian="italic" style:font-style-complex="italic"/>
    </style:style>
    <style:style style:name="T89" style:family="text">
      <style:text-properties fo:font-style="italic" officeooo:rsid="17e5b77e" style:font-style-asian="italic" style:font-style-complex="italic"/>
    </style:style>
    <style:style style:name="T90" style:family="text">
      <style:text-properties fo:font-style="italic" officeooo:rsid="17e9c691" style:font-style-asian="italic" style:font-style-complex="italic"/>
    </style:style>
    <style:style style:name="T91" style:family="text">
      <style:text-properties fo:font-style="italic" officeooo:rsid="17eb9e84" style:font-style-asian="italic" style:font-style-complex="italic"/>
    </style:style>
    <style:style style:name="T92" style:family="text">
      <style:text-properties fo:font-style="italic" officeooo:rsid="18074ce5" style:font-style-asian="italic" style:font-style-complex="italic"/>
    </style:style>
    <style:style style:name="T93" style:family="text">
      <style:text-properties fo:font-style="italic" officeooo:rsid="180917aa" style:font-style-asian="italic" style:font-style-complex="italic"/>
    </style:style>
    <style:style style:name="T94" style:family="text">
      <style:text-properties fo:font-style="italic" officeooo:rsid="1811347a" style:font-style-asian="italic" style:font-style-complex="italic"/>
    </style:style>
    <style:style style:name="T95" style:family="text">
      <style:text-properties fo:font-style="italic" officeooo:rsid="181bac4f" style:font-style-asian="italic" style:font-style-complex="italic"/>
    </style:style>
    <style:style style:name="T96" style:family="text">
      <style:text-properties fo:font-style="italic" officeooo:rsid="15247c1a" style:font-style-asian="italic" style:font-style-complex="italic"/>
    </style:style>
    <style:style style:name="T97" style:family="text">
      <style:text-properties fo:font-style="italic" officeooo:rsid="1536ee61" style:font-style-asian="italic" style:font-style-complex="italic"/>
    </style:style>
    <style:style style:name="T98" style:family="text">
      <style:text-properties fo:font-style="italic" officeooo:rsid="182c6288" style:font-style-asian="italic" style:font-style-complex="italic"/>
    </style:style>
    <style:style style:name="T99" style:family="text">
      <style:text-properties fo:font-style="italic" officeooo:rsid="187aba9b" style:font-style-asian="italic" style:font-style-complex="italic"/>
    </style:style>
    <style:style style:name="T100" style:family="text">
      <style:text-properties fo:font-style="italic" officeooo:rsid="189c7ad6" style:font-style-asian="italic" style:font-style-complex="italic"/>
    </style:style>
    <style:style style:name="T101" style:family="text">
      <style:text-properties fo:font-style="italic" officeooo:rsid="18b133a2" style:font-style-asian="italic" style:font-style-complex="italic"/>
    </style:style>
    <style:style style:name="T102" style:family="text">
      <style:text-properties fo:font-style="italic" officeooo:rsid="18b9137b" style:font-style-asian="italic" style:font-style-complex="italic"/>
    </style:style>
    <style:style style:name="T103" style:family="text">
      <style:text-properties fo:font-style="italic" officeooo:rsid="18c20de8" style:font-style-asian="italic" style:font-style-complex="italic"/>
    </style:style>
    <style:style style:name="T104" style:family="text">
      <style:text-properties fo:font-style="italic" officeooo:rsid="18c5858c" style:font-style-asian="italic" style:font-style-complex="italic"/>
    </style:style>
    <style:style style:name="T105" style:family="text">
      <style:text-properties fo:font-style="italic" officeooo:rsid="18f3e874" style:font-style-asian="italic" style:font-style-complex="italic"/>
    </style:style>
    <style:style style:name="T106" style:family="text">
      <style:text-properties fo:font-style="italic" officeooo:rsid="19168136" style:font-style-asian="italic" style:font-style-complex="italic"/>
    </style:style>
    <style:style style:name="T107" style:family="text">
      <style:text-properties fo:font-style="italic" officeooo:rsid="1927fafa" style:font-style-asian="italic" style:font-style-complex="italic"/>
    </style:style>
    <style:style style:name="T108" style:family="text">
      <style:text-properties fo:font-style="italic" officeooo:rsid="1836b5be" style:font-style-asian="italic" style:font-style-complex="italic"/>
    </style:style>
    <style:style style:name="T109" style:family="text">
      <style:text-properties fo:font-style="italic" officeooo:rsid="19306b54" style:font-style-asian="italic" style:font-style-complex="italic"/>
    </style:style>
    <style:style style:name="T110" style:family="text">
      <style:text-properties fo:font-style="italic" officeooo:rsid="19345964" style:font-style-asian="italic" style:font-style-complex="italic"/>
    </style:style>
    <style:style style:name="T111" style:family="text">
      <style:text-properties fo:font-style="italic" officeooo:rsid="1935a69f" style:font-style-asian="italic" style:font-style-complex="italic"/>
    </style:style>
    <style:style style:name="T112" style:family="text">
      <style:text-properties fo:font-style="italic" officeooo:rsid="19aef2fb" style:font-style-asian="italic" style:font-style-complex="italic"/>
    </style:style>
    <style:style style:name="T113" style:family="text">
      <style:text-properties fo:font-style="italic" officeooo:rsid="19b2a3c4" style:font-style-asian="italic" style:font-style-complex="italic"/>
    </style:style>
    <style:style style:name="T114" style:family="text">
      <style:text-properties fo:font-style="italic" officeooo:rsid="15c237a5" style:font-style-asian="italic" style:font-style-complex="italic"/>
    </style:style>
    <style:style style:name="T115" style:family="text">
      <style:text-properties fo:font-style="italic" officeooo:rsid="19dd4a30" style:font-style-asian="italic" style:font-style-complex="italic"/>
    </style:style>
    <style:style style:name="T116" style:family="text">
      <style:text-properties fo:font-style="italic" officeooo:rsid="19e8a416" style:font-style-asian="italic" style:font-style-complex="italic"/>
    </style:style>
    <style:style style:name="T117" style:family="text">
      <style:text-properties fo:font-style="italic" officeooo:rsid="19e9635b" style:font-style-asian="italic" style:font-style-complex="italic"/>
    </style:style>
    <style:style style:name="T118" style:family="text">
      <style:text-properties fo:font-style="italic" officeooo:rsid="19ebca23" style:font-style-asian="italic" style:font-style-complex="italic"/>
    </style:style>
    <style:style style:name="T119" style:family="text">
      <style:text-properties fo:font-style="italic" officeooo:rsid="19ff906a" style:font-style-asian="italic" style:font-style-complex="italic"/>
    </style:style>
    <style:style style:name="T120" style:family="text">
      <style:text-properties fo:font-style="italic" officeooo:rsid="1a499233" style:font-style-asian="italic" style:font-style-complex="italic"/>
    </style:style>
    <style:style style:name="T121" style:family="text">
      <style:text-properties fo:font-style="italic" officeooo:rsid="1a4b20e6" style:font-style-asian="italic" style:font-style-complex="italic"/>
    </style:style>
    <style:style style:name="T122" style:family="text">
      <style:text-properties fo:font-style="italic" style:text-underline-style="none" officeooo:rsid="15fa1f30" style:font-style-asian="italic" style:font-style-complex="italic"/>
    </style:style>
    <style:style style:name="T123" style:family="text">
      <style:text-properties fo:font-style="italic" style:text-underline-style="none" officeooo:rsid="15fd67ce" style:font-style-asian="italic" style:font-style-complex="italic"/>
    </style:style>
    <style:style style:name="T124" style:family="text">
      <style:text-properties fo:font-style="italic" style:text-underline-style="none" officeooo:rsid="160be312" style:font-style-asian="italic" style:font-style-complex="italic"/>
    </style:style>
    <style:style style:name="T125" style:family="text">
      <style:text-properties fo:font-style="normal" style:font-style-asian="normal" style:font-style-complex="normal"/>
    </style:style>
    <style:style style:name="T126" style:family="text">
      <style:text-properties fo:font-style="normal" officeooo:rsid="124ba33d" style:font-style-asian="normal" style:font-style-complex="normal"/>
    </style:style>
    <style:style style:name="T127" style:family="text">
      <style:text-properties fo:font-style="normal" officeooo:rsid="131ed09e" style:font-style-asian="normal" style:font-style-complex="normal"/>
    </style:style>
    <style:style style:name="T128" style:family="text">
      <style:text-properties fo:font-style="normal" officeooo:rsid="1338fc27" style:font-style-asian="normal" style:font-style-complex="normal"/>
    </style:style>
    <style:style style:name="T129" style:family="text">
      <style:text-properties fo:font-style="normal" officeooo:rsid="1239d5b2" style:font-style-asian="normal" style:font-style-complex="normal"/>
    </style:style>
    <style:style style:name="T130" style:family="text">
      <style:text-properties fo:font-style="normal" officeooo:rsid="127cc581" style:font-style-asian="normal" style:font-style-complex="normal"/>
    </style:style>
    <style:style style:name="T131" style:family="text">
      <style:text-properties fo:font-style="normal" officeooo:rsid="127dd625" style:font-style-asian="normal" style:font-style-complex="normal"/>
    </style:style>
    <style:style style:name="T132" style:family="text">
      <style:text-properties fo:font-style="normal" officeooo:rsid="16160d51" style:font-style-asian="normal" style:font-style-complex="normal"/>
    </style:style>
    <style:style style:name="T133" style:family="text">
      <style:text-properties fo:font-style="normal" officeooo:rsid="153a7f8f" style:font-style-asian="normal" style:font-style-complex="normal"/>
    </style:style>
    <style:style style:name="T134" style:family="text">
      <style:text-properties fo:font-style="normal" officeooo:rsid="153ba5ae" style:font-style-asian="normal" style:font-style-complex="normal"/>
    </style:style>
    <style:style style:name="T135" style:family="text">
      <style:text-properties fo:font-style="normal" officeooo:rsid="160e1c76" style:font-style-asian="normal" style:font-style-complex="normal"/>
    </style:style>
    <style:style style:name="T136" style:family="text">
      <style:text-properties fo:font-style="normal" officeooo:rsid="160e3795" style:font-style-asian="normal" style:font-style-complex="normal"/>
    </style:style>
    <style:style style:name="T137" style:family="text">
      <style:text-properties fo:font-style="normal" officeooo:rsid="160f4828" style:font-style-asian="normal" style:font-style-complex="normal"/>
    </style:style>
    <style:style style:name="T138" style:family="text">
      <style:text-properties fo:font-style="normal" officeooo:rsid="15b247f5" style:font-style-asian="normal" style:font-style-complex="normal"/>
    </style:style>
    <style:style style:name="T139" style:family="text">
      <style:text-properties fo:font-style="normal" officeooo:rsid="15b42f88" style:font-style-asian="normal" style:font-style-complex="normal"/>
    </style:style>
    <style:style style:name="T140" style:family="text">
      <style:text-properties fo:font-style="normal" officeooo:rsid="15bf0bf0" style:font-style-asian="normal" style:font-style-complex="normal"/>
    </style:style>
    <style:style style:name="T141" style:family="text">
      <style:text-properties fo:font-style="normal" officeooo:rsid="17295d43" style:font-style-asian="normal" style:font-style-complex="normal"/>
    </style:style>
    <style:style style:name="T142" style:family="text">
      <style:text-properties fo:font-style="normal" officeooo:rsid="1743e608" style:font-style-asian="normal" style:font-style-complex="normal"/>
    </style:style>
    <style:style style:name="T143" style:family="text">
      <style:text-properties fo:font-style="normal" officeooo:rsid="174388df" style:font-style-asian="normal" style:font-style-complex="normal"/>
    </style:style>
    <style:style style:name="T144" style:family="text">
      <style:text-properties fo:font-style="normal" officeooo:rsid="17488b0e" style:font-style-asian="normal" style:font-style-complex="normal"/>
    </style:style>
    <style:style style:name="T145" style:family="text">
      <style:text-properties fo:font-style="normal" officeooo:rsid="1749055f" style:font-style-asian="normal" style:font-style-complex="normal"/>
    </style:style>
    <style:style style:name="T146" style:family="text">
      <style:text-properties fo:font-style="normal" officeooo:rsid="174a6ef5" style:font-style-asian="normal" style:font-style-complex="normal"/>
    </style:style>
    <style:style style:name="T147" style:family="text">
      <style:text-properties fo:font-style="normal" officeooo:rsid="176ba4f0" style:font-style-asian="normal" style:font-style-complex="normal"/>
    </style:style>
    <style:style style:name="T148" style:family="text">
      <style:text-properties fo:font-style="normal" officeooo:rsid="1792cc62" style:font-style-asian="normal" style:font-style-complex="normal"/>
    </style:style>
    <style:style style:name="T149" style:family="text">
      <style:text-properties fo:font-style="normal" officeooo:rsid="15ad6f72" style:font-style-asian="normal" style:font-style-complex="normal"/>
    </style:style>
    <style:style style:name="T150" style:family="text">
      <style:text-properties fo:font-style="normal" officeooo:rsid="15b06a61" style:font-style-asian="normal" style:font-style-complex="normal"/>
    </style:style>
    <style:style style:name="T151" style:family="text">
      <style:text-properties fo:font-style="normal" officeooo:rsid="17ac90ef" style:font-style-asian="normal" style:font-style-complex="normal"/>
    </style:style>
    <style:style style:name="T152" style:family="text">
      <style:text-properties fo:font-style="normal" officeooo:rsid="17ade1ed" style:font-style-asian="normal" style:font-style-complex="normal"/>
    </style:style>
    <style:style style:name="T153" style:family="text">
      <style:text-properties fo:font-style="normal" officeooo:rsid="11f9dfb6" style:font-style-asian="normal" style:font-style-complex="normal"/>
    </style:style>
    <style:style style:name="T154" style:family="text">
      <style:text-properties fo:font-style="normal" officeooo:rsid="181bac4f" style:font-style-asian="normal" style:font-style-complex="normal"/>
    </style:style>
    <style:style style:name="T155" style:family="text">
      <style:text-properties fo:font-style="normal" officeooo:rsid="181c2dd9" style:font-style-asian="normal" style:font-style-complex="normal"/>
    </style:style>
    <style:style style:name="T156" style:family="text">
      <style:text-properties fo:font-style="normal" officeooo:rsid="1839eb22" style:font-style-asian="normal" style:font-style-complex="normal"/>
    </style:style>
    <style:style style:name="T157" style:family="text">
      <style:text-properties fo:font-style="normal" officeooo:rsid="189e8a08" style:font-style-asian="normal" style:font-style-complex="normal"/>
    </style:style>
    <style:style style:name="T158" style:family="text">
      <style:text-properties fo:font-style="normal" officeooo:rsid="189f1577" style:font-style-asian="normal" style:font-style-complex="normal"/>
    </style:style>
    <style:style style:name="T159" style:family="text">
      <style:text-properties fo:font-style="normal" officeooo:rsid="18a280e8" style:font-style-asian="normal" style:font-style-complex="normal"/>
    </style:style>
    <style:style style:name="T160" style:family="text">
      <style:text-properties fo:font-style="normal" officeooo:rsid="18a287d4" style:font-style-asian="normal" style:font-style-complex="normal"/>
    </style:style>
    <style:style style:name="T161" style:family="text">
      <style:text-properties fo:font-style="normal" officeooo:rsid="18a43037" style:font-style-asian="normal" style:font-style-complex="normal"/>
    </style:style>
    <style:style style:name="T162" style:family="text">
      <style:text-properties fo:font-style="normal" officeooo:rsid="18a52033" style:font-style-asian="normal" style:font-style-complex="normal"/>
    </style:style>
    <style:style style:name="T163" style:family="text">
      <style:text-properties fo:font-style="normal" officeooo:rsid="18a8ff71" style:font-style-asian="normal" style:font-style-complex="normal"/>
    </style:style>
    <style:style style:name="T164" style:family="text">
      <style:text-properties fo:font-style="normal" officeooo:rsid="18b468a0" style:font-style-asian="normal" style:font-style-complex="normal"/>
    </style:style>
    <style:style style:name="T165" style:family="text">
      <style:text-properties fo:font-style="normal" officeooo:rsid="18b4d1a3" style:font-style-asian="normal" style:font-style-complex="normal"/>
    </style:style>
    <style:style style:name="T166" style:family="text">
      <style:text-properties fo:font-style="normal" officeooo:rsid="18c20de8" style:font-style-asian="normal" style:font-style-complex="normal"/>
    </style:style>
    <style:style style:name="T167" style:family="text">
      <style:text-properties fo:font-style="normal" officeooo:rsid="18cf0f68" style:font-style-asian="normal" style:font-style-complex="normal"/>
    </style:style>
    <style:style style:name="T168" style:family="text">
      <style:text-properties fo:font-style="normal" officeooo:rsid="18d00879" style:font-style-asian="normal" style:font-style-complex="normal"/>
    </style:style>
    <style:style style:name="T169" style:family="text">
      <style:text-properties fo:font-style="normal" officeooo:rsid="18d5c31e" style:font-style-asian="normal" style:font-style-complex="normal"/>
    </style:style>
    <style:style style:name="T170" style:family="text">
      <style:text-properties fo:font-style="normal" officeooo:rsid="18e0c1bb" style:font-style-asian="normal" style:font-style-complex="normal"/>
    </style:style>
    <style:style style:name="T171" style:family="text">
      <style:text-properties fo:font-style="normal" officeooo:rsid="18e7ba4d" style:font-style-asian="normal" style:font-style-complex="normal"/>
    </style:style>
    <style:style style:name="T172" style:family="text">
      <style:text-properties fo:font-style="normal" officeooo:rsid="18ec2a42" style:font-style-asian="normal" style:font-style-complex="normal"/>
    </style:style>
    <style:style style:name="T173" style:family="text">
      <style:text-properties fo:font-style="normal" officeooo:rsid="18ec86d1" style:font-style-asian="normal" style:font-style-complex="normal"/>
    </style:style>
    <style:style style:name="T174" style:family="text">
      <style:text-properties fo:font-style="normal" officeooo:rsid="18ecc4a6" style:font-style-asian="normal" style:font-style-complex="normal"/>
    </style:style>
    <style:style style:name="T175" style:family="text">
      <style:text-properties fo:font-style="normal" officeooo:rsid="18f1d905" style:font-style-asian="normal" style:font-style-complex="normal"/>
    </style:style>
    <style:style style:name="T176" style:family="text">
      <style:text-properties fo:font-style="normal" officeooo:rsid="18f442d4" style:font-style-asian="normal" style:font-style-complex="normal"/>
    </style:style>
    <style:style style:name="T177" style:family="text">
      <style:text-properties fo:font-style="normal" officeooo:rsid="190514cb" style:font-style-asian="normal" style:font-style-complex="normal"/>
    </style:style>
    <style:style style:name="T178" style:family="text">
      <style:text-properties fo:font-style="normal" officeooo:rsid="1970af12" style:font-style-asian="normal" style:font-style-complex="normal"/>
    </style:style>
    <style:style style:name="T179" style:family="text">
      <style:text-properties fo:font-style="normal" officeooo:rsid="1971bbc9" style:font-style-asian="normal" style:font-style-complex="normal"/>
    </style:style>
    <style:style style:name="T180" style:family="text">
      <style:text-properties fo:font-style="normal" officeooo:rsid="199b34eb" style:font-style-asian="normal" style:font-style-complex="normal"/>
    </style:style>
    <style:style style:name="T181" style:family="text">
      <style:text-properties fo:font-style="normal" officeooo:rsid="19a7d5d7" style:font-style-asian="normal" style:font-style-complex="normal"/>
    </style:style>
    <style:style style:name="T182" style:family="text">
      <style:text-properties fo:font-style="normal" officeooo:rsid="19a8efca" style:font-style-asian="normal" style:font-style-complex="normal"/>
    </style:style>
    <style:style style:name="T183" style:family="text">
      <style:text-properties fo:font-style="normal" officeooo:rsid="19a9a442" style:font-style-asian="normal" style:font-style-complex="normal"/>
    </style:style>
    <style:style style:name="T184" style:family="text">
      <style:text-properties fo:font-style="normal" officeooo:rsid="19aa18ef" style:font-style-asian="normal" style:font-style-complex="normal"/>
    </style:style>
    <style:style style:name="T185" style:family="text">
      <style:text-properties fo:font-style="normal" officeooo:rsid="19ab249f" style:font-style-asian="normal" style:font-style-complex="normal"/>
    </style:style>
    <style:style style:name="T186" style:family="text">
      <style:text-properties fo:font-style="normal" officeooo:rsid="19ac7c84" style:font-style-asian="normal" style:font-style-complex="normal"/>
    </style:style>
    <style:style style:name="T187" style:family="text">
      <style:text-properties fo:font-style="normal" officeooo:rsid="19adafc0" style:font-style-asian="normal" style:font-style-complex="normal"/>
    </style:style>
    <style:style style:name="T188" style:family="text">
      <style:text-properties fo:font-style="normal" officeooo:rsid="19b1b7ff" style:font-style-asian="normal" style:font-style-complex="normal"/>
    </style:style>
    <style:style style:name="T189" style:family="text">
      <style:text-properties fo:font-style="normal" officeooo:rsid="19b42789" style:font-style-asian="normal" style:font-style-complex="normal"/>
    </style:style>
    <style:style style:name="T190" style:family="text">
      <style:text-properties fo:font-style="normal" officeooo:rsid="19b7afea" style:font-style-asian="normal" style:font-style-complex="normal"/>
    </style:style>
    <style:style style:name="T191" style:family="text">
      <style:text-properties fo:font-style="normal" officeooo:rsid="19aef2fb" style:font-style-asian="normal" style:font-style-complex="normal"/>
    </style:style>
    <style:style style:name="T192" style:family="text">
      <style:text-properties fo:font-style="normal" officeooo:rsid="19c505ba" style:font-style-asian="normal" style:font-style-complex="normal"/>
    </style:style>
    <style:style style:name="T193" style:family="text">
      <style:text-properties fo:font-style="normal" officeooo:rsid="19b7a33a" style:font-style-asian="normal" style:font-style-complex="normal"/>
    </style:style>
    <style:style style:name="T194" style:family="text">
      <style:text-properties fo:font-style="normal" officeooo:rsid="19b91027" style:font-style-asian="normal" style:font-style-complex="normal"/>
    </style:style>
    <style:style style:name="T195" style:family="text">
      <style:text-properties fo:font-style="normal" officeooo:rsid="19c67ee1" style:font-style-asian="normal" style:font-style-complex="normal"/>
    </style:style>
    <style:style style:name="T196" style:family="text">
      <style:text-properties fo:font-style="normal" officeooo:rsid="19c84da7" style:font-style-asian="normal" style:font-style-complex="normal"/>
    </style:style>
    <style:style style:name="T197" style:family="text">
      <style:text-properties fo:font-style="normal" officeooo:rsid="19b2a3c4" style:font-style-asian="normal" style:font-style-complex="normal"/>
    </style:style>
    <style:style style:name="T198" style:family="text">
      <style:text-properties fo:font-style="normal" officeooo:rsid="19c004af" style:font-style-asian="normal" style:font-style-complex="normal"/>
    </style:style>
    <style:style style:name="T199" style:family="text">
      <style:text-properties fo:font-style="normal" officeooo:rsid="19d927c8" style:font-style-asian="normal" style:font-style-complex="normal"/>
    </style:style>
    <style:style style:name="T200" style:family="text">
      <style:text-properties fo:font-style="normal" officeooo:rsid="1a087c78" style:font-style-asian="normal" style:font-style-complex="normal"/>
    </style:style>
    <style:style style:name="T201" style:family="text">
      <style:text-properties fo:font-style="normal" officeooo:rsid="1a34497f" style:font-style-asian="normal" style:font-style-complex="normal"/>
    </style:style>
    <style:style style:name="T202" style:family="text">
      <style:text-properties fo:font-style="normal" officeooo:rsid="1a3562c2" style:font-style-asian="normal" style:font-style-complex="normal"/>
    </style:style>
    <style:style style:name="T203" style:family="text">
      <style:text-properties fo:font-style="normal" officeooo:rsid="1a39e533" style:font-style-asian="normal" style:font-style-complex="normal"/>
    </style:style>
    <style:style style:name="T204" style:family="text">
      <style:text-properties fo:font-style="normal" officeooo:rsid="1a3a5130" style:font-style-asian="normal" style:font-style-complex="normal"/>
    </style:style>
    <style:style style:name="T20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6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207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20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1813c9a7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1814175e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181685ab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18174558" style:font-style-asian="normal" style:font-weight-asian="normal" style:font-style-complex="normal" style:font-weight-complex="normal"/>
    </style:style>
    <style:style style:name="T213" style:family="text">
      <style:text-properties fo:font-style="normal" style:text-underline-style="none" officeooo:rsid="161085fe" style:font-style-asian="normal" style:font-style-complex="normal"/>
    </style:style>
    <style:style style:name="T214" style:family="text">
      <style:text-properties fo:font-style="normal" style:text-underline-style="none" officeooo:rsid="174a6ef5" style:font-style-asian="normal" style:font-style-complex="normal"/>
    </style:style>
    <style:style style:name="T215" style:family="text">
      <style:text-properties fo:font-style="normal" style:text-underline-style="none" officeooo:rsid="15fa1f30" style:font-style-asian="normal" style:font-style-complex="normal"/>
    </style:style>
    <style:style style:name="T216" style:family="text">
      <style:text-properties fo:font-style="normal" style:text-underline-style="none" officeooo:rsid="160f4828" style:font-style-asian="normal" style:font-style-complex="normal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officeooo:rsid="13947e37" style:font-weight-asian="bold" style:font-weight-complex="bold"/>
    </style:style>
    <style:style style:name="T219" style:family="text">
      <style:text-properties fo:font-weight="bold" officeooo:rsid="14df73b6" style:font-weight-asian="bold" style:font-weight-complex="bold"/>
    </style:style>
    <style:style style:name="T220" style:family="text">
      <style:text-properties fo:font-weight="bold" officeooo:rsid="1506af2e" style:font-weight-asian="bold" style:font-weight-complex="bold"/>
    </style:style>
    <style:style style:name="T221" style:family="text">
      <style:text-properties fo:font-weight="bold" officeooo:rsid="14623651" style:font-weight-asian="bold" style:font-weight-complex="bold"/>
    </style:style>
    <style:style style:name="T222" style:family="text">
      <style:text-properties fo:font-weight="bold" officeooo:rsid="150d8111" style:font-weight-asian="bold" style:font-weight-complex="bold"/>
    </style:style>
    <style:style style:name="T223" style:family="text">
      <style:text-properties fo:font-weight="bold" officeooo:rsid="1803d5f8" style:font-weight-asian="bold" style:font-weight-complex="bold"/>
    </style:style>
    <style:style style:name="T224" style:family="text">
      <style:text-properties fo:font-weight="bold" officeooo:rsid="19361ae6" style:font-weight-asian="bold" style:font-weight-complex="bold"/>
    </style:style>
    <style:style style:name="T225" style:family="text">
      <style:text-properties officeooo:rsid="136b6dd9"/>
    </style:style>
    <style:style style:name="T226" style:family="text">
      <style:text-properties officeooo:rsid="14fc753c"/>
    </style:style>
    <style:style style:name="T227" style:family="text">
      <style:text-properties officeooo:rsid="15034d6f"/>
    </style:style>
    <style:style style:name="T228" style:family="text">
      <style:text-properties officeooo:rsid="15037620"/>
    </style:style>
    <style:style style:name="T229" style:family="text">
      <style:text-properties officeooo:rsid="1566b165"/>
    </style:style>
    <style:style style:name="T230" style:family="text">
      <style:text-properties officeooo:rsid="1566c669"/>
    </style:style>
    <style:style style:name="T231" style:family="text">
      <style:text-properties officeooo:rsid="1604ba80"/>
    </style:style>
    <style:style style:name="T232" style:family="text">
      <style:text-properties officeooo:rsid="15ddf54e"/>
    </style:style>
    <style:style style:name="T233" style:family="text">
      <style:text-properties officeooo:rsid="14cf24bf"/>
    </style:style>
    <style:style style:name="T234" style:family="text">
      <style:text-properties officeooo:rsid="142608f2"/>
    </style:style>
    <style:style style:name="T235" style:family="text">
      <style:text-properties officeooo:rsid="127649b2"/>
    </style:style>
    <style:style style:name="T236" style:family="text">
      <style:text-properties officeooo:rsid="128813d1"/>
    </style:style>
    <style:style style:name="T237" style:family="text">
      <style:text-properties officeooo:rsid="1288c6be"/>
    </style:style>
    <style:style style:name="T238" style:family="text">
      <style:text-properties fo:font-weight="normal" style:font-weight-asian="normal" style:font-weight-complex="normal"/>
    </style:style>
    <style:style style:name="T239" style:family="text">
      <style:text-properties fo:font-weight="normal" officeooo:rsid="126ce8d5" style:font-weight-asian="normal" style:font-weight-complex="normal"/>
    </style:style>
    <style:style style:name="T240" style:family="text">
      <style:text-properties fo:font-weight="normal" officeooo:rsid="129a6395" style:font-weight-asian="normal" style:font-weight-complex="normal"/>
    </style:style>
    <style:style style:name="T241" style:family="text">
      <style:text-properties fo:font-weight="normal" officeooo:rsid="126e320d" style:font-weight-asian="normal" style:font-weight-complex="normal"/>
    </style:style>
    <style:style style:name="T242" style:family="text">
      <style:text-properties fo:font-weight="normal" officeooo:rsid="150899a3" style:font-weight-asian="normal" style:font-weight-complex="normal"/>
    </style:style>
    <style:style style:name="T243" style:family="text">
      <style:text-properties fo:font-weight="normal" officeooo:rsid="14623651" style:font-weight-asian="normal" style:font-weight-complex="normal"/>
    </style:style>
    <style:style style:name="T244" style:family="text">
      <style:text-properties fo:font-weight="normal" officeooo:rsid="19418c82" style:font-weight-asian="normal" style:font-weight-complex="normal"/>
    </style:style>
    <style:style style:name="T245" style:family="text">
      <style:text-properties officeooo:rsid="142089d7"/>
    </style:style>
    <style:style style:name="T246" style:family="text">
      <style:text-properties officeooo:rsid="13d306e7"/>
    </style:style>
    <style:style style:name="T247" style:family="text">
      <style:text-properties officeooo:rsid="13d144e5"/>
    </style:style>
    <style:style style:name="T248" style:family="text">
      <style:text-properties officeooo:rsid="13947e37"/>
    </style:style>
    <style:style style:name="T249" style:family="text">
      <style:text-properties officeooo:rsid="130029b5"/>
    </style:style>
    <style:style style:name="T250" style:family="text">
      <style:text-properties officeooo:rsid="1300c16e"/>
    </style:style>
    <style:style style:name="T251" style:family="text">
      <style:text-properties officeooo:rsid="12917320"/>
    </style:style>
    <style:style style:name="T252" style:family="text">
      <style:text-properties officeooo:rsid="14545d88"/>
    </style:style>
    <style:style style:name="T253" style:family="text">
      <style:text-properties officeooo:rsid="1453158d"/>
    </style:style>
    <style:style style:name="T254" style:family="text">
      <style:text-properties officeooo:rsid="14585935"/>
    </style:style>
    <style:style style:name="T255" style:family="text">
      <style:text-properties officeooo:rsid="14df73b6"/>
    </style:style>
    <style:style style:name="T256" style:family="text">
      <style:text-properties officeooo:rsid="14d3e335"/>
    </style:style>
    <style:style style:name="T257" style:family="text">
      <style:text-properties officeooo:rsid="14d526cd"/>
    </style:style>
    <style:style style:name="T258" style:family="text">
      <style:text-properties officeooo:rsid="14d5b6a6"/>
    </style:style>
    <style:style style:name="T259" style:family="text">
      <style:text-properties officeooo:rsid="145d91fe"/>
    </style:style>
    <style:style style:name="T260" style:family="text">
      <style:text-properties officeooo:rsid="1469c9dd"/>
    </style:style>
    <style:style style:name="T261" style:family="text">
      <style:text-properties officeooo:rsid="14623651"/>
    </style:style>
    <style:style style:name="T262" style:family="text">
      <style:text-properties officeooo:rsid="14a1976b"/>
    </style:style>
    <style:style style:name="T263" style:family="text">
      <style:text-properties officeooo:rsid="14e7d3d1"/>
    </style:style>
    <style:style style:name="T264" style:family="text">
      <style:text-properties officeooo:rsid="150eda3f"/>
    </style:style>
    <style:style style:name="T265" style:family="text">
      <style:text-properties officeooo:rsid="150da347"/>
    </style:style>
    <style:style style:name="T266" style:family="text">
      <style:text-properties officeooo:rsid="14acb453"/>
    </style:style>
    <style:style style:name="T267" style:family="text">
      <style:text-properties officeooo:rsid="14f1f80c"/>
    </style:style>
    <style:style style:name="T268" style:family="text">
      <style:text-properties officeooo:rsid="15c04fe3"/>
    </style:style>
    <style:style style:name="T269" style:family="text">
      <style:text-properties officeooo:rsid="145138f8"/>
    </style:style>
    <style:style style:name="T270" style:family="text">
      <style:text-properties officeooo:rsid="14515e80"/>
    </style:style>
    <style:style style:name="T271" style:family="text">
      <style:text-properties officeooo:rsid="1377e26c"/>
    </style:style>
    <style:style style:name="T272" style:family="text">
      <style:text-properties officeooo:rsid="14530c11"/>
    </style:style>
    <style:style style:name="T273" style:family="text">
      <style:text-properties officeooo:rsid="137e424f"/>
    </style:style>
    <style:style style:name="T274" style:family="text">
      <style:text-properties officeooo:rsid="1381540f"/>
    </style:style>
    <style:style style:name="T275" style:family="text">
      <style:text-properties officeooo:rsid="1392415a"/>
    </style:style>
    <style:style style:name="T276" style:family="text">
      <style:text-properties officeooo:rsid="1321270d"/>
    </style:style>
    <style:style style:name="T277" style:family="text">
      <style:text-properties officeooo:rsid="1317fc16"/>
    </style:style>
    <style:style style:name="T278" style:family="text">
      <style:text-properties officeooo:rsid="13593a3c"/>
    </style:style>
    <style:style style:name="T279" style:family="text">
      <style:text-properties officeooo:rsid="135fff19"/>
    </style:style>
    <style:style style:name="T280" style:family="text">
      <style:text-properties officeooo:rsid="1360ae54"/>
    </style:style>
    <style:style style:name="T281" style:family="text">
      <style:text-properties officeooo:rsid="1361384a"/>
    </style:style>
    <style:style style:name="T282" style:family="text">
      <style:text-properties officeooo:rsid="13988174"/>
    </style:style>
    <style:style style:name="T283" style:family="text">
      <style:text-properties officeooo:rsid="13a6ba91"/>
    </style:style>
    <style:style style:name="T284" style:family="text">
      <style:text-properties officeooo:rsid="1320ec7f"/>
    </style:style>
    <style:style style:name="T285" style:family="text">
      <style:text-properties officeooo:rsid="1357b463"/>
    </style:style>
    <style:style style:name="T286" style:family="text">
      <style:text-properties officeooo:rsid="12026aad"/>
    </style:style>
    <style:style style:name="T287" style:family="text">
      <style:text-properties officeooo:rsid="12b06b97"/>
    </style:style>
    <style:style style:name="T288" style:family="text">
      <style:text-properties officeooo:rsid="12ae2f80"/>
    </style:style>
    <style:style style:name="T289" style:family="text">
      <style:text-properties officeooo:rsid="13d64610"/>
    </style:style>
    <style:style style:name="T290" style:family="text">
      <style:text-properties officeooo:rsid="122036b3"/>
    </style:style>
    <style:style style:name="T291" style:family="text">
      <style:text-properties officeooo:rsid="12a5acbc"/>
    </style:style>
    <style:style style:name="T292" style:family="text">
      <style:text-properties officeooo:rsid="12aa348d"/>
    </style:style>
    <style:style style:name="T293" style:family="text">
      <style:text-properties officeooo:rsid="159664ac"/>
    </style:style>
    <style:style style:name="T294" style:family="text">
      <style:text-properties officeooo:rsid="159b17bd"/>
    </style:style>
    <style:style style:name="T295" style:family="text">
      <style:text-properties officeooo:rsid="156c6b3d"/>
    </style:style>
    <style:style style:name="T296" style:family="text">
      <style:text-properties officeooo:rsid="1574c959"/>
    </style:style>
    <style:style style:name="T297" style:family="text">
      <style:text-properties officeooo:rsid="159eb076"/>
    </style:style>
    <style:style style:name="T298" style:family="text">
      <style:text-properties officeooo:rsid="155a7c25"/>
    </style:style>
    <style:style style:name="T299" style:family="text">
      <style:text-properties officeooo:rsid="155bb90d"/>
    </style:style>
    <style:style style:name="T300" style:family="text">
      <style:text-properties officeooo:rsid="15a4dcbb"/>
    </style:style>
    <style:style style:name="T301" style:family="text">
      <style:text-properties officeooo:rsid="12d769f1"/>
    </style:style>
    <style:style style:name="T302" style:family="text">
      <style:text-properties officeooo:rsid="15957b2a"/>
    </style:style>
    <style:style style:name="T303" style:family="text">
      <style:text-properties officeooo:rsid="12be790c"/>
    </style:style>
    <style:style style:name="T304" style:family="text">
      <style:text-properties officeooo:rsid="12ca3bdb"/>
    </style:style>
    <style:style style:name="T305" style:family="text">
      <style:text-properties officeooo:rsid="15ca5cf7"/>
    </style:style>
    <style:style style:name="T306" style:family="text">
      <style:text-properties officeooo:rsid="1317da25"/>
    </style:style>
    <style:style style:name="T307" style:family="text">
      <style:text-properties officeooo:rsid="1312b9b0"/>
    </style:style>
    <style:style style:name="T308" style:family="text">
      <style:text-properties officeooo:rsid="13121b14"/>
    </style:style>
    <style:style style:name="T309" style:family="text">
      <style:text-properties officeooo:rsid="12fb7f5b"/>
    </style:style>
    <style:style style:name="T310" style:family="text">
      <style:text-properties officeooo:rsid="14be47d9"/>
    </style:style>
    <style:style style:name="T311" style:family="text">
      <style:text-properties officeooo:rsid="140137dd"/>
    </style:style>
    <style:style style:name="T312" style:family="text">
      <style:text-properties officeooo:rsid="12e2fa76"/>
    </style:style>
    <style:style style:name="T313" style:family="text">
      <style:text-properties officeooo:rsid="12e3c5c7"/>
    </style:style>
    <style:style style:name="T314" style:family="text">
      <style:text-properties officeooo:rsid="13392bfe"/>
    </style:style>
    <style:style style:name="T315" style:family="text">
      <style:text-properties officeooo:rsid="16174fb8"/>
    </style:style>
    <style:style style:name="T316" style:family="text">
      <style:text-properties officeooo:rsid="152ac6ae"/>
    </style:style>
    <style:style style:name="T317" style:family="text">
      <style:text-properties officeooo:rsid="151c37a1"/>
    </style:style>
    <style:style style:name="T318" style:family="text">
      <style:text-properties officeooo:rsid="15d896d6"/>
    </style:style>
    <style:style style:name="T319" style:family="text">
      <style:text-properties officeooo:rsid="15e97ef8"/>
    </style:style>
    <style:style style:name="T320" style:family="text">
      <style:text-properties officeooo:rsid="16140a2f"/>
    </style:style>
    <style:style style:name="T321" style:family="text">
      <style:text-properties officeooo:rsid="16138f01"/>
    </style:style>
    <style:style style:name="T322" style:family="text">
      <style:text-properties officeooo:rsid="1485bec4"/>
    </style:style>
    <style:style style:name="T323" style:family="text">
      <style:text-properties officeooo:rsid="1485292b"/>
    </style:style>
    <style:style style:name="T324" style:family="text">
      <style:text-properties officeooo:rsid="148fc4c8"/>
    </style:style>
    <style:style style:name="T325" style:family="text">
      <style:text-properties officeooo:rsid="152dd88f"/>
    </style:style>
    <style:style style:name="T326" style:family="text">
      <style:text-properties officeooo:rsid="1544f086"/>
    </style:style>
    <style:style style:name="T327" style:family="text">
      <style:text-properties officeooo:rsid="1546b8d6"/>
    </style:style>
    <style:style style:name="T328" style:family="text">
      <style:text-properties officeooo:rsid="154eeac9"/>
    </style:style>
    <style:style style:name="T329" style:family="text">
      <style:text-properties officeooo:rsid="154e3b18"/>
    </style:style>
    <style:style style:name="T330" style:family="text">
      <style:text-properties officeooo:rsid="154c3af2"/>
    </style:style>
    <style:style style:name="T331" style:family="text">
      <style:text-properties officeooo:rsid="1546ca33"/>
    </style:style>
    <style:style style:name="T332" style:family="text">
      <style:text-properties officeooo:rsid="1542586b"/>
    </style:style>
    <style:style style:name="T333" style:family="text">
      <style:text-properties officeooo:rsid="153208bb"/>
    </style:style>
    <style:style style:name="T334" style:family="text">
      <style:text-properties officeooo:rsid="156135de"/>
    </style:style>
    <style:style style:name="T335" style:family="text">
      <style:text-properties officeooo:rsid="15633805"/>
    </style:style>
    <style:style style:name="T336" style:family="text">
      <style:text-properties officeooo:rsid="156318aa"/>
    </style:style>
    <style:style style:name="T337" style:family="text">
      <style:text-properties officeooo:rsid="155dd19d"/>
    </style:style>
    <style:style style:name="T338" style:family="text">
      <style:text-properties officeooo:rsid="15b8a048"/>
    </style:style>
    <style:style style:name="T339" style:family="text">
      <style:text-properties officeooo:rsid="15ba7e95"/>
    </style:style>
    <style:style style:name="T340" style:family="text">
      <style:text-properties officeooo:rsid="15baec24"/>
    </style:style>
    <style:style style:name="T341" style:family="text">
      <style:text-properties officeooo:rsid="120ca4eb"/>
    </style:style>
    <style:style style:name="T342" style:family="text">
      <style:text-properties officeooo:rsid="1517d745"/>
    </style:style>
    <style:style style:name="T343" style:family="text">
      <style:text-properties officeooo:rsid="12228ba6"/>
    </style:style>
    <style:style style:name="T344" style:family="text">
      <style:text-properties officeooo:rsid="172835a4"/>
    </style:style>
    <style:style style:name="T345" style:family="text">
      <style:text-properties officeooo:rsid="172a2eab"/>
    </style:style>
    <style:style style:name="T346" style:family="text">
      <style:text-properties officeooo:rsid="172ae8b5"/>
    </style:style>
    <style:style style:name="T347" style:family="text">
      <style:text-properties officeooo:rsid="172c6125"/>
    </style:style>
    <style:style style:name="T348" style:family="text">
      <style:text-properties officeooo:rsid="1731a21d"/>
    </style:style>
    <style:style style:name="T349" style:family="text">
      <style:text-properties officeooo:rsid="1734931c"/>
    </style:style>
    <style:style style:name="T350" style:family="text">
      <style:text-properties officeooo:rsid="17427367"/>
    </style:style>
    <style:style style:name="T351" style:family="text">
      <style:text-properties officeooo:rsid="174388df"/>
    </style:style>
    <style:style style:name="T352" style:family="text">
      <style:text-properties officeooo:rsid="176e69f5"/>
    </style:style>
    <style:style style:name="T353" style:family="text">
      <style:text-properties officeooo:rsid="17708b81"/>
    </style:style>
    <style:style style:name="T354" style:family="text">
      <style:text-properties officeooo:rsid="177366a2"/>
    </style:style>
    <style:style style:name="T355" style:family="text">
      <style:text-properties officeooo:rsid="177b0bd4"/>
    </style:style>
    <style:style style:name="T356" style:family="text">
      <style:text-properties officeooo:rsid="177bac92"/>
    </style:style>
    <style:style style:name="T357" style:family="text">
      <style:text-properties officeooo:rsid="177e88e2"/>
    </style:style>
    <style:style style:name="T358" style:family="text">
      <style:text-properties officeooo:rsid="177f6645"/>
    </style:style>
    <style:style style:name="T359" style:family="text">
      <style:text-properties officeooo:rsid="17811bf5"/>
    </style:style>
    <style:style style:name="T360" style:family="text">
      <style:text-properties officeooo:rsid="17857d79"/>
    </style:style>
    <style:style style:name="T361" style:family="text">
      <style:text-properties officeooo:rsid="17860896"/>
    </style:style>
    <style:style style:name="T362" style:family="text">
      <style:text-properties officeooo:rsid="1788af62"/>
    </style:style>
    <style:style style:name="T363" style:family="text">
      <style:text-properties officeooo:rsid="178a4fac"/>
    </style:style>
    <style:style style:name="T364" style:family="text">
      <style:text-properties officeooo:rsid="178b21ec"/>
    </style:style>
    <style:style style:name="T365" style:family="text">
      <style:text-properties officeooo:rsid="1792cc62"/>
    </style:style>
    <style:style style:name="T366" style:family="text">
      <style:text-properties officeooo:rsid="1792cf07"/>
    </style:style>
    <style:style style:name="T367" style:family="text">
      <style:text-properties officeooo:rsid="179c040f"/>
    </style:style>
    <style:style style:name="T368" style:family="text">
      <style:text-properties officeooo:rsid="179f3282"/>
    </style:style>
    <style:style style:name="T369" style:family="text">
      <style:text-properties officeooo:rsid="17a27c1d"/>
    </style:style>
    <style:style style:name="T370" style:family="text">
      <style:text-properties officeooo:rsid="17b228f5"/>
    </style:style>
    <style:style style:name="T371" style:family="text">
      <style:text-properties officeooo:rsid="17bb9954"/>
    </style:style>
    <style:style style:name="T372" style:family="text">
      <style:text-properties officeooo:rsid="17c566b4"/>
    </style:style>
    <style:style style:name="T373" style:family="text">
      <style:text-properties officeooo:rsid="17c573cc"/>
    </style:style>
    <style:style style:name="T374" style:family="text">
      <style:text-properties officeooo:rsid="17c9c1d0"/>
    </style:style>
    <style:style style:name="T375" style:family="text">
      <style:text-properties officeooo:rsid="17cf69d4"/>
    </style:style>
    <style:style style:name="T376" style:family="text">
      <style:text-properties officeooo:rsid="17d298c7"/>
    </style:style>
    <style:style style:name="T377" style:family="text">
      <style:text-properties officeooo:rsid="17d3cedf"/>
    </style:style>
    <style:style style:name="T378" style:family="text">
      <style:text-properties officeooo:rsid="17d55e87"/>
    </style:style>
    <style:style style:name="T379" style:family="text">
      <style:text-properties officeooo:rsid="17d6921d"/>
    </style:style>
    <style:style style:name="T380" style:family="text">
      <style:text-properties officeooo:rsid="17d72d6a"/>
    </style:style>
    <style:style style:name="T381" style:family="text">
      <style:text-properties officeooo:rsid="17ddc43c"/>
    </style:style>
    <style:style style:name="T382" style:family="text">
      <style:text-properties officeooo:rsid="17e232a9"/>
    </style:style>
    <style:style style:name="T383" style:family="text">
      <style:text-properties officeooo:rsid="17e3540a"/>
    </style:style>
    <style:style style:name="T384" style:family="text">
      <style:text-properties officeooo:rsid="1805d3f3"/>
    </style:style>
    <style:style style:name="T385" style:family="text">
      <style:text-properties officeooo:rsid="180fbd15"/>
    </style:style>
    <style:style style:name="T386" style:family="text">
      <style:text-properties officeooo:rsid="18174558"/>
    </style:style>
    <style:style style:name="T387" style:family="text">
      <style:text-properties officeooo:rsid="181890e1"/>
    </style:style>
    <style:style style:name="T388" style:family="text">
      <style:text-properties officeooo:rsid="181c2dd9"/>
    </style:style>
    <style:style style:name="T389" style:family="text">
      <style:text-properties fo:color="#ff6400" officeooo:rsid="181c2dd9"/>
    </style:style>
    <style:style style:name="T390" style:family="text">
      <style:text-properties fo:color="#ff6400" fo:font-style="normal" officeooo:rsid="181c2dd9" style:font-style-asian="normal" style:font-style-complex="normal"/>
    </style:style>
    <style:style style:name="T391" style:family="text">
      <style:text-properties officeooo:rsid="182043c2"/>
    </style:style>
    <style:style style:name="T392" style:family="text">
      <style:text-properties officeooo:rsid="1822fb63"/>
    </style:style>
    <style:style style:name="T393" style:family="text">
      <style:text-properties officeooo:rsid="182393a7"/>
    </style:style>
    <style:style style:name="T394" style:family="text">
      <style:text-properties officeooo:rsid="1828dffd"/>
    </style:style>
    <style:style style:name="T395" style:family="text">
      <style:text-properties officeooo:rsid="182c6288"/>
    </style:style>
    <style:style style:name="T396" style:family="text">
      <style:text-properties officeooo:rsid="182d5c9f"/>
    </style:style>
    <style:style style:name="T397" style:family="text">
      <style:text-properties officeooo:rsid="182e3478"/>
    </style:style>
    <style:style style:name="T398" style:family="text">
      <style:text-properties officeooo:rsid="18315c77"/>
    </style:style>
    <style:style style:name="T399" style:family="text">
      <style:text-properties officeooo:rsid="18380585"/>
    </style:style>
    <style:style style:name="T400" style:family="text">
      <style:text-properties officeooo:rsid="183da589"/>
    </style:style>
    <style:style style:name="T401" style:family="text">
      <style:text-properties style:text-line-through-style="solid" style:text-line-through-type="single"/>
    </style:style>
    <style:style style:name="T402" style:family="text">
      <style:text-properties officeooo:rsid="183f8ac8"/>
    </style:style>
    <style:style style:name="T403" style:family="text">
      <style:text-properties officeooo:rsid="184072c0"/>
    </style:style>
    <style:style style:name="T404" style:family="text">
      <style:text-properties officeooo:rsid="18446a07"/>
    </style:style>
    <style:style style:name="T405" style:family="text">
      <style:text-properties officeooo:rsid="18496138"/>
    </style:style>
    <style:style style:name="T406" style:family="text">
      <style:text-properties officeooo:rsid="184ee79e"/>
    </style:style>
    <style:style style:name="T407" style:family="text">
      <style:text-properties officeooo:rsid="18593023"/>
    </style:style>
    <style:style style:name="T408" style:family="text">
      <style:text-properties officeooo:rsid="185de114"/>
    </style:style>
    <style:style style:name="T409" style:family="text">
      <style:text-properties officeooo:rsid="186033b2"/>
    </style:style>
    <style:style style:name="T410" style:family="text">
      <style:text-properties officeooo:rsid="186429ed"/>
    </style:style>
    <style:style style:name="T411" style:family="text">
      <style:text-properties officeooo:rsid="1865dc65"/>
    </style:style>
    <style:style style:name="T412" style:family="text">
      <style:text-properties officeooo:rsid="186c8685"/>
    </style:style>
    <style:style style:name="T413" style:family="text">
      <style:text-properties officeooo:rsid="186e6ee5"/>
    </style:style>
    <style:style style:name="T414" style:family="text">
      <style:text-properties officeooo:rsid="187055d5"/>
    </style:style>
    <style:style style:name="T415" style:family="text">
      <style:text-properties officeooo:rsid="18775c48"/>
    </style:style>
    <style:style style:name="T416" style:family="text">
      <style:text-properties officeooo:rsid="187aba9b"/>
    </style:style>
    <style:style style:name="T417" style:family="text">
      <style:text-properties officeooo:rsid="187f8df8"/>
    </style:style>
    <style:style style:name="T418" style:family="text">
      <style:text-properties officeooo:rsid="18818bb0"/>
    </style:style>
    <style:style style:name="T419" style:family="text">
      <style:text-properties officeooo:rsid="1882979f"/>
    </style:style>
    <style:style style:name="T420" style:family="text">
      <style:text-properties officeooo:rsid="1886503f"/>
    </style:style>
    <style:style style:name="T421" style:family="text">
      <style:text-properties officeooo:rsid="18903ad5"/>
    </style:style>
    <style:style style:name="T422" style:family="text">
      <style:text-properties officeooo:rsid="189f1577"/>
    </style:style>
    <style:style style:name="T423" style:family="text">
      <style:text-properties officeooo:rsid="18a280e8"/>
    </style:style>
    <style:style style:name="T424" style:family="text">
      <style:text-properties officeooo:rsid="18a72360"/>
    </style:style>
    <style:style style:name="T425" style:family="text">
      <style:text-properties officeooo:rsid="18bbb28d"/>
    </style:style>
    <style:style style:name="T426" style:family="text">
      <style:text-properties officeooo:rsid="18c06625"/>
    </style:style>
    <style:style style:name="T427" style:family="text">
      <style:text-properties officeooo:rsid="18c3a186"/>
    </style:style>
    <style:style style:name="T428" style:family="text">
      <style:text-properties officeooo:rsid="18c82858"/>
    </style:style>
    <style:style style:name="T429" style:family="text">
      <style:text-properties officeooo:rsid="18c8e7b8"/>
    </style:style>
    <style:style style:name="T430" style:family="text">
      <style:text-properties officeooo:rsid="18c97d53"/>
    </style:style>
    <style:style style:name="T431" style:family="text">
      <style:text-properties officeooo:rsid="18cd6c9e"/>
    </style:style>
    <style:style style:name="T432" style:family="text">
      <style:text-properties officeooo:rsid="18cdce29"/>
    </style:style>
    <style:style style:name="T433" style:family="text">
      <style:text-properties officeooo:rsid="18db1cd7"/>
    </style:style>
    <style:style style:name="T434" style:family="text">
      <style:text-properties officeooo:rsid="18e1efc4"/>
    </style:style>
    <style:style style:name="T435" style:family="text">
      <style:text-properties officeooo:rsid="18e3312f"/>
    </style:style>
    <style:style style:name="T436" style:family="text">
      <style:text-properties officeooo:rsid="18e37018"/>
    </style:style>
    <style:style style:name="T437" style:family="text">
      <style:text-properties officeooo:rsid="18e8f20c"/>
    </style:style>
    <style:style style:name="T438" style:family="text">
      <style:text-properties officeooo:rsid="18ea9b86"/>
    </style:style>
    <style:style style:name="T439" style:family="text">
      <style:text-properties officeooo:rsid="18ec2a42"/>
    </style:style>
    <style:style style:name="T440" style:family="text">
      <style:text-properties officeooo:rsid="18f0b3d4"/>
    </style:style>
    <style:style style:name="T441" style:family="text">
      <style:text-properties officeooo:rsid="18f7c8b8"/>
    </style:style>
    <style:style style:name="T442" style:family="text">
      <style:text-properties officeooo:rsid="18fd846b"/>
    </style:style>
    <style:style style:name="T443" style:family="text">
      <style:text-properties officeooo:rsid="18fe4bc9"/>
    </style:style>
    <style:style style:name="T444" style:family="text">
      <style:text-properties officeooo:rsid="1900c93a"/>
    </style:style>
    <style:style style:name="T445" style:family="text">
      <style:text-properties officeooo:rsid="19068bc3"/>
    </style:style>
    <style:style style:name="T446" style:family="text">
      <style:text-properties officeooo:rsid="19084a3a"/>
    </style:style>
    <style:style style:name="T447" style:family="text">
      <style:text-properties officeooo:rsid="190e14d6"/>
    </style:style>
    <style:style style:name="T448" style:family="text">
      <style:text-properties officeooo:rsid="190f6104"/>
    </style:style>
    <style:style style:name="T449" style:family="text">
      <style:text-properties officeooo:rsid="1912be62"/>
    </style:style>
    <style:style style:name="T450" style:family="text">
      <style:text-properties officeooo:rsid="1913d283"/>
    </style:style>
    <style:style style:name="T451" style:family="text">
      <style:text-properties officeooo:rsid="19168136"/>
    </style:style>
    <style:style style:name="T452" style:family="text">
      <style:text-properties officeooo:rsid="1918fbe2"/>
    </style:style>
    <style:style style:name="T453" style:family="text">
      <style:text-properties officeooo:rsid="191d41a1"/>
    </style:style>
    <style:style style:name="T454" style:family="text">
      <style:text-properties officeooo:rsid="191eb244"/>
    </style:style>
    <style:style style:name="T455" style:family="text">
      <style:text-properties officeooo:rsid="1921a371"/>
    </style:style>
    <style:style style:name="T456" style:family="text">
      <style:text-properties officeooo:rsid="1922b116"/>
    </style:style>
    <style:style style:name="T457" style:family="text">
      <style:text-properties officeooo:rsid="1929f55a"/>
    </style:style>
    <style:style style:name="T458" style:family="text">
      <style:text-properties officeooo:rsid="192bf848"/>
    </style:style>
    <style:style style:name="T459" style:family="text">
      <style:text-properties officeooo:rsid="192c7727"/>
    </style:style>
    <style:style style:name="T460" style:family="text">
      <style:text-properties officeooo:rsid="193032c7"/>
    </style:style>
    <style:style style:name="T461" style:family="text">
      <style:text-properties officeooo:rsid="19306b54"/>
    </style:style>
    <style:style style:name="T462" style:family="text">
      <style:text-properties officeooo:rsid="19361ae6"/>
    </style:style>
    <style:style style:name="T463" style:family="text">
      <style:text-properties officeooo:rsid="19396aac"/>
    </style:style>
    <style:style style:name="T464" style:family="text">
      <style:text-properties officeooo:rsid="1939dc90"/>
    </style:style>
    <style:style style:name="T465" style:family="text">
      <style:text-properties officeooo:rsid="193d4eac"/>
    </style:style>
    <style:style style:name="T466" style:family="text">
      <style:text-properties officeooo:rsid="1940b591"/>
    </style:style>
    <style:style style:name="T467" style:family="text">
      <style:text-properties officeooo:rsid="19418c82"/>
    </style:style>
    <style:style style:name="T468" style:family="text">
      <style:text-properties officeooo:rsid="194ba38b"/>
    </style:style>
    <style:style style:name="T469" style:family="text">
      <style:text-properties officeooo:rsid="194fd639"/>
    </style:style>
    <style:style style:name="T470" style:family="text">
      <style:text-properties officeooo:rsid="19501dc6"/>
    </style:style>
    <style:style style:name="T471" style:family="text">
      <style:text-properties officeooo:rsid="19517269"/>
    </style:style>
    <style:style style:name="T472" style:family="text">
      <style:text-properties officeooo:rsid="19569807"/>
    </style:style>
    <style:style style:name="T473" style:family="text">
      <style:text-properties officeooo:rsid="195830e3"/>
    </style:style>
    <style:style style:name="T474" style:family="text">
      <style:text-properties officeooo:rsid="195e4afa"/>
    </style:style>
    <style:style style:name="T475" style:family="text">
      <style:text-properties officeooo:rsid="19629f41"/>
    </style:style>
    <style:style style:name="T476" style:family="text">
      <style:text-properties officeooo:rsid="1963ff4f"/>
    </style:style>
    <style:style style:name="T477" style:family="text">
      <style:text-properties officeooo:rsid="1965732f"/>
    </style:style>
    <style:style style:name="T478" style:family="text">
      <style:text-properties officeooo:rsid="196d22f3"/>
    </style:style>
    <style:style style:name="T479" style:family="text">
      <style:text-properties officeooo:rsid="196ea6f6"/>
    </style:style>
    <style:style style:name="T480" style:family="text">
      <style:text-properties officeooo:rsid="1973940f"/>
    </style:style>
    <style:style style:name="T481" style:family="text">
      <style:text-properties officeooo:rsid="19767503"/>
    </style:style>
    <style:style style:name="T482" style:family="text">
      <style:text-properties officeooo:rsid="1982d170"/>
    </style:style>
    <style:style style:name="T483" style:family="text">
      <style:text-properties officeooo:rsid="198e9aec"/>
    </style:style>
    <style:style style:name="T484" style:family="text">
      <style:text-properties officeooo:rsid="198f5879"/>
    </style:style>
    <style:style style:name="T485" style:family="text">
      <style:text-properties officeooo:rsid="19910f6e"/>
    </style:style>
    <style:style style:name="T486" style:family="text">
      <style:text-properties officeooo:rsid="199c9f8e"/>
    </style:style>
    <style:style style:name="T487" style:family="text">
      <style:text-properties officeooo:rsid="199ecb14"/>
    </style:style>
    <style:style style:name="T488" style:family="text">
      <style:text-properties officeooo:rsid="19ce5bc2"/>
    </style:style>
    <style:style style:name="T489" style:family="text">
      <style:text-properties officeooo:rsid="19d1acdb"/>
    </style:style>
    <style:style style:name="T490" style:family="text">
      <style:text-properties officeooo:rsid="19d5448a"/>
    </style:style>
    <style:style style:name="T491" style:family="text">
      <style:text-properties officeooo:rsid="19dd6603"/>
    </style:style>
    <style:style style:name="T492" style:family="text">
      <style:text-properties officeooo:rsid="19e265e8"/>
    </style:style>
    <style:style style:name="T493" style:family="text">
      <style:text-properties officeooo:rsid="19e334b1"/>
    </style:style>
    <style:style style:name="T494" style:family="text">
      <style:text-properties officeooo:rsid="19eb6d13"/>
    </style:style>
    <style:style style:name="T495" style:family="text">
      <style:text-properties officeooo:rsid="19f449ba"/>
    </style:style>
    <style:style style:name="T496" style:family="text">
      <style:text-properties officeooo:rsid="19f93af2"/>
    </style:style>
    <style:style style:name="T497" style:family="text">
      <style:text-properties officeooo:rsid="19fc1f67"/>
    </style:style>
    <style:style style:name="T498" style:family="text">
      <style:text-properties officeooo:rsid="1a00908c"/>
    </style:style>
    <style:style style:name="T499" style:family="text">
      <style:text-properties officeooo:rsid="1a03d4ff"/>
    </style:style>
    <style:style style:name="T500" style:family="text">
      <style:text-properties officeooo:rsid="1a067f94"/>
    </style:style>
    <style:style style:name="T501" style:family="text">
      <style:text-properties officeooo:rsid="1a14e644"/>
    </style:style>
    <style:style style:name="T502" style:family="text">
      <style:text-properties officeooo:rsid="1a167851"/>
    </style:style>
    <style:style style:name="T503" style:family="text">
      <style:text-properties officeooo:rsid="1a16b4d1"/>
    </style:style>
    <style:style style:name="T504" style:family="text">
      <style:text-properties officeooo:rsid="1a19db96"/>
    </style:style>
    <style:style style:name="T505" style:family="text">
      <style:text-properties officeooo:rsid="1a222824"/>
    </style:style>
    <style:style style:name="T506" style:family="text">
      <style:text-properties officeooo:rsid="1a226e13"/>
    </style:style>
    <style:style style:name="T507" style:family="text">
      <style:text-properties officeooo:rsid="1a28edc9"/>
    </style:style>
    <style:style style:name="T508" style:family="text">
      <style:text-properties officeooo:rsid="1a303286"/>
    </style:style>
    <style:style style:name="T509" style:family="text">
      <style:text-properties officeooo:rsid="1a3a5130"/>
    </style:style>
    <style:style style:name="T510" style:family="text">
      <style:text-properties officeooo:rsid="1a43891c"/>
    </style:style>
    <style:style style:name="T511" style:family="text">
      <style:text-properties officeooo:rsid="1a463594"/>
    </style:style>
    <style:style style:name="T512" style:family="text">
      <style:text-properties officeooo:rsid="1a499233"/>
    </style:style>
    <style:style style:name="T513" style:family="text">
      <style:text-properties officeooo:rsid="1a4b20e6"/>
    </style:style>
    <style:style style:name="T514" style:family="text">
      <style:text-properties officeooo:rsid="15947fd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8"/>
      <text:p text:style-name="P104"><text:span text:style-name="T223">O</text:span><text:span text:style-name="T217">puštěná pevnost</text:span></text:p>
      <text:p text:style-name="P99"/>
      <text:p text:style-name="P99"/>
      <text:p text:style-name="P100"><text:span text:style-name="T344">dobrodružství</text:span> pro hru</text:p>
      <text:p text:style-name="P121">Dakara</text:p>
      <text:p text:style-name="P123"/>
      <text:p text:style-name="P122">dungeoncrawl</text:p>
      <text:p text:style-name="P119"/>
      <text:p text:style-name="P119"/>
      <text:p text:style-name="P120"/>
      <text:p text:style-name="P120"/>
      <text:p text:style-name="P120"/>
      <text:p text:style-name="P120"/>
      <text:p text:style-name="P120"/>
      <text:p text:style-name="P120"/>
      <text:p text:style-name="P2">Michal Světlý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33"><text:a xlink:type="simple" xlink:href="#__RefHeading___Toc5353_3707205463" text:style-name="Internet_20_link" text:visited-style-name="Internet_20_link">TODO</text:a><text:tab/>3</text:p>
          <text:p text:style-name="P133"><text:a xlink:type="simple" xlink:href="#__RefHeading___Toc2916_1905480466" text:style-name="Internet_20_link" text:visited-style-name="Internet_20_link">K vytištění</text:a><text:tab/>13</text:p>
          <text:p text:style-name="P134"><text:a xlink:type="simple" xlink:href="#__RefHeading___Toc2918_1905480466" text:style-name="Internet_20_link" text:visited-style-name="Internet_20_link">?? (zatím nevím, kde to bude)</text:a><text:tab/>13</text:p>
          <text:p text:style-name="P134"><text:a xlink:type="simple" xlink:href="#__RefHeading___Toc2920_1905480466" text:style-name="Internet_20_link" text:visited-style-name="Internet_20_link">Trezor velitele pevnosti (ještě nevím, kde bude, ale nejspíš v B14)</text:a><text:tab/>13</text:p>
          <text:p text:style-name="P134"><text:a xlink:type="simple" xlink:href="#__RefHeading___Toc2922_1905480466" text:style-name="Internet_20_link" text:visited-style-name="Internet_20_link">Pracovna mága (C14)</text:a><text:tab/>13</text:p>
          <text:p text:style-name="P133"><text:a xlink:type="simple" xlink:href="#__RefHeading___Toc5355_3707205463" text:style-name="Internet_20_link" text:visited-style-name="Internet_20_link">Úvod</text:a><text:tab/>15</text:p>
          <text:p text:style-name="P134"><text:a xlink:type="simple" xlink:href="#__RefHeading___Toc5357_3707205463" text:style-name="Internet_20_link" text:visited-style-name="Internet_20_link">Příprava na hru</text:a><text:tab/>15</text:p>
          <text:p text:style-name="P134"><text:a xlink:type="simple" xlink:href="#__RefHeading___Toc5359_3707205463" text:style-name="Internet_20_link" text:visited-style-name="Internet_20_link">O čem je toto dobrodružství</text:a><text:tab/>16</text:p>
          <text:p text:style-name="P134"><text:a xlink:type="simple" xlink:href="#__RefHeading___Toc5361_3707205463" text:style-name="Internet_20_link" text:visited-style-name="Internet_20_link">Události</text:a><text:tab/>17</text:p>
          <text:p text:style-name="P133"><text:a xlink:type="simple" xlink:href="#__RefHeading___Toc5363_3707205463" text:style-name="Internet_20_link" text:visited-style-name="Internet_20_link"><text:span text:style-name="T125">L</text:span></text:a><text:a xlink:type="simple" xlink:href="#__RefHeading___Toc5363_3707205463" text:style-name="Internet_20_link" text:visited-style-name="Internet_20_link"><text:span text:style-name="T125">oot</text:span></text:a><text:tab/>19</text:p>
          <text:p text:style-name="P133"><text:a xlink:type="simple" xlink:href="#__RefHeading___Toc5365_3707205463" text:style-name="Internet_20_link" text:visited-style-name="Internet_20_link">NPCs (mrtvoly)</text:a><text:tab/>22</text:p>
          <text:p text:style-name="P133"><text:a xlink:type="simple" xlink:href="#__RefHeading___Toc5367_3707205463" text:style-name="Internet_20_link" text:visited-style-name="Internet_20_link">Nestvůry</text:a><text:tab/>24</text:p>
          <text:p text:style-name="P133"><text:a xlink:type="simple" xlink:href="#__RefHeading___Toc5369_3707205463" text:style-name="Internet_20_link" text:visited-style-name="Internet_20_link">Místnosti</text:a><text:tab/>26</text:p>
          <text:p text:style-name="P134"><text:a xlink:type="simple" xlink:href="#__RefHeading___Toc2924_1905480466" text:style-name="Internet_20_link" text:visited-style-name="Internet_20_link">Trosky pevnosti</text:a><text:tab/>26</text:p>
          <text:p text:style-name="P134"><text:a xlink:type="simple" xlink:href="#__RefHeading___Toc2926_1905480466" text:style-name="Internet_20_link" text:visited-style-name="Internet_20_link">První podzemní patro</text:a><text:tab/>30</text:p>
          <text:p text:style-name="P134"><text:a xlink:type="simple" xlink:href="#__RefHeading___Toc2928_1905480466" text:style-name="Internet_20_link" text:visited-style-name="Internet_20_link">Druhé podzemní patro</text:a><text:tab/>39</text:p>
          <text:p text:style-name="P133"><text:a xlink:type="simple" xlink:href="#__RefHeading___Toc2930_1905480466" text:style-name="Internet_20_link" text:visited-style-name="Internet_20_link">Konec dobrodružství</text:a><text:tab/>49</text:p>
        </text:index-body>
      </text:table-of-content>
      <text:p text:style-name="P124"/>
      <text:p text:style-name="P3"/>
      <text:p text:style-name="P1">Verze 0.<text:span text:style-name="T225">0.35</text:span></text:p>
      <text:p text:style-name="P124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135" text:outline-level="1"><text:bookmark-start text:name="__RefHeading___Toc5353_3707205463"/>TODO<text:bookmark-end text:name="__RefHeading___Toc5353_3707205463"/></text:h>
      <text:p text:style-name="P93">IDEA:</text:p>
      <text:list xml:id="list627259733" text:style-name="L1">
        <text:list-item>
          <text:p text:style-name="P159">Loot (a obecně předměty), ke kterým přísluší karta, mají v závorce (karta).</text:p>
        </text:list-item>
        <text:list-item>
          <text:p text:style-name="P159">Předměty, které mají jinou rekvizitu než kartu (svitek, atd.), mají v závorce (rekvizita).</text:p>
        </text:list-item>
        <text:list-item>
          <text:p text:style-name="P160">Ve finále by to možná mohly nahradit ikonky.</text:p>
        </text:list-item>
      </text:list>
      <text:p text:style-name="P56">IDEA: Kurzívou psát text, <text:span text:style-name="T369">který </text:span>je možné rovnou říct hráčům.</text:p>
      <text:p text:style-name="P111">TODO</text:p>
      <text:p text:style-name="P110">Postavy rozumí staroelfštině a starotrpasličtině –<text:span text:style-name="T408"> psané i mluvené formě. Neumí staroelfsky ani starotrpaslicky psát, a to ani písař (může se to samozřejmě naučit).</text:span></text:p>
      <text:list xml:id="list2572566206" text:style-name="L2">
        <text:list-item>
          <text:p text:style-name="P489">Jedena z modliteb by mohla být částečně za závalem <text:span text:style-name="T475">(pokud je teda budu přesouvat).</text:span></text:p>
        </text:list-item>
        <text:list-item>
          <text:p text:style-name="P162">Přidal pomlčky do kódu dveří (C5-d1).</text:p>
        </text:list-item>
        <text:list-item>
          <text:p text:style-name="P163">Jak vypadá „typická chodba“ (2x2 metry? Možná spíš na výšku 2,5m). <text:span text:style-name="T441">Pokud není řečeno jinak,</text:span> <text:span text:style-name="T441">strop v místnostech je stejně vysoký jako v chodbách.</text:span></text:p>
        </text:list-item>
        <text:list-item>
          <text:p text:style-name="P164">Pokud není řečeno jinak, všude v podzemí je tma.</text:p>
          <text:list>
            <text:list-item>
              <text:p text:style-name="P165">TODO: Čím si tu svítili?</text:p>
              <text:list>
                <text:list-item>
                  <text:p text:style-name="P165">Dát to do popisů místností.</text:p>
                </text:list-item>
              </text:list>
            </text:list-item>
          </text:list>
        </text:list-item>
        <text:list-item>
          <text:p text:style-name="P166">Co je na svazku klíčů v B1 d1?</text:p>
          <text:list>
            <text:list-item>
              <text:p text:style-name="P167"><text:soft-page-break/>Jden z klíčů je od dveří B1 d1, další je od dveří B3 d1.</text:p>
              <text:list>
                <text:list-item>
                  <text:p text:style-name="P167">Co dál?</text:p>
                </text:list-item>
              </text:list>
            </text:list-item>
          </text:list>
        </text:list-item>
        <text:list-item>
          <text:p text:style-name="P168">Značky na mapě v místnosti B1</text:p>
          <text:list>
            <text:list-item>
              <text:p text:style-name="P168">Pracovní stůl u severní stěny.</text:p>
            </text:list-item>
            <text:list-item>
              <text:p text:style-name="P168">Výheň, kovadlina a odkládací stolek u jižní stěny.</text:p>
            </text:list-item>
          </text:list>
        </text:list-item>
        <text:list-item>
          <text:p text:style-name="P169">Značky na ma<text:span text:style-name="T444">p</text:span>ě v místnosti B2</text:p>
          <text:list>
            <text:list-item>
              <text:p text:style-name="P169">Sudy s vodou.</text:p>
            </text:list-item>
          </text:list>
        </text:list-item>
        <text:list-item>
          <text:p text:style-name="P170">TODO: U dveří na mapě rozlišovat značku pro otevřené dveře a značku pro zavřené dveře s naznačením, kam se otevírají.</text:p>
        </text:list-item>
        <text:list-item>
          <text:p text:style-name="P171"><text:span text:style-name="T405">TODO: </text:span>Encounter do oblasti C11, C12, C13</text:p>
          <text:list>
            <text:list-item>
              <text:p text:style-name="P172">To byly asi další ubikace.</text:p>
              <text:list>
                <text:list-item>
                  <text:p text:style-name="P172">Ale co by se tu mohlo dít?</text:p>
                </text:list-item>
                <text:list-item>
                  <text:p text:style-name="P173">Možná nějaká (nehmotná) víla, kterou si tu jeden z elfů držel?</text:p>
                </text:list-item>
              </text:list>
            </text:list-item>
          </text:list>
        </text:list-item>
        <text:list-item>
          <text:p text:style-name="P174">TODO: Encounter do oblasti B1, B2</text:p>
          <text:list>
            <text:list-item>
              <text:p text:style-name="P175"><text:span text:style-name="T407">Socha trpaslice</text:span>, která nosila vědra s vodou ze studny, <text:span text:style-name="T407">vařila, obsluhovala vojáky, apod.</text:span></text:p>
              <text:list>
                <text:list-item>
                  <text:p text:style-name="P176"><text:span text:style-name="T408">Mluví starotrpaslicky, ale postavy jí rozumí</text:span>.</text:p>
                  <text:p text:style-name="P177">Má hluboký hlas.</text:p>
                </text:list-item>
                <text:list-item>
                  <text:p text:style-name="P178">Může souhlasit, že postavám pomůže, ale neumí bojovat – v případném boji zapiští a uteče se někam schovat.</text:p>
                </text:list-item>
              </text:list>
              <text:p text:style-name="P176">Ví o válce a o povolávacím <text:span text:style-name="T410">rozkazu?</text:span></text:p>
              <text:list text:continue-numbering="true">
                <text:list-header>
                  <text:p text:style-name="P177"><text:soft-page-break/>Asi jo, mistr se s ní určitě rozloučil.</text:p>
                </text:list-header>
                <text:list-item>
                  <text:p text:style-name="P180">Proč je tady?</text:p>
                  <text:list>
                    <text:list-item>
                      <text:p text:style-name="P181">Asi by dávalo smysl, kdyby tu někde byla dílna na opravy/údržbu soch. Ona mohla být pomocnicí mistra sochaře, nebo možná nevyléčitelně nemocná dcera jeho trpaslického přítele, kterou se rozhodl zachránit tím, že z ní udělal sochu.</text:p>
                      <text:p text:style-name="P181"><text:span text:style-name="T409">Za to dostal strašnýho sprďana a poslali ho za trest do téhle zapadlé pevnůstky.</text:span> </text:p>
                    </text:list-item>
                    <text:list-item>
                      <text:p text:style-name="P182">Sochařská dílna je B1.</text:p>
                      <text:list>
                        <text:list-item>
                          <text:p text:style-name="P183">Mistrova komnata bude někde jinde – třeba C11.</text:p>
                          <text:list>
                            <text:list-item>
                              <text:p text:style-name="P177">Asi by tam měly být nějaké svitky s kusem příběhu – <text:span text:style-name="T411">proč je tu ale nechal?</text:span></text:p>
                              <text:list>
                                <text:list-item>
                                  <text:p text:style-name="P184">Protože při evakuaci pevnos<text:span text:style-name="T412">t</text:span>i si směl vzít jen to nejnutnější.</text:p>
                                </text:list-item>
                              </text:list>
                              <text:p text:style-name="P185">Mistře Ankerte,</text:p>
                              <text:p text:style-name="P186">nemusím ti, doufám, vysvětlovat, do jak svízeln<text:span text:style-name="T468">é</text:span> situace jsi přivedl sochařsk<text:span text:style-name="T471">é</text:span> <text:span text:style-name="T471">kolegium</text:span>. <text:span text:style-name="T413">Nejen že tvé jednání bylo trestuhodně neetické, ale navíc jsi tím potenciálně urazil naše nejdůležitější spojence. A co hůř – musel jsi na to použít zrovna ženu? A musel jsi to být zrovna ty, můj nejlepší student?<text:line-break/><text:tab/>Na lítost už je, nicméně, pozdě. Záležitostí se zabývala královská kance</text:span><text:soft-page-break/><text:span text:style-name="T413">lář. Rozhodnutí jeho výsosti, jak jistě víš, je nezvratné. Zítra narukuješ k armádě a budeš ihned převelen do jedné ze vzdálených pohraničních pevností, kde budeš po zbytek svého života vykonávat práci údržbáře vojenského vybavení.<text:line-break/><text:tab/>Svůj… výtvor si vezmeš s sebou a zajistíš, že se o něm nikdo mimo pevnost nedozví. Porušení tohoto příkazu bude pro tebe znamenat smrt.</text:span></text:p>
                              <text:p text:style-name="P187">Ba<text:span text:style-name="T414">h</text:span>olar, velmistr sochař<text:span text:style-name="T470">ského kolegia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6">Svitek s vysvětlením, proč sem je přidělen sochařský mistr, by mohlo být u velitele tvrze.</text:p>
                      <text:list>
                        <text:list-header>
                          <text:p text:style-name="P188">Urozený pane Glandire,</text:p>
                          <text:p text:style-name="P190">posílám ti jednoho rek<text:span text:style-name="T419">r</text:span>u<text:span text:style-name="T419">t</text:span>a, jemuž je záhodno věnovat zvláštní pozornost. Bude tvým novým údržbářem. <text:span text:style-name="T473">N</text:span>enech se zmást tím, že je na tuto pozici starý, a že je nadmíru znalý umění sochařského. Chovej se k němu jako k nejnižšímu učedníkovi, taková jest vůle <text:span text:style-name="T472">jeho výsosti</text:span>.<text:line-break/><text:tab/>Věz také, že bude mít s sebou sochu netypického vzhledu. Je na tobě, jak ji využiješ. <text:span text:style-name="T417">N</text:span>espoléhej na ni ale <text:span text:style-name="T469">při obraně pevnosti</text:span>, <text:span text:style-name="T417">v</text:span> tomto směru je zcela defektní a nepoužitelná.<text:line-break/><text:tab/><text:span text:style-name="T418">Měj obzvláště na paměti</text:span>, že informace o její existenci v žádném případě nesmí opustit tvou pevnost.</text:p>
                          <text:p text:style-name="P191"><text:soft-page-break/>Vilinar, <text:span text:style-name="T415">vrchní velitel vojsk <text:s/>krále Arkadara</text:span></text:p>
                        </text:list-header>
                      </text:list>
                    </text:list-item>
                    <text:list-item>
                      <text:p text:style-name="P247">TODO: V rozkazu pro opuštění tvrze by mělo být zmíněno, že jak vojáci, tak civilisti, si mají s sebou vzít jen to nejnutnější.</text:p>
                      <text:list>
                        <text:list-header>
                          <text:p text:style-name="P189">Urozený pane Glandire,</text:p>
                          <text:p text:style-name="P193">rozkaz, který Ti posílám, se Ti jistě nebude líbit. <text:span text:style-name="T421">Nepochybuji ale, že rozumíš vážnosti situace a neprodleně jej vyplníš</text:span>.<text:line-break/><text:tab/><text:span text:style-name="T420">Jak jistě víš, válka s Chaosem se nevyvíjí dobře. Jeho jasnost dal tedy volnou ruku mágům a poskytnul jim veškeré potřebné zdroje, aby mohli vyvinout zbraně, které by válku rozhodly. Jeden z těchto projektů se jim však vymknul z rukou a zbraň, která byla již téměř připravena k bojovému nasazení, se obrátila proti nám.<text:line-break/><text:tab/>Již tak špatná situace se rázem stala neudržitelnou. Samotný Alondar je v ohrožení, nemůžeme si tedy již dovolit držet posádky v pohraničních pevnostech. A proto Ti dávám tento rozkaz:</text:span></text:p>
                          <text:p text:style-name="P194">Opusť s celou svou zbrojnou hotovostí Nadarskou pevnost. Vezmi s sebou také všechny civilisty, které nepojme Tvé panství, nebo jež by nebylo rozumné nechat nechráněné. <text:span text:style-name="T474">Při odchodu aktivuj</text:span> automatické obranné prostředky.<text:line-break/><text:tab/>Nařiď také všem svým vojákům a <text:soft-page-break/>poddaným, aby s sebou vzali jen to nejnutnější. Je nezbytné, aby se tvůj voj připojil k jádru armády Jeho veličenstva v co nejkratším termínu.</text:p>
                          <text:p text:style-name="P192">Vilinar, <text:span text:style-name="T415">vrchní velitel vojsk krále Arkadar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8">TODO: Encounter do oblasti B4 B5 (jídelna, kuchyně)</text:p>
          <text:list>
            <text:list-item>
              <text:p text:style-name="P248">ha, tam jsou vlastně huňáči</text:p>
            </text:list-item>
          </text:list>
        </text:list-item>
        <text:list-item>
          <text:p text:style-name="P249">C10 taky není moc zajímavá</text:p>
          <text:list>
            <text:list-item>
              <text:p text:style-name="P249">Je tam páka, která ale nic nedělá.</text:p>
            </text:list-item>
            <text:list-item>
              <text:p text:style-name="P249">Stojany na zbraně jsou prázdné.</text:p>
            </text:list-item>
            <text:list-item>
              <text:p text:style-name="P249">Možná nějaký mrtvoly by tu mohly bejt, ale proč by elfové zústali tady?</text:p>
            </text:list-item>
          </text:list>
        </text:list-item>
        <text:list-item>
          <text:p text:style-name="P249">Jedna ze soch v C8 by mohla bejt rozmlácená (orkové tam s nima zuřivě <text:span text:style-name="T406">bojovali, měly by po tom zbejt stopy).</text:span></text:p>
        </text:list-item>
        <text:list-item>
          <text:p text:style-name="P250">Zrušit orka a gobliny</text:p>
          <text:list>
            <text:list-item>
              <text:p text:style-name="P250">Když by byly postavy zalezlé v dungeonu, tak by je přízrak zahnal sám.</text:p>
            </text:list-item>
          </text:list>
        </text:list-item>
        <text:list-item>
          <text:p text:style-name="P251">Přízrak by asi měl být komunikativní už od začátku <text:span text:style-name="T404">(a považovat postavy za návštěvníky pevnosti)</text:span>.</text:p>
          <text:list>
            <text:list-item>
              <text:p text:style-name="P252">Hráči tady aspoň zjistí, že jejich postavy rozumí staroefštině.</text:p>
            </text:list-item>
          </text:list>
        </text:list-item>
        <text:list-item>
          <text:p text:style-name="P161"><text:span text:style-name="T226">Plynovou past museli spustit</text:span> <text:span text:style-name="T226">orkové a museli to udělat už ve vchodu – jinak by jejich mrtvoly byly po celém podzemí a hlavně by byly spuštěné všechny pasti, pomlácené sochy, atd.</text:span></text:p>
          <text:list>
            <text:list-item>
              <text:p text:style-name="P253"><text:soft-page-break/>Mohli to spustit i elfové ve víře, že to sejme jen orky.</text:p>
            </text:list-item>
            <text:list-item>
              <text:p text:style-name="P254">Velitel pevnosti by mohl mít v komnatě návod „Ujistěte se, že jsou vstupní dveře důkladně utěsněné“ - a vstupní dveře budou proražené od orků.</text:p>
            </text:list-item>
            <text:list-item>
              <text:p text:style-name="P255">Tzn. past byla součástí obrany úplně první místnosti. Sochám plyn nevadí, takže ok. Respektive možná až druhé – střílny by asi taky vadily <text:span text:style-name="T227">(tzn. z C8 dál by musely být vzduchotěsné dveře)</text:span>.</text:p>
              <text:list>
                <text:list-item>
                  <text:p text:style-name="P255">Spouštěla se nejspíš nějakou pákou v<text:span text:style-name="T228">e zbrojnici</text:span>.</text:p>
                </text:list-item>
              </text:list>
            </text:list-item>
          </text:list>
        </text:list-item>
        <text:list-item>
          <text:p text:style-name="P256">Mříž ke studni se pokoušeli zvednou elfové, když zjistili, že se jedovatý plyn dostal dovnitř</text:p>
          <text:list>
            <text:list-item>
              <text:p text:style-name="P256">TODO: U mříže popsat dva udušené elfy, kteří se ji snažili zvednout.</text:p>
            </text:list-item>
          </text:list>
        </text:list-item>
        <text:list-item>
          <text:p text:style-name="P257">Mohl by tu přece jen někdo žít, ať je s kým si popovídat.</text:p>
          <text:list>
            <text:list-item>
              <text:p text:style-name="P258">Asi nějakej člověk nebo <text:span text:style-name="T229">trpaslík</text:span> – poustevník, sort of. Bude se postav stranit, ale půjde si ho všimnout.</text:p>
              <text:list>
                <text:list-header>
                  <text:p text:style-name="P259">Mluví nakřáplým hlasem.</text:p>
                  <text:p text:style-name="P258">„<text:span text:style-name="T229">Jméno? K čemu by mi tady bylo jméno?</text:span>“</text:p>
                  <text:p text:style-name="P258">„<text:span text:style-name="T229">Jděte pryč, já vám taky nelezu do domu bez pozvání.</text:span>“</text:p>
                  <text:p text:style-name="P258">„<text:span text:style-name="T230">Když si tak chytrej, tak mi řekni, proč je voda mokrá.</text:span>“</text:p>
                </text:list-header>
              </text:list>
            </text:list-item>
          </text:list>
        </text:list-item>
        <text:list-item>
          <text:p text:style-name="P260">Nahoře v pevnosti se bojovalo (orkové s elfy). Měly by tam být mrtvoly.</text:p>
          <text:list>
            <text:list-item>
              <text:p text:style-name="P260">Elfové se pak stáhli dolů do věže.</text:p>
            </text:list-item>
          </text:list>
        </text:list-item>
        <text:list-item>
          <text:p text:style-name="P261"><text:soft-page-break/>Do příslušných místností dát modlitby k jednotlivým bohům Řádu.</text:p>
          <text:p text:style-name="P261"><text:span text:style-name="Emphasis"><text:span text:style-name="T231">„Klaním se před Tebou, Astro, stvořitelko hvězd, královno bohů Řádu.“</text:span></text:span></text:p>
          <text:p text:style-name="P261"><text:span text:style-name="Emphasis"><text:span text:style-name="T231">„Klaním se před Tebou, Solreone, jenž každý den putuješ po nebeské klenbě a dáváš nám světlo a naději.“</text:span></text:span></text:p>
          <text:p text:style-name="P261"><text:span text:style-name="Emphasis"><text:span text:style-name="T231">„Klaním se před Tebou, Raio, paní divočiny. Tobě vděčíme za léčivé dary lesa.“</text:span></text:span></text:p>
          <text:p text:style-name="P261"><text:span text:style-name="Emphasis"><text:span text:style-name="T231">„Klaním se před Tebou, Mirvo, paní kouzel, vědění a magické moci.“</text:span></text:span></text:p>
          <text:p text:style-name="P261"><text:span text:style-name="Emphasis"><text:span text:style-name="T231">„Klaním se před Tebou, Ero, která nás chráníš před ničivou mocí času.“</text:span></text:span></text:p>
          <text:p text:style-name="P261"><text:span text:style-name="T122">„Klaním se před Tebou, Belerone, </text:span><text:span text:style-name="T123">jenž jsi ztělesněním</text:span><text:span text:style-name="T122"> cti, spravedlnosti a věrnosti“.</text:span></text:p>
          <text:p text:style-name="P261"><text:span text:style-name="T122">„Klaním se před Tebou, </text:span><text:span text:style-name="T124">Narveo. Tobě vděčíme za naši zručnost a tvořivost</text:span><text:span text:style-name="T122">“.</text:span></text:p>
        </text:list-item>
        <text:list-item>
          <text:p text:style-name="P261">Někam dát svitek nebo knihu s popisem božstev Řádu (asi do pracovny mága).</text:p>
        </text:list-item>
        <text:list-item>
          <text:p text:style-name="P262">Staty přízraku dát do kapitoly Události – hlídka goblinů, tam budou nejpravděpodobněji potřeba. Z ostatních míst tam odkázat.</text:p>
        </text:list-item>
        <text:list-item>
          <text:p text:style-name="P263">Zbroje si sice staří elfové odnesli, ale i tak asi stojí za to zmínit, že si je skladovali v bednách na ubikacích.</text:p>
          <text:list>
            <text:list-item>
              <text:p text:style-name="P263">Ve zbrojnici byly jen zbraně a to ještě navíc „erární“, <text:span text:style-name="T371">navíc k těm, co měli vojáci u sebe.</text:span></text:p>
            </text:list-item>
          </text:list>
        </text:list-item>
      </text:list>
      <text:list xml:id="list750698857" text:style-name="L3">
        <text:list-item>
          <text:p text:style-name="P264">K magickým předmětům dát odkaz na kapitolu v <text:s/>pravidlech, kter<text:span text:style-name="T232">á</text:span> popisuje, jak je postavy mohou použít.</text:p>
        </text:list-item>
        <text:list-item>
          <text:p text:style-name="P265"><text:soft-page-break/>TODO: Toalety. <text:span text:style-name="T233">A něco na umývání (lavóry, kýbl, tak něco). To by asi mohlo bejt přímo v ubikacích.</text:span></text:p>
        </text:list-item>
        <text:list-item>
          <text:p text:style-name="P266">Ve spodním patře věže by možná spíš měla bejt spíš mágova laborka než komnata velitele tvrze.</text:p>
        </text:list-item>
      </text:list>
      <text:list xml:id="list2426343815" text:style-name="L4">
        <text:list-item>
          <text:p text:style-name="P267">Při popisu mrtvých orků zmínit, že jsou plně vyzbrojeni</text:p>
        </text:list-item>
      </text:list>
      <text:list xml:id="list2466623536" text:style-name="L5">
        <text:list-item>
          <text:p text:style-name="P268">Udělat místnost v hlavní věži v druhém podzemním patře – bude to jeden z hintů, že v prvním by měla být taky.</text:p>
        </text:list-item>
        <text:list-item>
          <text:p text:style-name="P269">Jak řešili světlo? (Magicky ne, takže by tu asi měly být lucerny, nebo aspoň háčky na stěnách a sud s olejem –<text:span text:style-name="T234"> byl určitě ve skladu, takže možná zasypanej stropem nebo rozbitej</text:span>).</text:p>
        </text:list-item>
      </text:list>
      <text:list xml:id="list1611631121" text:style-name="L6">
        <text:list-item>
          <text:p text:style-name="P270">Dílna na opravu soch</text:p>
        </text:list-item>
        <text:list-item>
          <text:p text:style-name="P271">U kuchyně (respektive u skladu) by měl být nákladní výtah</text:p>
          <text:list>
            <text:list-item>
              <text:p text:style-name="P272">Půjde tamtudy sešplhat dolů? Asi by mohlo.</text:p>
            </text:list-item>
          </text:list>
        </text:list-item>
        <text:list-item>
          <text:p text:style-name="P273">Zvedací mechanismus nad mříží (asi bude potřeba prohodit směr schodů, aby se v 1. patře dalo nad mříž dostat.</text:p>
        </text:list-item>
      </text:list>
      <text:p text:style-name="P59">Pasti</text:p>
      <text:list xml:id="list1945458359" text:style-name="L7">
        <text:list-item>
          <text:p text:style-name="P274">Magické pasti</text:p>
          <text:list>
            <text:list-item>
              <text:p text:style-name="P274">Ohnivé šipky vystřelující ze stěn</text:p>
              <text:list>
                <text:list-item>
                  <text:p text:style-name="P275">Měly by být stejně silné jako Hůlka ohně (ale s vysokým atributem...)</text:p>
                </text:list-item>
              </text:list>
            </text:list-item>
            <text:list-item>
              <text:p text:style-name="P274">Elfská výprava měla předměty, které před pastmi chrání.</text:p>
              <text:list>
                <text:list-item>
                  <text:p text:style-name="P276">V rozkazu veliteli výpravy by to mělo být zmíněno.</text:p>
                </text:list-item>
              </text:list>
            </text:list-item>
          </text:list>
        </text:list-item>
      </text:list>
      <text:p text:style-name="P60"><text:tab/>Co je zapasťované a proč?</text:p>
      <text:list xml:id="list798279955" text:style-name="L8">
        <text:list-item>
          <text:p text:style-name="P277"><text:soft-page-break/>Možná nějaký trezor, jestli tu byl (což asi byl).</text:p>
        </text:list-item>
        <text:list-item>
          <text:p text:style-name="P278">Pasti coby součást obrany tvrze</text:p>
          <text:list>
            <text:list-item>
              <text:p text:style-name="P279">Obecně pasti, které za sebou mohli ustupující obránci aktivovat.</text:p>
            </text:list-item>
            <text:list-item>
              <text:p text:style-name="P278">Jednou z nich byla plynová past</text:p>
              <text:list>
                <text:list-item>
                  <text:p text:style-name="P280">Asi by někdo mohlo být něco, co před jedovatým plynem chrání.</text:p>
                </text:list-item>
                <text:list-item>
                  <text:p text:style-name="P280">Ono je to teda asi možná jedno, jestli je ta past vypotřebovaná a deaktivovaná, <text:span text:style-name="T235">ale dávalo by to smysl.</text:span></text:p>
                </text:list-item>
              </text:list>
            </text:list-item>
          </text:list>
        </text:list-item>
      </text:list>
      <text:p text:style-name="P59">Překážky</text:p>
      <text:list xml:id="list68417127" text:style-name="L9">
        <text:list-header>
          <text:p text:style-name="P282">Zatím tam mám: Šplhání na věž <text:span text:style-name="T236">(mělo by vyžadovat zatloukání skob nebo tak něco)</text:span> nebo stavění mostku, sešplhávání do <text:span text:style-name="T237">studny, za vchodem do studny by mohla být mříž.</text:span></text:p>
        </text:list-header>
        <text:list-item>
          <text:p text:style-name="P281"><text:span text:style-name="T239">Do podzemí se musí šplhat (na věž a pak dolů s</text:span><text:span text:style-name="T240">c</text:span><text:span text:style-name="T239">hodištěm, případně sešplhat do studny), </text:span><text:span text:style-name="T241">ale chtělo by to asi ještě nějaké šplhání dole. Mohou tam být například zřícené schody do dolního patra.</text:span></text:p>
          <text:list>
            <text:list-item>
              <text:p text:style-name="P283">Mezi hradem a věží by asi taky mohlo jít postavit můstek.</text:p>
              <text:list>
                <text:list-item>
                  <text:p text:style-name="P284">TODO: Musí být z čeho <text:span text:style-name="T245">(mohly staré stropní trámy přežít?)</text:span></text:p>
                </text:list-item>
              </text:list>
            </text:list-item>
          </text:list>
        </text:list-item>
      </text:list>
      <text:p text:style-name="P61">Zamčené dveře a truhly, klíče k nim</text:p>
      <text:list xml:id="list486953244" text:style-name="L10">
        <text:list-item>
          <text:p text:style-name="P285">Staří elfové tu mohli mít nějaké ubikace a v nich truhly s osobními předměty <text:span text:style-name="T246">(TODO)</text:span>.</text:p>
        </text:list-item>
      </text:list>
      <text:list xml:id="list1909341844" text:style-name="L11">
        <text:list-item>
          <text:p text:style-name="P286"><text:span text:style-name="T247">Noví e</text:span>lfové měli nějaké klíče s sebou (např. k trezoru pána tvrze).</text:p>
        </text:list-item>
      </text:list>
      <text:p text:style-name="P62"><text:soft-page-break/>Loot <text:span text:style-name="T248">(viz </text:span><text:span text:style-name="T218">Loot</text:span><text:span text:style-name="T248">)</text:span></text:p>
      <text:p text:style-name="P63">Texty na svitcích</text:p>
      <text:list xml:id="list324935587" text:style-name="L12">
        <text:list-item>
          <text:p text:style-name="P287">Svitky by měly hráčům sdělit, co se tu stalo</text:p>
          <text:list>
            <text:list-item>
              <text:p text:style-name="P288">Deník velitele tvrze</text:p>
            </text:list-item>
            <text:list-item>
              <text:p text:style-name="P288">Rozka<text:span text:style-name="T249">z</text:span> pro vůdce výpravy <text:span text:style-name="T250">(hodilo by se jméno toho, kdo je sem potkal, to pak bude NPCčko v kampani).</text:span></text:p>
              <text:list>
                <text:list-item>
                  <text:p text:style-name="P289"><text:span text:style-name="T125">Vůdce výpravy by mohl mít písemný rozkaz (kde bude zmíněno, že k němu dostal návod jak odstranit pasti a otevřít trezor – možná by k tomu mohl bejt i klíč). </text:span><text:span text:style-name="T153">Každopádně v rozkazu můžu nastínit příběh (že to jsou potomci dávných elfů).</text:span></text:p>
                </text:list-item>
              </text:list>
            </text:list-item>
          </text:list>
        </text:list-item>
      </text:list>
      <text:p text:style-name="P64">Hinty, extra descriptiony</text:p>
      <text:list xml:id="list2156022266" text:style-name="L13">
        <text:list-item>
          <text:p text:style-name="P290">Kde je <text:span text:style-name="T358">svatyně</text:span> a jak se otevírá.</text:p>
        </text:list-item>
        <text:list-item>
          <text:p text:style-name="P290"><text:span text:style-name="T251">J</text:span>ak se dají deaktivovat pasti.</text:p>
        </text:list-item>
        <text:list-item>
          <text:p text:style-name="P291">Něco o amuletu, díky kterému neútočí sochy.</text:p>
        </text:list-item>
      </text:list>
      <text:h text:style-name="Heading_20_1" text:outline-level="1"><text:bookmark-start text:name="__RefHeading___Toc2916_1905480466"/>K vytištění<text:bookmark-end text:name="__RefHeading___Toc2916_1905480466"/></text:h>
      <text:h text:style-name="Heading_20_2" text:outline-level="2"><text:bookmark-start text:name="__RefHeading___Toc2918_1905480466"/>?? <text:span text:style-name="T355">(zatím nevím, kde to bude)</text:span><text:bookmark-end text:name="__RefHeading___Toc2918_1905480466"/></text:h>
      <text:p text:style-name="P94">V mrtvole vůdce výpravy:</text:p>
      <text:p text:style-name="P20">„Přikládám <text:span text:style-name="T322">také</text:span> několik svitků s kouzly. Střez je jako oko v hlavě, jsou nesmírně vzácné.<text:line-break/><text:tab/>Na jednom z nich je kouzlo Přenos myšlenek, které ti umožní <text:span text:style-name="T323">domluvit se</text:span> s duchy našich předků, pokud na nějaké narazíš.“</text:p>
      <text:h text:style-name="Heading_20_2" text:outline-level="2"><text:bookmark-start text:name="__RefHeading___Toc2920_1905480466"/>Trezor velitele pevnosti (ještě nevím, kde bude, <text:span text:style-name="T356">ale nejspíš v B14</text:span>)<text:bookmark-end text:name="__RefHeading___Toc2920_1905480466"/></text:h>
      <text:p text:style-name="P19"><text:span text:style-name="T80">Esence nehmotného strážce, jenž ti jest přidělen, je uložena v amuletu ve tvaru </text:span><text:span text:style-name="T81">štítu</text:span><text:span text:style-name="T80">. Chraň tento předmět před poškozením, sic z něj tato esence vyprchá a strážce se propadne do Nebytí.</text:span></text:p>
      <text:h text:style-name="Heading_20_2" text:outline-level="2"><text:bookmark-start text:name="__RefHeading___Toc2922_1905480466"/>Pracovna mága (C14)<text:bookmark-end text:name="__RefHeading___Toc2922_1905480466"/></text:h>
      <text:p text:style-name="P18">Pojednání o božských atributech</text:p>
      <text:p text:style-name="P18">Zpočátku se bohové Řádu museli skrývat před prastarými démony. <text:span text:style-name="T349">Nemohli jsme je tedy</text:span> zobrazovat a <text:span text:style-name="T349">museli jsme je</text:span> nosi<text:span text:style-name="T349">t</text:span> je <text:span text:style-name="T346">jen</text:span> ve svých myslích a srdcích. Později, když <text:span text:style-name="T347">bohové</text:span> s Astrou v čele povstali a <text:span text:style-name="T345">démony porazili, však potřeba skrývání pominula a lid zatoužil vyslovit jim díky a prokázat jim náležitou úctu. Tehdy vznikly první sochy a jiná vyobrazení, jejichž prostřednictvím můžeme svá božstva oslovovat.<text:line-break/><text:tab/>V té době se ustálilo několik význačných rysů, atributů, které by každé zobrazení boha mělo mít:</text:span></text:p>
      <text:p text:style-name="P128"><text:soft-page-break/>Astra –<text:span text:style-name="T348"> č</text:span>elenka z hvězd</text:p>
      <text:p text:style-name="P128">Solreon –<text:span text:style-name="T348"> p</text:span>aprsky vycházející z otevřené dlaně</text:p>
      <text:p text:style-name="P128">Raia –<text:span text:style-name="T348"> n</text:span>ahota, <text:span text:style-name="T348">mládí,</text:span> místo nohou kořeny</text:p>
      <text:p text:style-name="P128">Mirva –<text:span text:style-name="T348"> h</text:span>ůl a otevřená kniha</text:p>
      <text:p text:style-name="P128">Era –<text:span text:style-name="T348"> p</text:span>řízračná, nehmotná <text:span text:style-name="T348">stařena</text:span></text:p>
      <text:p text:style-name="P131"><text:span text:style-name="T69">Beleron</text:span><text:span text:style-name="Emphasis"><text:span text:style-name="T69"> –</text:span></text:span><text:span text:style-name="Emphasis"><text:span text:style-name="T75"> bojovník v</text:span></text:span><text:span text:style-name="T69"> </text:span><text:span text:style-name="T75">p</text:span><text:span text:style-name="T69">oklek</text:span><text:span text:style-name="T75">u</text:span><text:span text:style-name="T69"> s čelem opřeným o jílec meče</text:span></text:p>
      <text:p text:style-name="P131"><text:span text:style-name="T69">Narvea –</text:span><text:span text:style-name="Emphasis"><text:span text:style-name="T75"> </text:span></text:span><text:span text:style-name="T75">k</text:span><text:span text:style-name="T69">leště a kladivo</text:span></text:p>
      <text:h text:style-name="Heading_20_1" text:outline-level="1"><text:bookmark-start text:name="__RefHeading___Toc5355_3707205463"/>Úvod<text:bookmark-end text:name="__RefHeading___Toc5355_3707205463"/></text:h>
      <text:p text:style-name="P132">Vítej, Pane nebo Paní jeskyně!</text:p>
      <text:p text:style-name="P65"><text:span text:style-name="T252">Před sebou máš</text:span> dobrodružství <text:span text:style-name="T253">pro hru</text:span> <text:span text:style-name="T238">Dakara</text:span><text:span text:style-name="T242">:</text:span><text:span text:style-name="T238"> </text:span><text:span text:style-name="T242">dungeoncrawl</text:span>. <text:span text:style-name="T254">Kromě této příručky potřebuješ ještě:</text:span></text:p>
      <text:list xml:id="list2557396326" text:style-name="L14">
        <text:list-item>
          <text:p text:style-name="P292">2-5 spoluhráčů.</text:p>
        </text:list-item>
      </text:list>
      <text:list xml:id="list4253035199" text:style-name="L15">
        <text:list-item>
          <text:p text:style-name="P294"><text:span text:style-name="T255">Příručku </text:span><text:span text:style-name="T219">Dakara</text:span><text:span text:style-name="T220">:</text:span><text:span text:style-name="T219"> </text:span><text:span text:style-name="T220">d</text:span><text:span text:style-name="T219">ungeoncrawl</text:span><text:span text:style-name="T255"> – najdeš v ní pravidla hry a také návod, jak ji s pomocí této příručky vést.</text:span></text:p>
        </text:list-item>
        <text:list-item>
          <text:p text:style-name="P295">Přiložené deníky postav a karty předmětů.</text:p>
        </text:list-item>
        <text:list-item>
          <text:p text:style-name="P296"><text:span text:style-name="T256">Šestistěnné k</text:span>ostky.</text:p>
          <text:list>
            <text:list-item>
              <text:p text:style-name="P297">V zásadě stačí i jedna, ale pohodlnější je, když má každý hráč šest vlastních (při sesílání kouzel se hází až šesti kostkam<text:span text:style-name="T257">i</text:span> najednou).</text:p>
            </text:list-item>
          </text:list>
        </text:list-item>
        <text:list-item>
          <text:p text:style-name="P298">Arch papíru s předtištěnými obrysy mapy.</text:p>
        </text:list-item>
        <text:list-item>
          <text:p text:style-name="P299"><text:span text:style-name="T258">Papír na</text:span> poznámky a něco na psaní (asi by mělo být přiloženo gumovatelné pero) <text:span text:style-name="T258">nebo nějaký elektronický ekvivalent.</text:span></text:p>
        </text:list-item>
        <text:list-item>
          <text:p text:style-name="P293"><text:span text:style-name="T259">Z</text:span>hruba X hodin volného času – nemusí to být v jednom dni, můžete se sejít několikrát.</text:p>
        </text:list-item>
      </text:list>
      <text:h text:style-name="P136" text:outline-level="2"><text:bookmark-start text:name="__RefHeading___Toc5357_3707205463"/>Příprava <text:span text:style-name="T260">na hru</text:span><text:bookmark-end text:name="__RefHeading___Toc5357_3707205463"/></text:h>
      <text:p text:style-name="P57"><text:span text:style-name="T261">Před tím, než se poprvé sejdete, si určitě pročti knihu </text:span><text:span text:style-name="T221">Dakara: </text:span><text:span text:style-name="T222">d</text:span><text:span text:style-name="T221">ungeoncrawl</text:span><text:span text:style-name="T261">, zejména kapitolu </text:span><text:span text:style-name="T221">Pro pána jeskyně</text:span><text:span text:style-name="T243">.</text:span><text:span text:style-name="T261"> Z této příručky stačí přečíst si zbytek kapitoly </text:span><text:span text:style-name="T221">Úvod</text:span><text:span text:style-name="T261">. Není sice od věci si ji projít celou, ale není to nezbytně nutné – stačí si vždycky přečíst </text:span><text:soft-page-break/><text:span text:style-name="T261">popis místnosti před tím, než do ní postavy vstoupí. Je také dobré prohlédnout si přiložené karty předmětů, abys pak při hře snáz našel ty, které zrovna budeš potřebovat.<text:line-break/><text:tab/>Dál už na nic nečekej, svolej hráč a pusťte se do hry. Dobrodružství čeká!</text:span></text:p>
      <text:h text:style-name="P137" text:outline-level="2"><text:bookmark-start text:name="__RefHeading___Toc5359_3707205463"/>O čem je toto dobrodružství<text:bookmark-end text:name="__RefHeading___Toc5359_3707205463"/></text:h>
      <text:p text:style-name="P66"><text:span text:style-name="T262">Cílem výpravy je dávno </text:span>opuštěná pevnost, kterou nedávno přišla prozkoumat skupina elfů <text:span text:style-name="T263">z nejbližšího města</text:span>. <text:span text:style-name="T264">Byli dobře připraveni a věděli, jak se vyhnout obranných mechanismům pevnosti, takže většina pastí je stále aktivních a postavy je budou muset překonávat.<text:line-break/><text:tab/>Elfské výpravy si ovšem všimli orkové z místního kmene a vyslali za ní oddíl bojovníků</text:span>. <text:span text:style-name="T265">Přečíslení elfové se rozhodli použít nejsilnější obranný mechanismus pevnosti – vypustili smrtící jedovatý plyn. Bezpečnostní dveře, které jej měly udržet ve vstupních místnostech, však byly poškozené, takže se rozšířil po celém podzemí a pobil je stejně jako orky.</text:span></text:p>
      <text:h text:style-name="P138" text:outline-level="3">Cíl výpravy</text:h>
      <text:p text:style-name="P67"><text:span text:style-name="T266">C</text:span>ílem postav je najít <text:span text:style-name="T267">to, co je nevysvětlitelně přitahuje, a co je do této pevnosti dovedlo</text:span>.<text:line-break/><text:tab/><text:span text:style-name="T266">Je to magický krystal ukrytý v</text:span> kapli <text:span text:style-name="T266">boha Belerona v prvním podzemním patře hlavní věže pevnosti (místnost B16). Takhle blízko krystalu už postavy nedokáží říct, kterým směrem se nachází.</text:span></text:p>
      <text:h text:style-name="P138" text:outline-level="3"><text:soft-page-break/>Finální souboj</text:h>
      <text:p text:style-name="P68">V tomto dobrodružství žádný finální souboj není. Beleronovu kapli sice chrání přízrak dávného elfského strážce, ale postavy ho pravděpodobně nebudou mít jak zranit, takže se s ním budou muset vypořádat jinak než bojem – podrobněji je to popsáno v <text:span text:style-name="T268">místnosti B16</text:span>.</text:p>
      <text:h text:style-name="Heading_20_1" text:outline-level="1"><text:bookmark-start text:name="__RefHeading___Toc5363_3707205463"/><text:span text:style-name="T126">L</text:span><text:span text:style-name="T125">oot</text:span><text:bookmark-end text:name="__RefHeading___Toc5363_3707205463"/></text:h>
      <text:h text:style-name="P138" text:outline-level="3">Kouzla</text:h>
      <text:p text:style-name="P4">Hojivý rituál</text:p>
      <text:list xml:id="list4044513656" text:style-name="L23">
        <text:list-item>
          <text:p text:style-name="P302">Měla ho léčitelka</text:p>
        </text:list-item>
      </text:list>
      <text:p text:style-name="P41">Světlo</text:p>
      <text:list xml:id="list2174503986" text:style-name="L24">
        <text:list-item>
          <text:p text:style-name="P355">TODO: Tohle asi vyřadit – nikde v pevnosti nebude tak velký prostor, aby tohle kouzlo mělo smysl použít.</text:p>
        </text:list-item>
      </text:list>
      <text:p text:style-name="P5">Přenos myšlenek</text:p>
      <text:list xml:id="list678317586" text:style-name="L25">
        <text:list-item>
          <text:p text:style-name="P195">Tady je taky použitelnost dost sporná <text:span text:style-name="T205">(leda by se přes tohle kouzlo dalo mluvit s přízrakem –</text:span><text:span text:style-name="T208"> což zní ok, ale v tom případě by to chtělo nějakej hint</text:span><text:span text:style-name="T205">)</text:span><text:span text:style-name="T125">.</text:span></text:p>
        </text:list-item>
      </text:list>
      <text:p text:style-name="P6">Vzplanutí</text:p>
      <text:list xml:id="list1566469370" text:style-name="L26">
        <text:list-item>
          <text:p text:style-name="P196"/>
        </text:list-item>
      </text:list>
      <text:p text:style-name="P7">Kulový blesk</text:p>
      <text:list xml:id="list1536326045" text:style-name="L27">
        <text:list-item>
          <text:p text:style-name="P303">Ten měl asi vůdce výpravy</text:p>
        </text:list-item>
      </text:list>
      <text:p text:style-name="P48">TODO: Možná nějaká orcská/goblinská magie?</text:p>
      <text:list xml:id="list2281227581" text:style-name="L28">
        <text:list-item>
          <text:p text:style-name="P304">Musel bych vymyslet, jak to udělat, aby ji hráči mohli použít</text:p>
        </text:list-item>
        <text:list-item>
          <text:p text:style-name="P304">taky bych měl myslet na to, že by to měl bejt krátkej dungeon. Nemůže tu být moc encounterů a tudíž tu ani nebude moc příležitostí k využití <text:span text:style-name="T269">orkské/goblinské magie.</text:span></text:p>
        </text:list-item>
      </text:list>
      <text:h text:style-name="P138" text:outline-level="3"><text:soft-page-break/>Zbraně a zbroj</text:h>
      <text:p text:style-name="P69">Dlouhý lu<text:span text:style-name="T270">k</text:span></text:p>
      <text:p text:style-name="P70">2x <text:span text:style-name="T271">K</text:span>rátký luk</text:p>
      <text:p text:style-name="P71">Kvalitní šípy</text:p>
      <text:p text:style-name="P72">Vrhací nože</text:p>
      <text:p text:style-name="P73">Kopí</text:p>
      <text:p text:style-name="P74">Lehká zbroj (asi jen jedna, nemuseli ji mít všichni elfové)</text:p>
      <text:p text:style-name="P8">Ork<text:span text:style-name="T272">sk</text:span>é zbraně:</text:p>
      <text:p text:style-name="P74"><text:tab/>Těžká obouruční palice</text:p>
      <text:p text:style-name="P74"><text:tab/>Jednoruční kyj</text:p>
      <text:p text:style-name="P74"><text:tab/>Kamenná sekera</text:p>
      <text:p text:style-name="P74"><text:tab/><text:span text:style-name="T273">Asi i zbroje nějaké měli (lehké), ale lidem a elfům nebudou.</text:span></text:p>
      <text:h text:style-name="P139" text:outline-level="3">Magické předměty</text:h>
      <text:p text:style-name="P75">Házecí lahvičky s nějakým zajímavým efektem (slepota, paralýza...)</text:p>
      <text:p text:style-name="P9">Lektvar ohnivého dechu</text:p>
      <text:p text:style-name="P10">Léčivý lektvar (u léčitelky)</text:p>
      <text:p text:style-name="P11"><text:span text:style-name="T274">R</text:span>ukavice <text:span text:style-name="T274">ze srsti huňáče (recept)</text:span></text:p>
      <text:list xml:id="list3028079541" text:style-name="L29">
        <text:list-header>
          <text:p text:style-name="P197">(V laborce mága, který zde před stovkami let žil)</text:p>
        </text:list-header>
        <text:list-item>
          <text:p text:style-name="P356">Tyto rukavice po zamnutí rukama (1 kolo) k příštímu zásahu kovovou zbraní nebo projektilem s kovovým hrotem (šíp, šipka, vrhací dýka) přidají výboj za 1-2.</text:p>
        </text:list-item>
      </text:list>
      <text:list xml:id="list2079255424" text:style-name="L30">
        <text:list-item>
          <text:p text:style-name="P357">Recept je při výrobě spotřebován.</text:p>
        </text:list-item>
      </text:list>
      <text:p text:style-name="P12"><text:soft-page-break/>Sérotvorný flakón</text:p>
      <text:p text:style-name="P12">/* <text:span text:style-name="T275">Tohle asi nebude recept, už samotný flakón se kombinuje se vzorkem jedu</text:span> */</text:p>
      <text:list xml:id="list172352290657968" text:continue-list="list3028079541" text:style-name="L29">
        <text:list-header>
          <text:p text:style-name="P197">(V laborce mága, který zde před stovkami let žil)</text:p>
        </text:list-header>
        <text:list-item>
          <text:p text:style-name="P358">Pronesení zaklínací formule promění vzorek libovolného živočišného jedu vložený do tohoto flakónu v sérum proti tomuto jedu.</text:p>
        </text:list-item>
        <text:list-item>
          <text:p text:style-name="P305">Lze použít opakovaně.</text:p>
        </text:list-item>
      </text:list>
      <text:h text:style-name="Heading_20_1" text:outline-level="1"><text:bookmark-start text:name="__RefHeading___Toc5365_3707205463"/>NPC<text:span text:style-name="T276">s</text:span> <text:span text:style-name="T277">(mrtvoly)</text:span><text:bookmark-end text:name="__RefHeading___Toc5365_3707205463"/></text:h>
      <text:p text:style-name="P49">Ad jména – jména mrtvých elfů ve skutečnosti nejsou až tak podstatná, pokud teda nemají vztah k někomu živému. <text:span text:style-name="T278">Ailara by například mohla být milenka (nebo sestra?) šéfa, který sem tuhle výpravu poslal (na druhou stranu co z toho, stejně nemá komu něco zazlívat, když jsou všichni mrtví…</text:span></text:p>
      <text:p text:style-name="P50">Le<text:span text:style-name="T279">a</text:span>ndor – <text:span text:style-name="T280">Elf, který sem výpravu poslal.</text:span></text:p>
      <text:p text:style-name="P125">/* Otázka teda je, jestli by do rozkazů podepsal. <text:span text:style-name="T281">Možná jen „L“</text:span>). */</text:p>
      <text:p text:style-name="P126">Mohl do rozkazu napsat, že se má Tianas postarat, aby se Ailaře nic nestalo – jinak si to vyřídí s ním.</text:p>
      <text:p text:style-name="P127">„<text:span text:style-name="T282">Tianasi, pověřuji tě úkolem, o kterém jsme mluvili při našem minulém setkání. Přikládám vše, co se nám podařilo o cílovém místě zjistit /* TODO: a XY, které vás ochrání před pastmi */.</text:span>“</text:p>
      <text:p text:style-name="P127"><text:span text:style-name="T283">PS: </text:span>„<text:span text:style-name="T282">Dělám sice určitě chybu, ale jelikož souhlasím, že budete potřebovat léčitele, tak s vámi nakonec posílám i Ailaru. Tvrdila mi, že jsi slíbil, že ji ochráníš. Věz tedy, že tě beru za slovo a pokud se jí něco stane, vyřídím si to s tebou.</text:span>“</text:p>
      <text:p text:style-name="P129">L.</text:p>
      <text:p text:style-name="P51">Tianas – vůdce výpravy</text:p>
      <text:list xml:id="list2385397792" text:style-name="L31">
        <text:list-item>
          <text:p text:style-name="P306">Příkaz prozkoumat věž</text:p>
          <text:list>
            <text:list-item>
              <text:p text:style-name="P306">Zmínka o pastech a o přiložených předmětech, které umožní se jim vyhnout.</text:p>
              <text:list>
                <text:list-item>
                  <text:p text:style-name="P307"><text:soft-page-break/>Nebo návod, jak je deaktivovat? Magické pasti by se měly deaktivovat magicky (což je trochu problém – nestačí znát formuli, je potřeba je sám aktivovat).</text:p>
                </text:list-item>
              </text:list>
            </text:list-item>
            <text:list-item>
              <text:p text:style-name="P359"><text:span text:style-name="T127">Varování, že staří elfové se zmiňovali o ochraně proti jedovatému plynu </text:span><text:span text:style-name="T128">(něco ve stylu plynové masky – asi nějaký kouzelný předmět)</text:span><text:span text:style-name="T127">, ale nepovedlo se ji nikde najít, takže spuštění plynové pasti se důrazně nedoporučuje.</text:span></text:p>
            </text:list-item>
          </text:list>
        </text:list-item>
      </text:list>
      <text:p text:style-name="P76">Jeden z elfů to zapisoval <text:span text:style-name="T284">(TODO: Jméno)</text:span></text:p>
      <text:list xml:id="list1058137376" text:style-name="L32">
        <text:list-item>
          <text:p text:style-name="P308">V zápisech by mohly být hinty (o obřím pavoukovi ve studni, například).</text:p>
        </text:list-item>
      </text:list>
      <text:p text:style-name="P51">Ai<text:span text:style-name="T285">l</text:span>ara – <text:span text:style-name="T286">Léčitelka</text:span></text:p>
      <text:list xml:id="list1922887614" text:style-name="L33">
        <text:list-item>
          <text:p text:style-name="P360"><text:span text:style-name="T125">Mohla by mít i nějaký protijed </text:span><text:span text:style-name="T129">(na druhou stranu to by spíš měl mít někdo jinej, ať není všechen léčivej loot na jednom místě – zřejmě ho dala hlídce, když za ni přišli s otravou)</text:span></text:p>
          <text:list>
            <text:list-item>
              <text:p text:style-name="P361"><text:span text:style-name="T129">P</text:span><text:span text:style-name="T125">rotijed spíš ne, ten postavy budou moci vyrobit.</text:span></text:p>
            </text:list-item>
            <text:list-item>
              <text:p text:style-name="P198">Hojivý rituál</text:p>
            </text:list-item>
            <text:list-item>
              <text:p text:style-name="P199">Léčivý lektvar</text:p>
            </text:list-item>
          </text:list>
        </text:list-item>
      </text:list>
      <text:h text:style-name="Heading_20_1" text:outline-level="1"><text:bookmark-start text:name="__RefHeading___Toc5367_3707205463"/>Nestvůry<text:bookmark-end text:name="__RefHeading___Toc5367_3707205463"/></text:h>
      <text:p text:style-name="P107">Nápady: <text:span text:style-name="T401">Gargoyly</text:span> (na hradbách – ale tam je zas přízrak…)</text:p>
      <text:p text:style-name="P108">Nějací tunelující brouci nebo červi, kteří se prohrabali do spodních pater (mohl by tam být tunel do doupěte).</text:p>
      <text:p text:style-name="P108">- <text:span text:style-name="T400">způsobili zával!</text:span></text:p>
      <text:p text:style-name="P108">- <text:span text:style-name="T400">prohrabávání se závalem je přiláká</text:span></text:p>
      <text:p text:style-name="P109">Mimic! <text:span text:style-name="T402">(Jedna z beden v obytných místnostech – asi u velitele)</text:span></text:p>
      <text:p text:style-name="P109">- <text:span text:style-name="T402">dvě bedny tam, kde je obvykle jen jedna.</text:span></text:p>
      <text:p text:style-name="P109">- <text:span text:style-name="T403">možná ještě někde skříň?</text:span></text:p>
      <text:p text:style-name="P77"/>
      <text:p text:style-name="P77">Zatím mám: Obřího pavouka, přízrak, huňáče, <text:span text:style-name="T287">2</text:span> <text:span text:style-name="T288">poškozené sochy, orka a gobliny. To asi úplně stačí (má to být oneshotový dungeon).</text:span></text:p>
      <text:list xml:id="list822815705" text:style-name="L34">
        <text:list-item>
          <text:p text:style-name="P362">Pavouci (všude spousta sítí).</text:p>
          <text:list>
            <text:list-item>
              <text:p text:style-name="P363">Velcí asi jako dlaň, jedovatí (ale ne smrtelně). Nejsou agresivní, ale pokud se někdo bude prodírat <text:span text:style-name="T289">skrz jejich pavučiny</text:span>, asi nebudou mít radost.</text:p>
            </text:list-item>
            <text:list-item>
              <text:p text:style-name="P363">Někde by tu mohla být jejich matka – obří pavoučice. <text:span text:style-name="T290">Ta se určitě bránit bude.</text:span></text:p>
            </text:list-item>
          </text:list>
        </text:list-item>
      </text:list>
      <text:list xml:id="list2999629766" text:style-name="L35">
        <text:list-item>
          <text:p text:style-name="P364">Sochy</text:p>
          <text:list>
            <text:list-item>
              <text:p text:style-name="P364"><text:soft-page-break/>Musí být poškozené, jinak postavy nemají šanci. To znamená, že se musely dostat do boje buď s orky nebo s elfy. Pokud až s orky, tak elfové museli mít nějaký způsob, jak zabránit tomu, aby na ně sochy útočily – což je asi ok, aspoň bude víc možností, jak se s nimi vypořádat.</text:p>
              <text:list>
                <text:list-item>
                  <text:p text:style-name="P364">Asi nějaký ochranný amulet?</text:p>
                </text:list-item>
              </text:list>
            </text:list-item>
          </text:list>
        </text:list-item>
      </text:list>
      <text:list xml:id="list2060313828" text:style-name="L36">
        <text:list-item>
          <text:p text:style-name="P365">Huňáči</text:p>
          <text:list>
            <text:list-item>
              <text:p text:style-name="P366">Zvuky: <text:span text:style-name="T291">Mnohohlasné slabé</text:span> mňoukání.</text:p>
            </text:list-item>
            <text:list-item>
              <text:p text:style-name="P365">Je jich tu celá rodinka. Budou bránit své mladé, možná se je pokusí odnést.</text:p>
            </text:list-item>
            <text:list-item>
              <text:p text:style-name="P367">Když se naježí, hází výboj <text:span text:style-name="T292">(kolo přípravy? Asi jo). Umí to i koťata.</text:span></text:p>
            </text:list-item>
          </text:list>
        </text:list-item>
      </text:list>
      <text:h text:style-name="Heading_20_1" text:outline-level="1"><text:bookmark-start text:name="__RefHeading___Toc5369_3707205463"/>Místnosti<text:bookmark-end text:name="__RefHeading___Toc5369_3707205463"/></text:h>
      <text:p text:style-name="P78">Pozn:</text:p>
      <text:list xml:id="list3417975665" text:style-name="L37">
        <text:list-item>
          <text:p text:style-name="P368">Huňáče do podzemí – budou tam průrvy, kterými proleze jen kočka (zvuky mňoukání).</text:p>
        </text:list-item>
        <text:list-item>
          <text:p text:style-name="P369">Laborku mága taky do podzemí, ale před huňáče, ať hráči už vědí, že chtějí jejich srst.</text:p>
        </text:list-item>
        <text:list-item>
          <text:p text:style-name="P370">Místnost velitele tvrze asi taky do podzemí. Ideálně před ty nejhorší pasti.</text:p>
        </text:list-item>
        <text:list-item>
          <text:p text:style-name="P371">Mříž musí být ve směru od studny až za doupětem obřího pavouka.</text:p>
        </text:list-item>
      </text:list>
      <text:h text:style-name="Heading_20_2" text:outline-level="2"><text:bookmark-start text:name="__RefHeading___Toc2924_1905480466"/>Trosky pevnosti<text:bookmark-end text:name="__RefHeading___Toc2924_1905480466"/></text:h>
      <text:p text:style-name="P80">Mapa pevnosti je předtištěná, protože postupně hráčům kreslit spoustu prázdných, zřícených místností by nebylo moc zajímavé.</text:p>
      <text:h text:style-name="P150" text:outline-level="3">A1 – most</text:h>
      <text:p text:style-name="P232">Most je kamenný a překvapivě zachovalý.</text:p>
      <text:p text:style-name="P232">Pevnost z dálky vypadala impozantně, z blízka je ale vidět, že už dávno nemá střechy a kdysi mocné <text:span text:style-name="T488">hradby</text:span> <text:span text:style-name="T488">se začínají rozpadat. Brána je zkroucená a vyvrácená.</text:span></text:p>
      <text:p text:style-name="P499"><text:span text:style-name="T114">Na hradbách </text:span><text:span text:style-name="T119">chodí</text:span><text:span text:style-name="T114"> </text:span><text:span text:style-name="T115">osamělý voják. Je ale podivně nezřetelný, jako kdyby byl částečně průhledný</text:span><text:span text:style-name="T114">.</text:span></text:p>
      <text:list xml:id="list2435635779" text:style-name="L46">
        <text:list-item>
          <text:p text:style-name="P410"><text:span text:style-name="T117">Drží</text:span><text:span text:style-name="T69"> kopí a </text:span><text:span text:style-name="T116">štít</text:span>.</text:p>
        </text:list-item>
        <text:list-item>
          <text:p text:style-name="P201"><text:soft-page-break/>Tam, kde jsou hradby pobořené, <text:span text:style-name="T491">se vznáší</text:span>, jako kdyby pro něj zřícené nebyly.</text:p>
        </text:list-item>
        <text:list-item>
          <text:p text:style-name="P411">Postav si nebude všímat a nebude s nimi komunikovat.</text:p>
          <text:list>
            <text:list-item>
              <text:p text:style-name="P411">Jediný způsob, jak se s ním <text:span text:style-name="T494">lze mluvit</text:span>, je použít kouzlo <text:span text:style-name="T118">p</text:span><text:span text:style-name="T70">řenos myšlenek</text:span><text:span text:style-name="T305"> (více viz B16).</text:span></text:p>
              <text:list>
                <text:list-item>
                  <text:p text:style-name="P412">S postavami bude jednat, jako kdyby to byli návštěvníci pevnosti.</text:p>
                </text:list-item>
                <text:list-item>
                  <text:p text:style-name="P412">Bude se tvářit, jako že je všechno v pořádku, pevnost stále stojí a on má rozkaz <text:span text:style-name="T498">b</text:span>ránit ji před orky a gobliny.</text:p>
                </text:list-item>
              </text:list>
            </text:list-item>
          </text:list>
        </text:list-item>
        <text:list-item>
          <text:p text:style-name="P414"><text:span text:style-name="T492">Když jej postavy napadnou, bude se bránit, ale nebude je pronásledovat. Je nehmotný, takže ho nejspíš nemají jak zranit (více viz B16).</text:span></text:p>
        </text:list-item>
        <text:list-item>
          <text:p text:style-name="P413">Když někdo vstoupí do Belerovnovy kaple (místnost B16), <text:span text:style-name="T492">přízrak se tam teleportuje (a tedy z hradeb zmizí).</text:span></text:p>
        </text:list-item>
      </text:list>
      <text:h text:style-name="P148" text:outline-level="3">A<text:span text:style-name="T486">2</text:span> – brána</text:h>
      <text:p text:style-name="P229">Brána je <text:span text:style-name="T489">zřejmě</text:span> vyvrácená <text:span text:style-name="T489">už hodně dlouho</text:span>. <text:span text:style-name="T482">Chodba za ní nejspíš kdysi měla strop, zbývají z něj už ale jen zbytky nosných oblouků.</text:span></text:p>
      <text:p text:style-name="P229"><text:span text:style-name="T499">V chodbě za branou jsou 4 mrtvoly orků.</text:span></text:p>
      <text:list xml:id="list235181531" text:style-name="L109">
        <text:list-item>
          <text:p text:style-name="P230">Orkové jsou o poznání větší a silnější než lidé (dokonce i oproti seveřanům). Mají tmavou, hnědozelenou kůži bez vlasů, <text:span text:style-name="T484">rostou jim výrazně zvětšené horní i dolní tesáky a místo nehtů mají krátké ostré drápy.</text:span></text:p>
        </text:list-item>
        <text:list-item>
          <text:p text:style-name="P233">Mrtvolně páchnou, ale <text:span text:style-name="T483">jejich těla se ještě nezačala rozkládat – zřejmě nejsou mrtví moc dlouho.</text:span></text:p>
        </text:list-item>
      </text:list>
      <text:list xml:id="list2568947712" text:style-name="L108">
        <text:list-item>
          <text:p text:style-name="P231"><text:soft-page-break/><text:span text:style-name="T500">L</text:span>eží, jako kdyby padli, když se snažili dostat dovnitř <text:span text:style-name="T485">a mají v sobě zepředu zabodané šípy.</text:span></text:p>
          <text:list>
            <text:list-item>
              <text:p text:style-name="P351">Zemřeli na zranění od šípů, žádná jiná nemají.</text:p>
            </text:list-item>
            <text:list-item>
              <text:p text:style-name="P352">Šípy z nich zjevně nikdo nevytahoval, přestože většina z nich by šla znovu použít.</text:p>
              <text:list>
                <text:list-item>
                  <text:p text:style-name="P352"><text:span text:style-name="T490">J</text:span>e zde 10 použitelných šípů.</text:p>
                </text:list-item>
                <text:list-item>
                  <text:p text:style-name="P353">Jsou to moderní šípy, stejné se dají koupit u lukaře ve městě.</text:p>
                </text:list-item>
              </text:list>
            </text:list-item>
          </text:list>
        </text:list-item>
        <text:list-item>
          <text:p text:style-name="P498"><text:span text:style-name="T192">Každý z nich má o</text:span><text:span text:style-name="T191">blečenou </text:span><text:span text:style-name="T112">lehkou orkskou zbroj</text:span><text:span text:style-name="T191"> </text:span><text:span text:style-name="T188">(karta),</text:span><text:span text:style-name="T192"> </text:span><text:span text:style-name="T199">na provaze </text:span><text:span text:style-name="T192">p</text:span><text:span text:style-name="T190">řes rameno </text:span><text:span text:style-name="T200">zavěšený </text:span><text:span text:style-name="T193">měch na vodu</text:span><text:span text:style-name="T195">,</text:span><text:span text:style-name="T193"> </text:span><text:span text:style-name="T195">n</text:span><text:span text:style-name="T194">a opasku kožený pytlík se sušeným masem </text:span><text:span text:style-name="T196">a u </text:span><text:span text:style-name="T198">pasu</text:span><text:span text:style-name="T197"> </text:span><text:span text:style-name="T113">pazourkový nůž</text:span><text:span text:style-name="T197"> (karta).</text:span></text:p>
          <text:list>
            <text:list-item>
              <text:list>
                <text:list-item>
                  <text:p text:style-name="P495"><text:span text:style-name="T192">Orkská zbroj je p</text:span><text:span text:style-name="T125">ro postavy moc velká.</text:span></text:p>
                </text:list-item>
                <text:list-item>
                  <text:p text:style-name="P496"><text:span text:style-name="T125">V jednom z </text:span><text:span text:style-name="T192">měchů</text:span><text:span text:style-name="T125"> není voda, ale pálenka</text:span><text:span text:style-name="T194">.</text:span></text:p>
                </text:list-item>
              </text:list>
            </text:list-item>
          </text:list>
        </text:list-item>
        <text:list-item>
          <text:p text:style-name="P497"><text:span text:style-name="T196">Dále u sebe mají</text:span><text:span text:style-name="T125">:</text:span></text:p>
          <text:list>
            <text:list-item>
              <text:p text:style-name="P492"><text:span text:style-name="T180">V</text:span><text:span text:style-name="T125">elkou čtyřhrannou stříbrnou minci s vyobrazeným západem slunce (má hodnotu 5 st).</text:span></text:p>
            </text:list-item>
            <text:list-item>
              <text:p text:style-name="P493"><text:span text:style-name="T125">Malou dřevěnou krabičku </text:span><text:span text:style-name="T187">(tak akorát do kapsy)</text:span><text:span text:style-name="T125"> s odsouvacím víkem.</text:span></text:p>
              <text:list>
                <text:list-item>
                  <text:p text:style-name="P493"><text:span text:style-name="T125">Uvnitř je silně aromatický </text:span><text:span text:style-name="T182">hnědý</text:span><text:span text:style-name="T125"> prášek.</text:span></text:p>
                  <text:list>
                    <text:list-item>
                      <text:p text:style-name="P493"><text:span text:style-name="T125">Je to </text:span><text:span text:style-name="T182">6</text:span><text:span text:style-name="T181"> dávek</text:span><text:span text:style-name="T125"> šňupací drog</text:span><text:span text:style-name="T181">y</text:span><text:span text:style-name="T125">.</text:span></text:p>
                      <text:list>
                        <text:list-item>
                          <text:p text:style-name="P494"><text:span text:style-name="T125">Způsobuje </text:span><text:span text:style-name="T183">omamný pocit síly a nezranitelno</text:span><text:span text:style-name="T184">s</text:span><text:span text:style-name="T183">ti. </text:span><text:span text:style-name="T185">Zhruba po hodině účinek vyprchá a na další hodinu zb</text:span><text:span text:style-name="T186">u</text:span><text:span text:style-name="T185">de nepříjemná hořká pachuť v ústech.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4"><text:soft-page-break/><text:span text:style-name="T189">Dva z nich mají kamennou palici (karta), zbylí dva jednoruční kyj (karta).</text:span></text:p>
            </text:list-item>
          </text:list>
        </text:list-item>
      </text:list>
      <text:h text:style-name="P151" text:outline-level="3"><text:span text:style-name="T487">A3 – nádvoří</text:span></text:h>
      <text:p text:style-name="P234">Zdi jsou pobořené, <text:span text:style-name="T293">střechy</text:span> <text:span text:style-name="T293">dávno zřícené</text:span>, všude je spousta suti <text:span text:style-name="T294">a pavučin</text:span>. <text:span text:style-name="T293">V místnostech jsou křížem krážem popadané nosné trámy. </text:span>Ruiny jsou prorostlé travou a nízkými keři, na několika místech se uchytily dokonce i stromy.</text:p>
      <text:p text:style-name="Text_20_body">Celou pevnost ber jako jednu místnost – když ji hráči prohledají, narazí na následující zajímavé detaily:</text:p>
      <text:list xml:id="list3789033814" text:style-name="L39">
        <text:list-item>
          <text:p text:style-name="P372">studna ( A<text:span text:style-name="T502">4</text:span>)</text:p>
        </text:list-item>
        <text:list-item>
          <text:p text:style-name="P372">mňoukání (A<text:span text:style-name="T502">5</text:span>)</text:p>
        </text:list-item>
        <text:list-item>
          <text:p text:style-name="P373">pozůstatky po táboru elfů <text:span text:style-name="T501">(A6)</text:span></text:p>
        </text:list-item>
        <text:list-item>
          <text:p text:style-name="P372">zřícený mostek na boční věž (A<text:span text:style-name="T502">7</text:span>)</text:p>
        </text:list-item>
      </text:list>
      <text:h text:style-name="Heading_20_3" text:outline-level="3"><text:span text:style-name="T295">A4 – s</text:span>tudna</text:h>
      <text:p text:style-name="P235"><text:span text:style-name="T296">Studna je hluboká a p</text:span>lná nepřirozeně velkých pavučin.</text:p>
      <text:list xml:id="list828106951" text:style-name="L116">
        <text:list-item>
          <text:p text:style-name="P501"><text:span text:style-name="T297">Pavučiny jsou plné nepřirozeně velkých pavouků (asi jako dlaň).</text:span></text:p>
        </text:list-item>
        <text:list-item>
          <text:p text:style-name="P501"><text:span text:style-name="T61">J</text:span><text:span text:style-name="T7">e </text:span><text:span text:style-name="T61">v nich</text:span><text:span text:style-name="T7"> díra</text:span><text:span text:style-name="T8">, jako kdyby </text:span><text:span text:style-name="T9">jimi</text:span><text:span text:style-name="T8"> nedávno </text:span><text:span text:style-name="T9">pro</text:span><text:span text:style-name="T8">padl nějaký velký předmět. </text:span><text:span text:style-name="T7">Na několika místech jsou už ale upředeny nové.</text:span></text:p>
        </text:list-item>
      </text:list>
      <text:list xml:id="list1003328766" text:style-name="L40">
        <text:list-item>
          <text:p text:style-name="P374">Hladina je 15 metrů hluboko.</text:p>
          <text:list>
            <text:list-item>
              <text:p text:style-name="P375">Dolů se dá celkem snadno sešplhat (i bez lana).</text:p>
            </text:list-item>
            <text:list-item>
              <text:p text:style-name="P376">5 metrů nad hladinou do studny ústí boční chodba (<text:span text:style-name="T505">viz C15)</text:span>.</text:p>
              <text:list>
                <text:list-item>
                  <text:p text:style-name="P377"><text:soft-page-break/><text:span text:style-name="T506">N</text:span>ení vidět, dokud tam postavy nespustí světlo.</text:p>
                </text:list-item>
              </text:list>
            </text:list-item>
          </text:list>
        </text:list-item>
      </text:list>
      <text:h text:style-name="Heading_20_3" text:outline-level="3">A<text:span text:style-name="T503">5</text:span> – bývalá kuchyně</text:h>
      <text:p text:style-name="P236"><text:span text:style-name="T298">Ze zdi</text:span> se ozývá <text:span text:style-name="T299">slabé</text:span> mnohohlasné mňoukání.</text:p>
      <text:list xml:id="list4095955179" text:style-name="L117">
        <text:list-item>
          <text:p text:style-name="P503"><text:span text:style-name="T62">Ve zdi, odkud se mňoukání ozývá, je š</text:span><text:span text:style-name="T11">ikmá </text:span><text:span text:style-name="T63">díra</text:span><text:span text:style-name="T11"> dolů.</text:span></text:p>
          <text:list>
            <text:list-item>
              <text:p text:style-name="P502"><text:span text:style-name="T64">Zevnitř je cítit kočičí zápach.</text:span></text:p>
            </text:list-item>
            <text:list-item>
              <text:p text:style-name="P502"><text:span text:style-name="T65">Má obdélníkový průřez a j</text:span><text:span text:style-name="T66">e poměrně úzká – </text:span><text:span text:style-name="T67">asi jako</text:span><text:span text:style-name="T66"> pecen chleba.</text:span></text:p>
              <text:list>
                <text:list-item>
                  <text:p text:style-name="P504"><text:span text:style-name="T10">Do</text:span><text:span text:style-name="T11"> spodní </text:span><text:span text:style-name="T10">strany jsou vsazeny zrezivělé kolejnice.</text:span></text:p>
                </text:list-item>
                <text:list-item>
                  <text:p text:style-name="P502"><text:span text:style-name="T68">Žádná z postav tudy rozhodně neproleze.</text:span></text:p>
                </text:list-item>
              </text:list>
            </text:list-item>
          </text:list>
        </text:list-item>
      </text:list>
      <text:h text:style-name="P149" text:outline-level="3"><text:span text:style-name="T476">A6 – pozůstatky po tábořišti</text:span></text:h>
      <text:p text:style-name="P237">Na nádvoří je z kamenů poskládané ohniště. <text:span text:style-name="T507">Kolem jsou do kruhu rozestavěné větší kameny a kusy nosných trámů, zřejmě na sezení.</text:span></text:p>
      <text:list xml:id="list191803489" text:style-name="L119">
        <text:list-item>
          <text:p text:style-name="P238"><text:span text:style-name="T508">Kameny kolem ohniště jsou rozkopnuté, na zemi jsou poházené rozšlapané zbytky jídla.</text:span></text:p>
          <text:list>
            <text:list-item>
              <text:p text:style-name="P239"><text:span text:style-name="T125">Na několika místech jsou stopy zaschlé krve.</text:span></text:p>
            </text:list-item>
            <text:list-item>
              <text:p text:style-name="P240"><text:span text:style-name="T125">Mezi dvěma kameny je zapad</text:span><text:span text:style-name="T201">l</text:span><text:span text:style-name="T125">ý dřevěný </text:span><text:span text:style-name="T202">pohár na pití</text:span><text:span text:style-name="T125">.</text:span></text:p>
            </text:list-item>
            <text:list-item>
              <text:p text:style-name="P241"><text:span text:style-name="T125">Kus od ohniště </text:span><text:span text:style-name="T203">na zemi dnem vzhůru leží nepoškozená dřevěná miska.</text:span></text:p>
              <text:list>
                <text:list-item>
                  <text:p text:style-name="P242"><text:span text:style-name="T203">J</text:span><text:span text:style-name="T125">sou v ní plesnivé zbytky nějaké kaše.</text:span></text:p>
                </text:list-item>
              </text:list>
            </text:list-item>
            <text:list-item>
              <text:p text:style-name="P241"><text:span text:style-name="T203">Vedle misky </text:span><text:span text:style-name="T125">je do země zašlápnutá zlomená dřevěná lžíce.</text:span></text:p>
            </text:list-item>
          </text:list>
          <text:p text:style-name="P242"><text:span text:style-name="T125">Všechno nádobí je kvalitně řemeslně zpracované, jako od řezbáře z města.</text:span></text:p>
        </text:list-item>
        <text:list-item>
          <text:p text:style-name="P505"><text:soft-page-break/><text:span text:style-name="T69">V ohništi jsou zbytky popelu.</text:span></text:p>
        </text:list-item>
      </text:list>
      <text:h text:style-name="Heading_20_3" text:outline-level="3"><text:span text:style-name="T477">A7</text:span> – zřícený můstek k boční věži</text:h>
      <text:p text:style-name="P13">Můstek, po kterém se zřejmě chodilo do boční věže, je zřícený.</text:p>
      <text:list xml:id="list3944012670" text:style-name="L120">
        <text:list-item>
          <text:p text:style-name="P506"><text:span text:style-name="T511">Věž stojí na skalním podloží níž než zbytek pevnosti, takže můstek nevede k její patě, ale do druhého patra.</text:span></text:p>
        </text:list-item>
        <text:list-item>
          <text:p text:style-name="P506"><text:span text:style-name="T510">Ve vchodu do věže nejsou dveře, je to prostě díra dovnitř.</text:span></text:p>
        </text:list-item>
      </text:list>
      <text:p text:style-name="P81"><text:span text:style-name="T300">Pár možností</text:span>, jak se dostat <text:span text:style-name="T301">do věže (hráči mohou samozřejmě vymyslet i další)</text:span>:</text:p>
      <text:list xml:id="list3359487965" text:style-name="L44">
        <text:list-item>
          <text:p text:style-name="P404">Vyšplhat po <text:span text:style-name="T302">skále a po stěně věže</text:span>.</text:p>
          <text:list>
            <text:list-item>
              <text:p text:style-name="P200">Po skále se šplhá dobře, ale stěna věže je hladká, není za co se chytit.</text:p>
              <text:list>
                <text:list-item>
                  <text:p text:style-name="P405">Pomůže <text:span text:style-name="T303">například</text:span> zatlučení skob.</text:p>
                </text:list-item>
              </text:list>
            </text:list-item>
          </text:list>
        </text:list-item>
        <text:list-item>
          <text:p text:style-name="P406">Něčím přemostit zřícený můstek.</text:p>
          <text:list>
            <text:list-item>
              <text:p text:style-name="P407">V pevnosti je spousta popadaných střešních trámů, některé z nich určitě půjdou použít.</text:p>
            </text:list-item>
          </text:list>
        </text:list-item>
        <text:list-item>
          <text:p text:style-name="P408">Přeskočit</text:p>
          <text:list>
            <text:list-item>
              <text:p text:style-name="P408">Je to dost daleko, ale zvládne to každý, kdo nemá vážné zranění <text:span text:style-name="T304">a odloží veškerou zátěž.</text:span></text:p>
            </text:list-item>
          </text:list>
        </text:list-item>
      </text:list>
      <text:h text:style-name="Heading_20_3" text:outline-level="3">A<text:span text:style-name="T504">8</text:span> – horní patro boční věže</text:h>
      <text:p text:style-name="P409"><text:span text:style-name="T120">Věž už nemá strop ani střechu</text:span><text:span text:style-name="T69">, dírou nahoře je vidět obloha. </text:span><text:span text:style-name="T121">Dolů vede točité schodiště.</text:span></text:p>
      <text:list xml:id="list850256715" text:style-name="L121">
        <text:list-item>
          <text:p text:style-name="P507"><text:span text:style-name="T514">O patro níž schodiště zčásti chybí, takže dolů se musí sešplhat (viz B6).</text:span></text:p>
        </text:list-item>
      </text:list>
      <text:h text:style-name="Heading_20_2" text:outline-level="2"><text:bookmark-start text:name="__RefHeading___Toc2926_1905480466"/><text:soft-page-break/>První podzemní patro<text:bookmark-end text:name="__RefHeading___Toc2926_1905480466"/></text:h>
      <text:h text:style-name="P152" text:outline-level="4">Sklad/sklep</text:h>
      <text:p text:style-name="P82">Podzemí sloužilo jako fallback obranné postavení v případě obléhání, tzn. tu musely být zásoby jídla a vody a <text:span text:style-name="T306">asi i nějaká provizorní kuchyně.</text:span></text:p>
      <text:list xml:id="list925646340" text:style-name="L50">
        <text:list-item>
          <text:p text:style-name="P415">Sklad by měl být poblíž studny, aby se sem dala snadno nanosit voda.</text:p>
        </text:list-item>
        <text:list-item>
          <text:p text:style-name="P416">Ve skladu vody jsou velké sudy postavené víkem nahoru (aby se do nich dala dolévat voda)</text:p>
        </text:list-item>
        <text:list-item>
          <text:p text:style-name="P416">Jsou tu taky dvě vědra s tyčí na nošení ve dvou.</text:p>
        </text:list-item>
      </text:list>
      <text:h text:style-name="P152" text:outline-level="4"><text:span text:style-name="T307">Probořený strop, o patro níž z</text:span>ával</text:h>
      <text:p text:style-name="P83">TODO (<text:span text:style-name="T308">dát do do nějaké místnosti</text:span>)</text:p>
      <text:p text:style-name="P84">Někde se provalil strop a zasypalo to vstup do další místnosti.</text:p>
      <text:list xml:id="list2959605936" text:style-name="L51">
        <text:list-item>
          <text:p text:style-name="P417">Zával jde prokopat</text:p>
        </text:list-item>
        <text:list-item>
          <text:p text:style-name="P417">Je možné prorazit díru ve zdi vedle.</text:p>
        </text:list-item>
        <text:list-item>
          <text:p text:style-name="P417">Je možné to <text:span text:style-name="T309">celé</text:span> obejít a dostat se do spodního patra studnou.</text:p>
        </text:list-item>
      </text:list>
      <text:p text:style-name="P85">Ze závalu by mohl čouhat mechanismus nějaké veselé pasti (čepele ze zdí nebo tak něco).</text:p>
      <text:h text:style-name="P153" text:outline-level="4">Ubikace</text:h>
      <text:p text:style-name="P86">Dveře jsou zamčené, dají se vypáčit, <text:span text:style-name="T310">rozbít, vyrazit, <text:s/>nebo tak něco</text:span>.</text:p>
      <text:p text:style-name="P86">TODO: Někde by k nim mohly být klíče (aspoň k některým).</text:p>
      <text:h text:style-name="P154" text:outline-level="4"><text:soft-page-break/>Komnata velitele tvrze</text:h>
      <text:p text:style-name="P79">/* <text:span text:style-name="T311">Možná ji šoupnu do nadzemí, ať tak taky něco je (asi do věže). Tak ne, bude nakonec v úplně dolním patře věže.</text:span> */</text:p>
      <text:p text:style-name="P79"><text:span text:style-name="T312">U stěny je</text:span> mrtvý elf. <text:span text:style-name="T312">Je čelem ke zdi, částečně se o ni opírá a v zádech má několik šípů.</text:span> Ruku má nataženou nahoru, jako kdyby <text:span text:style-name="T313">se</text:span> tam snažil k něčemu dostat.</text:p>
      <text:p text:style-name="P87">Trezor</text:p>
      <text:list xml:id="list1979504693" text:style-name="L52">
        <text:list-item>
          <text:p text:style-name="P419">Nad mrtvým elfem je zavřený skrytý trezor.</text:p>
          <text:list>
            <text:list-item>
              <text:p text:style-name="P420">Proklepání zdi prozradí, že tam je dutý prostor.</text:p>
            </text:list-item>
            <text:list-item>
              <text:p text:style-name="P420">TODO: Jak se trezor otevírá?</text:p>
            </text:list-item>
            <text:list-item>
              <text:p text:style-name="P420">TODO: Past</text:p>
            </text:list-item>
          </text:list>
        </text:list-item>
        <text:list-item>
          <text:p text:style-name="P418"><text:span text:style-name="T314">D</text:span>eník velitele tvrze, kde poslední záznamy budou něco říkat o válce s orky, bude tam zmínka o rozkazu, který celou posádku povolává do bitvy a poslední záznam řekne „Aktivuju obranné pasti, odcházíme“.</text:p>
          <text:p text:style-name="P420"><text:span text:style-name="T130">Možná i něco o tom, že nestíhají odvézt obsah pokladnice </text:span><text:span text:style-name="T131">(nebo mohlo být součástí rozkazu, že mají pokladnici zabezpečit, ale neodvážet její obsah, protože jdou rovnou do bitvy)</text:span><text:span text:style-name="T130">.</text:span></text:p>
        </text:list-item>
      </text:list>
      <text:h text:style-name="P140" text:outline-level="3"><text:span text:style-name="T130">B</text:span><text:span text:style-name="T125">1 – dílna</text:span></text:h>
      <text:p text:style-name="P202">V severní části místnosti je velký pracovní stůl s rozpraskanou dřevěnou deskou. U stěny je několik velkých kusů částečně opracovaného kamene.</text:p>
      <text:list xml:id="list3577025331" text:style-name="L53">
        <text:list-item>
          <text:p text:style-name="P421"><text:span text:style-name="T101">Stůl m</text:span><text:span text:style-name="T100">á několik velkých šuplíků.</text:span></text:p>
        </text:list-item>
      </text:list>
      <text:list xml:id="list2189039879" text:style-name="L54">
        <text:list-item>
          <text:p text:style-name="P309">Uvnitř je kamenické náčiní:</text:p>
          <text:list>
            <text:list-item>
              <text:p text:style-name="P422"><text:soft-page-break/><text:span text:style-name="T162">zubák, šalírka, pemrlice, kružítko, hrst klínků, </text:span><text:span text:style-name="T164">kamenické </text:span><text:span text:style-name="T162">dláto (karta), kamenická špice (karta), </text:span><text:span text:style-name="T165">kamenická </text:span><text:span text:style-name="T162">palice </text:span><text:span text:style-name="T165">(karta)</text:span><text:span text:style-name="T162">.</text:span></text:p>
            </text:list-item>
          </text:list>
        </text:list-item>
      </text:list>
      <text:p text:style-name="P34">Hned vpravo za vchodem je na stěně polička s <text:span text:style-name="T125">lucernou </text:span><text:span text:style-name="T177">na svíci</text:span> <text:span text:style-name="T125">(karta).</text:span></text:p>
      <text:list xml:id="list4112463674" text:style-name="L55">
        <text:list-item>
          <text:p text:style-name="P203">Vedle <text:span text:style-name="T445">lucerny</text:span> jsou zbytky pěti zcela vyhořelých svíček.</text:p>
        </text:list-item>
        <text:list-item>
          <text:p text:style-name="P310">Svíčka v lucerně je také zcela vyhořelá.</text:p>
        </text:list-item>
      </text:list>
      <text:p text:style-name="P29"><text:span text:style-name="T422">V </text:span>jižní části místnosti je výheň a malá kovadlina. Vedle je <text:span text:style-name="T446">stolek</text:span> s kovářským nářadím.</text:p>
      <text:list xml:id="list3572156572" text:style-name="L56">
        <text:list-item>
          <text:p text:style-name="P423"><text:span text:style-name="T158">P</text:span><text:span text:style-name="T157">ilník, kleště</text:span><text:span text:style-name="T158">, </text:span><text:span text:style-name="T160">průbojník, </text:span><text:span text:style-name="T161">kovářské </text:span><text:span text:style-name="T160">kladivo </text:span><text:span text:style-name="T163">(karta)</text:span><text:span text:style-name="T159">.</text:span></text:p>
        </text:list-item>
      </text:list>
      <text:p text:style-name="P29"><text:span text:style-name="T423">N</text:span>a stěně nad stolem <text:span text:style-name="T424">s nářadím</text:span> jsou pověšené silné kovářské rukavice a kovářská zástěra.</text:p>
      <text:list xml:id="list1023441276" text:style-name="L57">
        <text:list-item>
          <text:p text:style-name="P311">Kůže je stará a zpuchřelá.</text:p>
        </text:list-item>
      </text:list>
      <text:p text:style-name="P113"><text:span text:style-name="T69">Vpravo vedle pracovního stolu v severní části </text:span><text:span text:style-name="T102">místnosti</text:span><text:span text:style-name="T69"> se do rohu tiskne kamenná socha trpaslice</text:span><text:span text:style-name="T125"> (karta).</text:span></text:p>
      <text:list xml:id="list1720204955" text:style-name="L58">
        <text:list-item>
          <text:p text:style-name="P204">Vypadá to, jako by tam před vám<text:span text:style-name="T425">i</text:span> ustoupila a dál už to nešlo.</text:p>
        </text:list-item>
        <text:list-item>
          <text:p text:style-name="P204">„<text:span text:style-name="T425">Prosím, neubližujte mi!</text:span>“</text:p>
          <text:list>
            <text:list-item>
              <text:p text:style-name="P205">Mluví <text:span text:style-name="T427">hlubokým, dunivým hlasem a</text:span> <text:span text:style-name="T432">neznámou</text:span>, hrdelní řečí <text:span text:style-name="T125">(starotrpaslicky)</text:span>, ale kupodivu jí bez potíží rozumíte.</text:p>
            </text:list-item>
            <text:list-item>
              <text:p text:style-name="P424"><text:span text:style-name="T103">Vypadá vyděšeně a ubrečeně </text:span><text:span text:style-name="T166">(slzy samozřejmě nemá, je to socha).</text:span></text:p>
            </text:list-item>
          </text:list>
        </text:list-item>
        <text:list-item>
          <text:p text:style-name="P425"><text:span text:style-name="T167">S</text:span><text:span text:style-name="T125">e sochou je možné bez problémů komunikovat.</text:span></text:p>
          <text:list>
            <text:list-item>
              <text:p text:style-name="P312"><text:soft-page-break/>Je ale trochu prostoduchá, složitější témata jí budou dělat potíže.</text:p>
            </text:list-item>
            <text:list-item>
              <text:p text:style-name="P313">Ví, že byla původně živá, a že trpěla nevyléčitelnou nemocí. Její otec jí poslal za svým přítelem, elfským mágem, který slíbil, že jí pomůže.</text:p>
              <text:list>
                <text:list-item>
                  <text:p text:style-name="P314">Jak přesně se z ní stala socha si nepamatuje, ví jen, že pak všechna bolest ustala.</text:p>
                </text:list-item>
                <text:list-item>
                  <text:p text:style-name="P426"><text:span text:style-name="T125">Brzy poté se svým mistrem odcestovala </text:span><text:span text:style-name="T169">do této pevnosti.</text:span></text:p>
                  <text:list>
                    <text:list-item>
                      <text:p text:style-name="P427"><text:span text:style-name="T169">P</text:span><text:span text:style-name="T125">omáhala mu tu s prací, vařila v kuchyni, obsluhovala elfské vojáky v jídelně, uklízela – prostě cokoliv bylo potřeba.</text:span></text:p>
                    </text:list-item>
                  </text:list>
                </text:list-item>
              </text:list>
            </text:list-item>
            <text:list-item>
              <text:p text:style-name="P428"><text:span text:style-name="T167">O </text:span><text:span text:style-name="T125">podzemí toho postavám moc neřekne, </text:span><text:span text:style-name="T170">je tady totiž </text:span><text:span text:style-name="T171">tak trochu</text:span><text:span text:style-name="T170"> uvězněná.</text:span></text:p>
              <text:list>
                <text:list-item>
                  <text:p text:style-name="P206">„Chodba doleva vede ke schodům dolů. Pod nimi je mříž, kterou nedokážu zvednout, ani se pod ní protáhnout. A za ní je navíc spousta pavučin a škaredí pavouci! Tudy jsem chod<text:span text:style-name="T434">íval</text:span>a pro vodu do studny.“</text:p>
                </text:list-item>
                <text:list-item>
                  <text:p text:style-name="P206">„Chodba doprava vede do skladu vody. Za ní je místnost se zřícenou podlahou, kde se bojím seskočit dolů: je to strašně hluboko a jsou tam navíc <text:span text:style-name="T435">hrozně</text:span> velké ještěrky, které <text:span text:style-name="T435">navíc</text:span> plivou <text:span text:style-name="T436">takový</text:span> žlutý hlen.“</text:p>
                </text:list-item>
                <text:list-item>
                  <text:p text:style-name="P207">„Nedávno se tu něco dělo. Z pravé chodby se ozývaly divoké výkřiky, možná se tam dokonce bojovalo. Strašně moc jsem se bála, sem ale naštěstí nikdo nepřišel.“</text:p>
                </text:list-item>
              </text:list>
            </text:list-item>
          </text:list>
        </text:list-item>
        <text:list-item>
          <text:p text:style-name="P315"><text:soft-page-break/>Postavy mohou sochu přemluvit, aby jim pomohla.</text:p>
          <text:list>
            <text:list-item>
              <text:p text:style-name="P179"><text:span text:style-name="T167">N</text:span><text:span text:style-name="T166">eumí </text:span><text:span text:style-name="T167">ale</text:span><text:span text:style-name="T166"> bojovat </text:span><text:span text:style-name="T168">a je velice bázlivá</text:span><text:span text:style-name="T166"> – v případném boji zapiští </text:span><text:span text:style-name="T167">(hlubokým hlasem)</text:span><text:span text:style-name="T166"> a uteče se někam schovat.</text:span></text:p>
            </text:list-item>
          </text:list>
        </text:list-item>
      </text:list>
      <text:h text:style-name="Heading_20_4" text:outline-level="4">B1 d1</text:h>
      <text:p text:style-name="P30">Zavřené bytelné dveře s <text:span text:style-name="T443">klikou a</text:span> <text:span text:style-name="T433">klíčovou dírkou</text:span>.</text:p>
      <text:list xml:id="list730770083" text:style-name="L59">
        <text:list-item>
          <text:p text:style-name="P316"><text:span text:style-name="T69">Jsou zamčené</text:span>, klíč je v zámku zevnitř (tedy ze strany z B1).</text:p>
          <text:list>
            <text:list-item>
              <text:p text:style-name="P317">Je to proto, že se tam zamknula oživlá socha trpaslice.</text:p>
              <text:list>
                <text:list-item>
                  <text:p text:style-name="P318">Je vyděšená k smrti (nehledě na to, že to je socha). Když se postavy budou pokoušet dveře vyrazit, nebo <text:span text:style-name="T426">budou </text:span>dělat jiné „nebezpečné“ zvuky, vyjekne strachem – má ovšem hodně hluboký hlas, takže to nejspíš bude znít zvláštně.</text:p>
                </text:list-item>
              </text:list>
            </text:list-item>
          </text:list>
        </text:list-item>
        <text:list-item>
          <text:p text:style-name="P319">Klíč v zámku je součástí svazku klíčů.</text:p>
          <text:list>
            <text:list-item>
              <text:p text:style-name="P319">TODO: Jaké klíče tady jsou?</text:p>
              <text:list>
                <text:list-item>
                  <text:p text:style-name="P320">Jeden z nich je od B3 d1.</text:p>
                </text:list-item>
              </text:list>
            </text:list-item>
          </text:list>
        </text:list-item>
      </text:list>
      <text:h text:style-name="P141" text:outline-level="3"><text:span text:style-name="T130">B</text:span><text:span text:style-name="T125">2 – sklad vody</text:span></text:h>
      <text:p text:style-name="P31">Kolem stěn jsou <text:span text:style-name="T437">velké</text:span> <text:span text:style-name="T437">prázdné sudy se sundavacími víky.</text:span></text:p>
      <text:list xml:id="list913544605" text:style-name="L60">
        <text:list-item>
          <text:p text:style-name="P208">Na něk<text:span text:style-name="T438">olika</text:span> z nich je ještě trochu čitelný nápis ve staroelfštině: <text:span text:style-name="T125">„Voda“</text:span>.</text:p>
        </text:list-item>
      </text:list>
      <text:p text:style-name="P209">Na zemi stojí dvě vědra s prohnutou nosnou tyčí.</text:p>
      <text:h text:style-name="P142" text:outline-level="3"><text:span text:style-name="T130">B</text:span><text:span text:style-name="T125">3 – </text:span><text:span text:style-name="T174">sklad</text:span><text:span text:style-name="T172"> s propad</text:span><text:span text:style-name="T173">l</text:span><text:span text:style-name="T172">ou půlkou podlahy</text:span></text:h>
      <text:p text:style-name="P32"><text:span text:style-name="T439">V </text:span>západní části místnosti, kde ještě strop drží, je několik polorozpadlých beden.</text:p>
      <text:list xml:id="list3947812631" text:style-name="L61">
        <text:list-item>
          <text:p text:style-name="P210"><text:soft-page-break/>Jsou v nich rezavé zbytky plechových krabic. Co v nich bylo se už dávno rozpadlo v prach.</text:p>
        </text:list-item>
      </text:list>
      <text:p text:style-name="P32">Ve východní části místnosti je propadlý strop <text:span text:style-name="T440">(do C4)</text:span>.</text:p>
      <text:list xml:id="list772343277" text:style-name="L62">
        <text:list-item>
          <text:p text:style-name="P211">Na proti jsou vidět zavřené <text:s/>dveře <text:span text:style-name="T125">(B3 d1)</text:span>.</text:p>
        </text:list-item>
        <text:list-item>
          <text:p text:style-name="P429"><text:span text:style-name="T125">Podlaha místnosti o patro níž (C4) je 4 metry hluboko. </text:span><text:span text:style-name="T176">J</text:span><text:span text:style-name="T125">e na ní ale </text:span><text:span text:style-name="T175">spousta suti</text:span><text:span text:style-name="T125">, takže je potřeba slézt nebo seskočit jen zhruba 3 metry.</text:span></text:p>
          <text:list>
            <text:list-item>
              <text:p text:style-name="P430"><text:span text:style-name="T125">Dole žijí </text:span><text:span text:style-name="T105">p</text:span><text:span text:style-name="T69">livající ještěři</text:span><text:span text:style-name="T125"> – viz C4.</text:span></text:p>
            </text:list-item>
          </text:list>
        </text:list-item>
      </text:list>
      <text:h text:style-name="Heading_20_4" text:outline-level="4"><text:span text:style-name="T172">B</text:span><text:span text:style-name="T125">3 d1</text:span></text:h>
      <text:p text:style-name="P33">Zavřené bytelné dveře s <text:span text:style-name="T442">klikou a</text:span> klíčovou dírkou.</text:p>
      <text:list xml:id="list1802918214" text:style-name="L63">
        <text:list-item>
          <text:p text:style-name="P212">Jsou zamčené.</text:p>
          <text:list>
            <text:list-item>
              <text:p text:style-name="P321">Klíč je na kruhu s klíči na dveřích B1 d1.</text:p>
            </text:list-item>
          </text:list>
        </text:list-item>
      </text:list>
      <text:h text:style-name="P143" text:outline-level="3"><text:span text:style-name="T130">B</text:span><text:span text:style-name="T125">4 – kuchyně</text:span></text:h>
      <text:p text:style-name="P322">Huňáči</text:p>
      <text:p text:style-name="P322">Vozík, kterým se sem posílalo jídlo z A3</text:p>
      <text:h text:style-name="Heading_20_3" text:outline-level="3"><text:span text:style-name="T130">B</text:span><text:span text:style-name="T132">5 – jídelna</text:span></text:h>
      <text:p text:style-name="P14">Na stěně naproti vchodům je nápis ve staroelfštině:</text:p>
      <text:p text:style-name="P130"><text:span text:style-name="Emphasis"><text:span text:style-name="T231">„Klaním se před Tebou, Astro, stvořitelko hvězd, královno bohů Řádu.“</text:span></text:span></text:p>
      <text:h text:style-name="Heading_20_3" text:outline-level="3"><text:span text:style-name="T130">B</text:span><text:span text:style-name="T125">6 – prostřední patro boční věže</text:span></text:h>
      <text:p text:style-name="P52">Točité schody jsou pobořené.</text:p>
      <text:list xml:id="list752766856" text:style-name="L64">
        <text:list-item>
          <text:p text:style-name="P323">Dole je vidět dno věže.</text:p>
          <text:list>
            <text:list-item>
              <text:p text:style-name="P431"><text:soft-page-break/><text:span text:style-name="T125">Na funkčním zbytku schodů úplně </text:span><text:span text:style-name="T133">dole</text:span><text:span text:style-name="T125"> je na kupě několik orků. </text:span><text:span text:style-name="T134">Vůbec se nehýbou, nejspíš jsou mrtví.</text:span></text:p>
            </text:list-item>
          </text:list>
        </text:list-item>
      </text:list>
      <text:list xml:id="list313255744" text:style-name="L65">
        <text:list-item>
          <text:p text:style-name="P324">Sešplhat dolů je poměrně jednoduché.</text:p>
        </text:list-item>
        <text:list-item>
          <text:p text:style-name="P324">Vyšplhat zpět nahoru je bez pomůcek velice obtížné – zabere to určitě přes 10 minut.</text:p>
        </text:list-item>
      </text:list>
      <text:h text:style-name="Heading_20_3" text:outline-level="3">B7 - ubikace</text:h>
      <text:p text:style-name="P58"><text:span text:style-name="Emphasis"><text:span text:style-name="T315">Na stěně naproti vchodu je nápis ve staroelfštině:</text:span></text:span></text:p>
      <text:p text:style-name="P130"><text:span text:style-name="Emphasis"><text:span text:style-name="T231">„Klaním se před Tebou, Solreone, jenž každý den putuješ po nebeské klenbě a dáváš nám světlo a naději.“</text:span></text:span></text:p>
      <text:h text:style-name="Heading_20_3" text:outline-level="3">B8 – ubikace</text:h>
      <text:p text:style-name="P58"><text:span text:style-name="Emphasis"><text:span text:style-name="T315">Na stěně naproti vchodu je nápis ve staroelfštině:</text:span></text:span></text:p>
      <text:p text:style-name="P130"><text:span text:style-name="Emphasis"><text:span text:style-name="T231">„Klaním se před Tebou, Raio, paní divočiny. Tobě vděčíme za léčivé dary lesa.“</text:span></text:span></text:p>
      <text:h text:style-name="Heading_20_3" text:outline-level="3">B9 – ubikace</text:h>
      <text:p text:style-name="P58"><text:span text:style-name="Emphasis"><text:span text:style-name="T315">Na stěně naproti vchodu je nápis ve staroelfštině:</text:span></text:span></text:p>
      <text:p text:style-name="P130"><text:span text:style-name="Emphasis"><text:span text:style-name="T231">„Klaním se před Tebou, Mirvo, paní kouzel, vědění a magické moci.“</text:span></text:span></text:p>
      <text:h text:style-name="Heading_20_3" text:outline-level="3">B11 –<text:span text:style-name="T316"> zvedací mechanismus mříže v C2</text:span></text:h>
      <text:list xml:id="list738061004" text:style-name="L66">
        <text:list-item>
          <text:p text:style-name="P432">Mechanismus má západku. Když ji <text:span text:style-name="T317">někdo</text:span> odstraní <text:span text:style-name="T317">(a nevrátí)</text:span>, mříž o patro níž půjde zvednou silou.</text:p>
        </text:list-item>
        <text:list-item>
          <text:p text:style-name="P433">U rumpálu jsou dvě mrtvoly udušených elfů.</text:p>
          <text:list>
            <text:list-item>
              <text:p text:style-name="P433"><text:soft-page-break/>Ruce mají stále na rumpálu, zřejmě se s ním těsně před smrtí snažili točit.</text:p>
            </text:list-item>
            <text:list-item>
              <text:p text:style-name="P434">TODO: loot</text:p>
            </text:list-item>
          </text:list>
        </text:list-item>
      </text:list>
      <text:h text:style-name="Heading_20_3" text:outline-level="3">B13 – ubikace</text:h>
      <text:p text:style-name="P58"><text:span text:style-name="Emphasis"><text:span text:style-name="T315">Na stěně naproti vchodu je nápis ve staroelfštině:</text:span></text:span></text:p>
      <text:p text:style-name="P130"><text:span text:style-name="Emphasis"><text:span text:style-name="T231">„Klaním se před Tebou, Ero, která nás chráníš před ničivou mocí času.“</text:span></text:span></text:p>
      <text:h text:style-name="Heading_20_3" text:outline-level="3">B14 – komnata velitele</text:h>
      <text:p text:style-name="P58"><text:span text:style-name="Emphasis"><text:span text:style-name="T315">Na stěně naproti vchodu je nápis ve staroelfštině:</text:span></text:span></text:p>
      <text:p text:style-name="P130"><text:span text:style-name="T122">„Klaním se před Tebou, Belerone, </text:span><text:span text:style-name="T123">jenž jsi ztělesněním</text:span><text:span text:style-name="T122"> cti, spravedlnosti a věrnosti“.</text:span></text:p>
      <text:h text:style-name="Heading_20_3" text:outline-level="3">B15 – ubikace</text:h>
      <text:p text:style-name="P58"><text:span text:style-name="Emphasis"><text:span text:style-name="T315">Na stěně naproti vchodu je nápis ve staroelfštině:</text:span></text:span></text:p>
      <text:p text:style-name="P130"><text:span text:style-name="T122">„Klaním se před Tebou, </text:span><text:span text:style-name="T124">Narveo. Tobě vděčíme za naši zručnost a tvořivost</text:span><text:span text:style-name="T122">“.</text:span></text:p>
      <text:h text:style-name="Heading_20_3" text:outline-level="3"><text:span text:style-name="T318">B16 – svatyně</text:span> <text:span text:style-name="T318">boha Belerona</text:span></text:h>
      <text:p text:style-name="P21"><text:span text:style-name="T319">V místnosti je tlumené světlo. </text:span>Uprostřed na mramorovém podstavci <text:span text:style-name="T320">klečí mramorová</text:span> socha bojovníka s čelem opřeným o jílec meče, <text:span text:style-name="T365">na krku má zavěšený amulet ve tvaru štítu</text:span><text:span text:style-name="T148"> (karta)</text:span>. <text:span text:style-name="T321">Na stěnách je zářící stříbrnou linií vyobrazeno sedm postav.</text:span></text:p>
      <text:list xml:id="list3242968975" text:style-name="L67">
        <text:list-item>
          <text:p text:style-name="P378"><text:span text:style-name="T205">Když do </text:span><text:span text:style-name="T206">svatyně</text:span><text:span text:style-name="T205"> někdo vstoupí, přivolá to </text:span><text:span text:style-name="T207">z hradeb pevnosti</text:span><text:span text:style-name="T205"> přízrak</text:span><text:span text:style-name="T125"> </text:span><text:span text:style-name="T147">(viz A7)</text:span>.</text:p>
          <text:list>
            <text:list-item>
              <text:p text:style-name="P382">Přízrak se sem teleportuje, takže se objeví okamžitě.</text:p>
              <text:list>
                <text:list-item>
                  <text:p text:style-name="P382"><text:soft-page-break/><text:span text:style-name="T352">Pokud má alespoň jedna z postav na krku </text:span><text:span text:style-name="T79">Beleronův amulet</text:span><text:span text:style-name="T352">, přízrak řekne: </text:span><text:span text:style-name="T69">„</text:span><text:span text:style-name="T77">Vítej, služebníku Beleronův</text:span><text:span text:style-name="T69">“</text:span>,<text:span text:style-name="T353"> nechá postavy vstoupit a zmizí.</text:span></text:p>
                </text:list-item>
                <text:list-item>
                  <text:p text:style-name="P382"><text:span text:style-name="T353">V opačném případě řekne: </text:span><text:span text:style-name="T78">„Do svatyně mohou vstoupit jen služebníci Belerona“, </text:span><text:span text:style-name="T324">zastoupí jim cestu, zaujme bojový postoj a namíří na ně hrot kopí.</text:span></text:p>
                  <text:list>
                    <text:list-item>
                      <text:p text:style-name="P383">Nic dalšího neřekne, ani když na něj postavy budou mluvit staroeflsky (jediná možnost, jak s ním komunikovat, je použít kouzl<text:span text:style-name="T364">o</text:span> <text:span text:style-name="T69">Přenos myšlenek</text:span>).</text:p>
                    </text:list-item>
                    <text:list-item>
                      <text:p text:style-name="P384">Pokud se budou dál snažit dostat dovnitř, zaútočí na ně.</text:p>
                    </text:list-item>
                  </text:list>
                </text:list-item>
              </text:list>
            </text:list-item>
          </text:list>
        </text:list-item>
      </text:list>
      <text:p text:style-name="P91"><text:span text:style-name="T4">Jak mohou </text:span><text:span text:style-name="T39">postavy</text:span><text:span text:style-name="T4"> dosáhnout toho, aby je přízrak pustil do </text:span><text:span text:style-name="T38">svatyně</text:span><text:span text:style-name="T4">:</text:span></text:p>
      <text:list xml:id="list3401474947" text:style-name="L68">
        <text:list-item>
          <text:p text:style-name="P395">Použít kouzlo <text:span text:style-name="T69">Přenos myšlenek</text:span> a promluvit si s ním (ve staroeflštině).</text:p>
          <text:list>
            <text:list-item>
              <text:p text:style-name="P396">Přízrak „skočí“ na cokoliv alespoň trochu uvěřitelného – třeba že ho volá velitel pevnosti.</text:p>
            </text:list-item>
          </text:list>
        </text:list-item>
        <text:list-item>
          <text:p text:style-name="P397">Mít na krku <text:span text:style-name="T69">Beleronův amulet</text:span>.</text:p>
        </text:list-item>
        <text:list-item>
          <text:p text:style-name="P398">„<text:span text:style-name="T357">Odeklít“ přízrak zničením amuletu ve tvaru štítu, který má socha uprostřed svatyně kolem krku.</text:span></text:p>
        </text:list-item>
      </text:list>
      <text:list xml:id="list172352378648629" text:continue-list="list3242968975" text:style-name="L67">
        <text:list-item>
          <text:list>
            <text:list-item>
              <text:p text:style-name="P385">Tento magický amulet obsahuje <text:span text:style-name="T366">jeho </text:span>esenci. Když ho někdo rozbije, strážce zmizí.</text:p>
            </text:list-item>
          </text:list>
        </text:list-item>
      </text:list>
      <text:list xml:id="list172353189624420" text:continue-list="list3401474947" text:style-name="L68">
        <text:list-item>
          <text:list>
            <text:list-item>
              <text:p text:style-name="P399">Amulet <text:span text:style-name="T360">mohou postavy</text:span> <text:span text:style-name="T359">z krku sochy například</text:span> sundat nějakou tyčí <text:span text:style-name="T361">(přízrak tyč nemůže chytit, protože je nehmotný)</text:span>.</text:p>
            </text:list-item>
            <text:list-item>
              <text:p text:style-name="P399"><text:soft-page-break/>Nebo třeba počkat, až přízrak zmizí (<text:span text:style-name="T363">což se stane, </text:span>když všichni opustí svatyni a zavřou tajné dveře) a pak pro <text:span text:style-name="T362">amulet</text:span> rychle doběhnout.</text:p>
            </text:list-item>
          </text:list>
        </text:list-item>
        <text:list-item>
          <text:p text:style-name="P500"><text:span text:style-name="T58">Mohou jej také zabít</text:span><text:span text:style-name="T4">, ale jen pokud mají výbavu z jiných </text:span><text:span text:style-name="T58">dobrodružství – bez duševních kouzel nebo magických zbraní mu nemají jak ublížit (viz kapitola </text:span><text:span text:style-name="T59">Boj s nehmotným protivníkem</text:span><text:span text:style-name="T60"> v příručce </text:span><text:span text:style-name="T59">Dakara: dungeoncrawl</text:span><text:span text:style-name="T60">)</text:span><text:span text:style-name="T4">.</text:span></text:p>
          <text:list>
            <text:list-item>
              <text:p text:style-name="P300"><text:span text:style-name="T496">J</text:span>e nehmotný.</text:p>
            </text:list-item>
            <text:list-item>
              <text:p text:style-name="P300"><text:span text:style-name="T495">Způsobuje duševní zranění. </text:span></text:p>
              <text:list>
                <text:list-item>
                  <text:p text:style-name="P301"><text:span text:style-name="T497">Případné</text:span> vážné duševní zranění se projevuje jako dočasná ztráta paměti. <text:span text:style-name="T493">Vyléčí se po nejbližším vydatném odpočinku. Tím se postavě paměť vrátí.</text:span></text:p>
                </text:list-item>
              </text:list>
            </text:list-item>
            <text:list-item>
              <text:p text:style-name="P245"><text:span text:style-name="T24">Je pomalý</text:span><text:span text:style-name="T23">, dá se mu snadno utéct.</text:span></text:p>
            </text:list-item>
          </text:list>
        </text:list-item>
      </text:list>
      <text:p text:style-name="P40"><text:span text:style-name="T37">P</text:span><text:span text:style-name="T4">rohledání místnosti</text:span><text:span text:style-name="T20"> (poté, co si postavy nějak poradí s přízrakem):</text:span></text:p>
      <text:list xml:id="list172352490487605" text:continue-list="list172352378648629" text:style-name="L67">
        <text:list-item>
          <text:p text:style-name="P243">Na podstavci pod sochou je napsáno:</text:p>
          <text:p text:style-name="P244">„Jen ten, kdo se skloní před všemi bohy Řádu, je hoden daru našeho pána Belerona.“</text:p>
        </text:list-item>
        <text:list-item>
          <text:p text:style-name="P213">Obrazy na stěnách jsou:</text:p>
          <text:list>
            <text:list-item>
              <text:p text:style-name="P435"><text:span text:style-name="T22">Ž</text:span><text:span text:style-name="T21">en</text:span><text:span text:style-name="T22">a</text:span><text:span text:style-name="T21"> s čelenkou z hvězd.</text:span></text:p>
            </text:list-item>
            <text:list-item>
              <text:p text:style-name="P435"><text:span text:style-name="Emphasis"><text:span text:style-name="T144">M</text:span></text:span><text:span text:style-name="Emphasis"><text:span text:style-name="T135">už s paprsky vycházejícími z otevřené dlaně.</text:span></text:span></text:p>
            </text:list-item>
            <text:list-item>
              <text:p text:style-name="P436"><text:span text:style-name="Emphasis"><text:span text:style-name="T144">N</text:span></text:span><text:span text:style-name="Emphasis"><text:span text:style-name="T135">ah</text:span></text:span><text:span text:style-name="Emphasis"><text:span text:style-name="T144">á</text:span></text:span><text:span text:style-name="Emphasis"><text:span text:style-name="T135"> </text:span></text:span><text:span text:style-name="Emphasis"><text:span text:style-name="T136">mlad</text:span></text:span><text:span text:style-name="Emphasis"><text:span text:style-name="T144">á</text:span></text:span><text:span text:style-name="Emphasis"><text:span text:style-name="T135"> žen</text:span></text:span><text:span text:style-name="Emphasis"><text:span text:style-name="T144">a</text:span></text:span><text:span text:style-name="Emphasis"><text:span text:style-name="T135">, která má místo nohou kořeny.</text:span></text:span></text:p>
            </text:list-item>
            <text:list-item>
              <text:p text:style-name="P436"><text:span text:style-name="Emphasis"><text:span text:style-name="T144">P</text:span></text:span><text:span text:style-name="Emphasis"><text:span text:style-name="T136">ostarší žen</text:span></text:span><text:span text:style-name="Emphasis"><text:span text:style-name="T144">a</text:span></text:span><text:span text:style-name="Emphasis"><text:span text:style-name="T136"> s holí v jedné ruce a otevřenou knihou ve druhé.</text:span></text:span></text:p>
            </text:list-item>
            <text:list-item>
              <text:p text:style-name="P436"><text:soft-page-break/><text:span text:style-name="Emphasis"><text:span text:style-name="T146">S</text:span></text:span><text:span text:style-name="Emphasis"><text:span text:style-name="T136">hrben</text:span></text:span><text:span text:style-name="Emphasis"><text:span text:style-name="T145">á</text:span></text:span><text:span text:style-name="Emphasis"><text:span text:style-name="T136"> stařen</text:span></text:span><text:span text:style-name="Emphasis"><text:span text:style-name="T145">a </text:span></text:span><text:span text:style-name="Emphasis"><text:span text:style-name="T146">vyvedená rozmazanou, nezřetelnou linií</text:span></text:span><text:span text:style-name="Emphasis"><text:span text:style-name="T136">.</text:span></text:span></text:p>
            </text:list-item>
            <text:list-item>
              <text:p text:style-name="P436"><text:span text:style-name="Emphasis"><text:span text:style-name="T146">Bojovník </text:span></text:span><text:span text:style-name="Emphasis"><text:span text:style-name="T137">v pokleku s čelem opřeným o jílec meče.</text:span></text:span></text:p>
            </text:list-item>
            <text:list-item>
              <text:p text:style-name="P435"><text:span text:style-name="T214">Ž</text:span><text:span text:style-name="T213">en</text:span><text:span text:style-name="T214">a</text:span><text:span text:style-name="T213"> s kladivem v jedné ruce a kleštěmi ve druhé.</text:span></text:p>
            </text:list-item>
          </text:list>
        </text:list-item>
      </text:list>
      <text:p text:style-name="P43">Interakce <text:span text:style-name="T354">s obrazy</text:span></text:p>
      <text:p text:style-name="P46">Pokud někdo obejde všech sedm obrazů a u každého z nich nahlas řekne správnou formuli, v místnosti se jasně zableskne a na jílci meče sochy uprostřed místnosti se objeví jasně zářící krystal.</text:p>
      <text:list xml:id="list3641600496" text:style-name="L69">
        <text:list-item>
          <text:p text:style-name="P389">Na pořadí, v jakém budou formule vysloveny, nezáleží.</text:p>
        </text:list-item>
        <text:list-item>
          <text:p text:style-name="P390">Všechny formule musí vyslovit jedna osoba.</text:p>
        </text:list-item>
        <text:list-item>
          <text:p text:style-name="P390">Správné formule jsou:</text:p>
          <text:list>
            <text:list-item>
              <text:p text:style-name="P391">U obrazu ženské postavy s čelenkou z hvězd:</text:p>
              <text:p text:style-name="P437"><text:span text:style-name="Emphasis">„Klaním se před Tebou, Astro, stvořitelko hvězd, královno bohů Řádu.“</text:span></text:p>
            </text:list-item>
            <text:list-item>
              <text:p text:style-name="P437"><text:span text:style-name="Emphasis"><text:span text:style-name="T135">U obrazu mužské postavy s paprsky vycházejícími z otevřené dlaně:</text:span></text:span></text:p>
              <text:p text:style-name="P437"><text:span text:style-name="Emphasis"><text:span text:style-name="T231">„Klaním se před Tebou, Solreone, jenž každý den putuješ po nebeské klenbě a dáváš nám světlo a naději.“</text:span></text:span></text:p>
            </text:list-item>
            <text:list-item>
              <text:p text:style-name="P437"><text:span text:style-name="Emphasis"><text:span text:style-name="T135">U obrazu nahé </text:span></text:span><text:span text:style-name="Emphasis"><text:span text:style-name="T136">mladé</text:span></text:span><text:span text:style-name="Emphasis"><text:span text:style-name="T135"> žen</text:span></text:span><text:span text:style-name="Emphasis"><text:span text:style-name="T136">y</text:span></text:span><text:span text:style-name="Emphasis"><text:span text:style-name="T135">, která má místo nohou kořeny:</text:span></text:span></text:p>
              <text:p text:style-name="P437"><text:span text:style-name="Emphasis"><text:span text:style-name="T231">„Klaním se před Tebou, Raio, paní divočiny. Tobě vděčíme za léčivé dary lesa.“</text:span></text:span></text:p>
            </text:list-item>
            <text:list-item>
              <text:p text:style-name="P437"><text:span text:style-name="Emphasis"><text:span text:style-name="T135">U obrazu </text:span></text:span><text:span text:style-name="Emphasis"><text:span text:style-name="T136">postarší ženy s holí v jedné ruce a otevřenou knihou ve druhé:</text:span></text:span></text:p>
              <text:p text:style-name="P437"><text:soft-page-break/><text:span text:style-name="Emphasis"><text:span text:style-name="T231">„Klaním se před Tebou, Mirvo, paní kouzel, vědění a magické moci.“</text:span></text:span></text:p>
            </text:list-item>
            <text:list-item>
              <text:p text:style-name="P437"><text:span text:style-name="Emphasis"><text:span text:style-name="T136">U nezřetelného obrazu shrbené stařeny:</text:span></text:span></text:p>
              <text:p text:style-name="P437"><text:span text:style-name="Emphasis"><text:span text:style-name="T231">„Klaním se před Tebou, Ero, která nás chráníš před ničivou mocí času.“</text:span></text:span></text:p>
            </text:list-item>
            <text:list-item>
              <text:p text:style-name="P437"><text:span text:style-name="Emphasis"><text:span text:style-name="T137">U obrazu bojovníka v pokleku s čelem opřeným o jílec meče:</text:span></text:span></text:p>
              <text:p text:style-name="P437"><text:span text:style-name="T122">„Klaním se před Tebou, Belerone, </text:span><text:span text:style-name="T123">jenž jsi ztělesněním</text:span><text:span text:style-name="T122"> cti, spravedlnosti a věrnosti“.</text:span></text:p>
            </text:list-item>
            <text:list-item>
              <text:p text:style-name="P437"><text:span text:style-name="T215">U </text:span><text:span text:style-name="T216">obrazu </text:span><text:span text:style-name="T213">ženy s kladivem v jedné ruce a kleštěmi ve druhé:</text:span></text:p>
              <text:p text:style-name="P437"><text:span text:style-name="T12">„Klaním se před Tebou, </text:span><text:span text:style-name="T13">Narveo. Tobě vděčíme za naši zručnost a tvořivost</text:span><text:span text:style-name="T12">“.</text:span></text:p>
            </text:list-item>
          </text:list>
        </text:list-item>
        <text:list-item>
          <text:p text:style-name="P386">Kvůli tomuto krystalu sem postavy přišly.</text:p>
          <text:list>
            <text:list-item>
              <text:p text:style-name="P387">Všichni, kdo se ho dotknou, pocítí náhlý příliv síly. Je to elektrizující, úžasný pocit.</text:p>
              <text:list>
                <text:list-item>
                  <text:p text:style-name="P325"><text:span text:style-name="T27">Postava tím získá 1 bod zkušenosti. Pokud to stačí na novou úroveň, </text:span><text:span text:style-name="T32">což určitě stačí, pokud </text:span><text:span text:style-name="T34">je</text:span><text:span text:style-name="T33"> na první úrovni a</text:span><text:span text:style-name="T32"> tohle </text:span><text:span text:style-name="T33">je jej</text:span><text:span text:style-name="T34">í</text:span><text:span text:style-name="T32"> první dobrodružství</text:span><text:span text:style-name="T27">, tak tím </text:span><text:span text:style-name="T35">rovnou</text:span><text:span text:style-name="T27"> </text:span><text:span text:style-name="T36">postoupí</text:span><text:span text:style-name="T27"> (viz kapitola </text:span><text:span text:style-name="T29">P</text:span><text:span text:style-name="T30">os</text:span><text:span text:style-name="T29">tup na vyšší úroveň</text:span><text:span text:style-name="T28"> v příručce </text:span><text:span text:style-name="T29">Dakara: dungeoncrawl</text:span><text:span text:style-name="T27">).</text:span></text:p>
                </text:list-item>
                <text:list-item>
                  <text:p text:style-name="P326"><text:span text:style-name="T31">Po d</text:span><text:span text:style-name="T27">otyk</text:span><text:span text:style-name="T31">u</text:span><text:span text:style-name="T27"> krystalu také zmizí pocit, že sem postavu něco táhne.</text:span></text:p>
                </text:list-item>
              </text:list>
            </text:list-item>
            <text:list-item>
              <text:p text:style-name="P388">Pro každou postavu bude krystal účinkovat jen jednou.</text:p>
            </text:list-item>
            <text:list-item>
              <text:p text:style-name="P438"><text:soft-page-break/><text:span text:style-name="T25">Dobrodružství nutně nekončí, hráči mohou ještě chtít prozkoumat zbytek podzemí. </text:span><text:span text:style-name="T26">Pokud už tu ale nic zajímavého k prozkoumání není, tak jim to řekni, nenech je marně hledat.</text:span></text:p>
            </text:list-item>
          </text:list>
        </text:list-item>
      </text:list>
      <text:h text:style-name="Heading_20_2" text:outline-level="2"><text:bookmark-start text:name="__RefHeading___Toc2928_1905480466"/>Druhé podzemní patro<text:bookmark-end text:name="__RefHeading___Toc2928_1905480466"/></text:h>
      <text:h text:style-name="Heading_20_3" text:outline-level="3"><text:span text:style-name="T382">C1 - d</text:span>oupě obří<text:span text:style-name="T381">c</text:span>h pavouk<text:span text:style-name="T381">ů</text:span></text:h>
      <text:p text:style-name="P42">Průduchy <text:span text:style-name="T343">ve skále – postavy neprolezou, pavouci ano. /* ? Potřebuju to k něčemu? */</text:span></text:p>
      <text:list xml:id="list379763012" text:style-name="L70">
        <text:list-item>
          <text:p text:style-name="P400">Vysátá, do pavučin zamotaná mrtvola elfa.</text:p>
          <text:list>
            <text:list-item>
              <text:p text:style-name="P439"><text:span text:style-name="T4">TODO: Nějaký poklad – </text:span><text:span text:style-name="T5">asi svitky</text:span><text:span text:style-name="T4">. </text:span><text:span text:style-name="T5">Tzn. když někdo pavučiny zapálí, svitky shoří. </text:span><text:span text:style-name="T6">Ale šlo by asi nejdřív mrtvolu vytáhnout.</text:span></text:p>
            </text:list-item>
          </text:list>
        </text:list-item>
      </text:list>
      <text:p text:style-name="P118"><text:span text:style-name="T6">B</text:span><text:span text:style-name="T4">oj s pavouky:</text:span></text:p>
      <text:list xml:id="list1401474497" text:style-name="L71">
        <text:list-item>
          <text:p text:style-name="P440"><text:span text:style-name="T18">Všude je spousta </text:span><text:span text:style-name="T19">nepřirozeně</text:span><text:span text:style-name="T18"> silných, lepivých pavučin.</text:span></text:p>
        </text:list-item>
      </text:list>
      <text:list xml:id="list1795326548" text:style-name="L72">
        <text:list-item>
          <text:p text:style-name="P442"><text:span text:style-name="T53">N</text:span><text:span text:style-name="T4">ejsou tak pevné, abyste se jimi nedokázali prodrat, ale jsou dost silné na to, aby vám pohyb výrazně ztížily.</text:span></text:p>
          <text:list>
            <text:list-item>
              <text:p text:style-name="P441"><text:span text:style-name="T53">Postavy </text:span><text:span text:style-name="T54">bojující v pavučinách</text:span><text:span text:style-name="T53"> budou mít nevýhodu (-1).</text:span></text:p>
            </text:list-item>
            <text:list-item>
              <text:p text:style-name="P443"><text:span text:style-name="T53">P</text:span><text:span text:style-name="T4">avouci se skrz pavučiny pohybují bez nevýhody.</text:span></text:p>
            </text:list-item>
          </text:list>
        </text:list-item>
        <text:list-item>
          <text:p text:style-name="P444"><text:span text:style-name="T53">P</text:span><text:span text:style-name="T4">avučiny je možné vyčistit – </text:span><text:span text:style-name="T57">například nějakou tyčí.</text:span></text:p>
          <text:list>
            <text:list-item>
              <text:p text:style-name="P445"><text:span text:style-name="T57">V</text:span><text:span text:style-name="T4">e vyčištěné části chodby postavy bojují bez nevýhody.</text:span></text:p>
            </text:list-item>
          </text:list>
        </text:list-item>
        <text:list-item>
          <text:p text:style-name="P446"><text:span text:style-name="T4">Dají se </text:span><text:span text:style-name="T56">také</text:span><text:span text:style-name="T4"> zapálit, v tom případě ale samozřejmě pavou</text:span><text:span text:style-name="T55">ci</text:span><text:span text:style-name="T4"> zaútočí (pokud přeži</text:span><text:span text:style-name="T55">jí</text:span><text:span text:style-name="T4"> oheň).</text:span></text:p>
          <text:list>
            <text:list-item>
              <text:p text:style-name="P401"><text:soft-page-break/>Hořící pavučiny zraňují za 4dz po dobu dvou kol (pak jsou spálené na prach).</text:p>
            </text:list-item>
          </text:list>
        </text:list-item>
      </text:list>
      <text:h text:style-name="P144" text:outline-level="3">C2 – mříž</text:h>
      <text:p text:style-name="P47">Pokud postavy ne<text:span text:style-name="T376">vyčisti</text:span>ly místnost C1, vylez<text:span text:style-name="T375">ou</text:span> odtamtud obří pavou<text:span text:style-name="T375">ci</text:span> a napadn<text:span text:style-name="T375">ou</text:span> je (viz C1).</text:p>
      <text:list xml:id="list3866278243" text:style-name="L73">
        <text:list-item>
          <text:p text:style-name="P402">Pavouci <text:span text:style-name="T383">jsou moc velcí, pod mříží neprolezou</text:span>.</text:p>
        </text:list-item>
      </text:list>
      <text:p text:style-name="P98"><text:span text:style-name="T15">C</text:span><text:span text:style-name="T14">hodbu přehrazuje masivní zarezlá mříž.</text:span></text:p>
      <text:list xml:id="list2765870844" text:style-name="L74">
        <text:list-item>
          <text:p text:style-name="P327"><text:span text:style-name="T44">P</text:span><text:span text:style-name="T4">okud postavy přišly z jihu:</text:span></text:p>
          <text:list>
            <text:list-item>
              <text:p text:style-name="P447"><text:span text:style-name="T16">Za mříží je</text:span><text:span text:style-name="T15"> mnohem méně pavučin a jsou také mnohem menší, jako od obyčejných pavouků.</text:span></text:p>
            </text:list-item>
          </text:list>
        </text:list-item>
        <text:list-item>
          <text:p text:style-name="P327"><text:span text:style-name="T45">P</text:span><text:span text:style-name="T4">okud postavy přišly ze severu:</text:span></text:p>
          <text:list>
            <text:list-item>
              <text:p text:style-name="P379">Ze mříží je mnohem víc pavučin a jsou mnohem větší a silnější.</text:p>
            </text:list-item>
          </text:list>
        </text:list-item>
      </text:list>
      <text:list xml:id="list3683236951" text:style-name="L75">
        <text:list-item>
          <text:p text:style-name="P380">Mříž je zasazená do svislých drážek vytesaných do skalní stěny. Je částečně zvednutá, zřejmě je ji tedy možné vytáhnout nahoru.</text:p>
          <text:list>
            <text:list-item>
              <text:p text:style-name="P392"><text:span text:style-name="T384">Více z</text:span>vednout<text:span text:style-name="T342"> se ovšem</text:span> nedá <text:span text:style-name="T384">(zvedací mechanismus o patro výš je zaaretován západkou)</text:span>.</text:p>
            </text:list-item>
          </text:list>
        </text:list-item>
        <text:list-item>
          <text:p text:style-name="P403"><text:span text:style-name="T90">D</text:span><text:span text:style-name="T69">á se pod ní </text:span><text:span text:style-name="T87">velmi těsně</text:span><text:span text:style-name="T69"> protáhnout. Na spodní straně má </text:span><text:span text:style-name="T88">ovšem</text:span><text:span text:style-name="T69"> ostr</text:span><text:span text:style-name="T89">é</text:span><text:span text:style-name="T69"> bodce a z</text:span><text:span text:style-name="T91">řejmě </text:span><text:span text:style-name="T92">je</text:span><text:span text:style-name="T69"> pekelně těžká. </text:span><text:span text:style-name="T93">Kdyby na někoho spadla, bude s ním nepochybně konec.</text:span></text:p>
          <text:list>
            <text:list-item>
              <text:p text:style-name="P393">Komentář o bodcích je jen na postrašení, mříž <text:span text:style-name="T384">se</text:span> ani nehne.</text:p>
            </text:list-item>
          </text:list>
        </text:list-item>
      </text:list>
      <text:h text:style-name="P145" text:outline-level="3"><text:soft-page-break/>C3 – sklad luceren <text:span text:style-name="T447">a dílna na výrobu svic</text:span></text:h>
      <text:p text:style-name="P37">TODO: <text:span text:style-name="T456">Silný zápach</text:span> (<text:span text:style-name="T455">stejný jako v C4</text:span>)</text:p>
      <text:p text:style-name="P35">Na severní stěně jsou na polici <text:span text:style-name="T448">dvě</text:span> <text:span text:style-name="T125">lucerny na svíci</text:span> (karta).</text:p>
      <text:p text:style-name="P36">U jižní stěny je pracovní stůl.</text:p>
      <text:list xml:id="list1239983686" text:style-name="L76">
        <text:list-item>
          <text:p text:style-name="P328">Na něm jsou:</text:p>
          <text:list>
            <text:list-item>
              <text:p text:style-name="P329">Formy na svíčky, nůžky, <text:span text:style-name="T449">špachtle, rydla</text:span></text:p>
            </text:list-item>
            <text:list-item>
              <text:p text:style-name="P329"><text:span text:style-name="T450">Několik prázdných</text:span> <text:span text:style-name="T450">špulek</text:span></text:p>
              <text:list>
                <text:list-item>
                  <text:p text:style-name="P330">(Původně na nich byl knot, ale dávno se rozpadl)</text:p>
                </text:list-item>
              </text:list>
            </text:list-item>
            <text:list-item>
              <text:p text:style-name="P331">Pixla se zbytkem vosku</text:p>
              <text:list>
                <text:list-item>
                  <text:p text:style-name="P331">Dá se z něj vyrobit 6 svic</text:p>
                </text:list-item>
              </text:list>
            </text:list-item>
          </text:list>
        </text:list-item>
      </text:list>
      <text:p text:style-name="P214">V západní části místnosti je hromada suti.</text:p>
      <text:list xml:id="list4264351261" text:style-name="L77">
        <text:list-item>
          <text:p text:style-name="P215">Na ní je zhruba metr velké hnízdo.</text:p>
        </text:list-item>
      </text:list>
      <text:list xml:id="list275328665" text:style-name="L78">
        <text:list-item>
          <text:p text:style-name="P449">V hnízdě jsou:</text:p>
          <text:list>
            <text:list-item>
              <text:p text:style-name="P448"><text:span text:style-name="T451">3 vejce </text:span><text:span text:style-name="T106">plivajícího ještěra</text:span><text:span text:style-name="T451">.</text:span></text:p>
            </text:list-item>
            <text:list-item>
              <text:p text:style-name="P451">Ohlodané zbytky elfa.</text:p>
              <text:list>
                <text:list-item>
                  <text:p text:style-name="P452">TODO: Loot.</text:p>
                </text:list-item>
              </text:list>
            </text:list-item>
          </text:list>
        </text:list-item>
      </text:list>
      <text:p text:style-name="P114"><text:span text:style-name="T451">Hnízdo bude zuřivě bránit dospělý</text:span> <text:span text:style-name="T69">plivající ještě</text:span><text:span text:style-name="T106">r</text:span> (karta).</text:p>
      <text:list xml:id="list572776506" text:style-name="L79">
        <text:list-item>
          <text:p text:style-name="P450">Když ho postavy nechají být, a nebudou se k hnízdu přibližovat, nebude si jich všímat.</text:p>
        </text:list-item>
        <text:list-item>
          <text:p text:style-name="P453">Ještě<text:span text:style-name="T453">r</text:span> je v hnízdě částečně skrytý –<text:span text:style-name="T453"> má </text:span>výhod<text:span text:style-name="T453">u</text:span> <text:span text:style-name="T453">(+1)</text:span> proti střelbě. Může se také schovat úplně, aby si připravil další plivnutí žíraviny.</text:p>
        </text:list-item>
      </text:list>
      <text:p text:style-name="P115"><text:soft-page-break/>TODO: Že by tady byla ohlodaná mrtvola léčitelky?<text:line-break/><text:tab/><text:span text:style-name="T452">- to je blbost, tu by odtud za každou cenu vytáhli. Musel to být nějakej nedůležitej elf.</text:span></text:p>
      <text:h text:style-name="P146" text:outline-level="3">C4 – <text:span text:style-name="T466">částečně</text:span> zavalená místnost</text:h>
      <text:p text:style-name="P117"><text:span text:style-name="T224">Je cítit silný zápach</text:span><text:span text:style-name="T462"> – zřejmě tu něco žije.</text:span></text:p>
      <text:p text:style-name="P39">Východní třetina místnosti je zasypaná sutí.</text:p>
      <text:list xml:id="list3599780637" text:style-name="L80">
        <text:list-item>
          <text:p text:style-name="P454"><text:span text:style-name="T108">N</text:span><text:span text:style-name="T110">ad závalem </text:span><text:span text:style-name="T111">chybí</text:span><text:span text:style-name="T110"> strop.</text:span></text:p>
          <text:list>
            <text:list-item>
              <text:p text:style-name="P455"><text:span text:style-name="T110">V</text:span><text:span text:style-name="T69">ypadá to, že zával vznikl propadnutím podlahy v místnosti o patro výš.</text:span></text:p>
            </text:list-item>
            <text:list-item>
              <text:p text:style-name="P332">Lze tudy vylézt do B3.</text:p>
            </text:list-item>
          </text:list>
        </text:list-item>
        <text:list-item>
          <text:p text:style-name="P333"><text:span text:style-name="T110">Zával je vysoký jen zhruba metr a půl – je přes</text:span><text:span text:style-name="T108"> něj vidět hodní část dveří </text:span><text:span text:style-name="T109">ve východní stěně</text:span><text:span text:style-name="T108"> </text:span><text:span text:style-name="T461">(C5 d1)</text:span><text:span text:style-name="T108">.</text:span></text:p>
        </text:list-item>
      </text:list>
      <text:list xml:id="list715846464" text:style-name="L81">
        <text:list-item>
          <text:p text:style-name="P216">V jihovýchodním rohu jsou nad závalem díry do stěny místnosti.</text:p>
          <text:list>
            <text:list-item>
              <text:p text:style-name="P217"><text:span text:style-name="T107">Další podobné díry jsou o kus výš, </text:span><text:span text:style-name="T460">zhruba v úrovni původního stropu</text:span><text:span text:style-name="T107">.</text:span></text:p>
            </text:list-item>
          </text:list>
        </text:list-item>
      </text:list>
      <text:list xml:id="list1523741974" text:style-name="L82">
        <text:list-item>
          <text:p text:style-name="P456">Jsou to různě široké, spletité tunely.</text:p>
          <text:list>
            <text:list-item>
              <text:p text:style-name="P456">Těmi nejširšími <text:span text:style-name="T457">se protáhne</text:span> štíhlý elf nebo malý kudůk.</text:p>
              <text:list>
                <text:list-item>
                  <text:p text:style-name="P457">Ústí venku u paty skály, na které pevnost stojí.</text:p>
                </text:list-item>
              </text:list>
            </text:list-item>
          </text:list>
        </text:list-item>
      </text:list>
      <text:p text:style-name="P116">Dveře C5<text:span text:style-name="T464">-d1</text:span> není možné otevřít bez prokopání závalu <text:span text:style-name="T463">(viz popis C5-d1)</text:span>.</text:p>
      <text:p text:style-name="P55"><text:span text:style-name="T467">Postavy napadnou </text:span>2 mláďata plivajícího ještěra <text:span text:style-name="T244">(karty)</text:span></text:p>
      <text:list xml:id="list2421651120" text:style-name="L83">
        <text:list-item>
          <text:p text:style-name="P458"><text:soft-page-break/>Když je některé z <text:span text:style-name="T467">nich</text:span> zraněno, <text:span text:style-name="T454">pokusí se utéct</text:span> buď do jednoho z tunelů ve zdi nebo do hnízda v C4.</text:p>
        </text:list-item>
      </text:list>
      <text:h text:style-name="P147" text:outline-level="3">C5 – ??</text:h>
      <text:p text:style-name="P106">TODO: Co je v místnosti? (k čemu sloužila?)</text:p>
      <text:h text:style-name="Heading_20_4" text:outline-level="4">C5<text:span text:style-name="T465">-</text:span>d1</text:h>
      <text:p text:style-name="P38">Zavřené bytelné dveře.</text:p>
      <text:list xml:id="list3042452474" text:style-name="L84">
        <text:list-item>
          <text:p text:style-name="P459">Jdou otevřít, ale jde to ztuha.</text:p>
        </text:list-item>
      </text:list>
      <text:list xml:id="list3293936344" text:style-name="L85">
        <text:list-item>
          <text:p text:style-name="P460">Za nimi je zával – při otvírání dveří se vysype do místnosti.</text:p>
          <text:list>
            <text:list-item>
              <text:p text:style-name="P460">Nahoře pod horním futrem je vidět mezera, zával ve vedlejší místnosti <text:span text:style-name="T458">tedy</text:span> zřejmě nesahá až ke stropu.</text:p>
            </text:list-item>
            <text:list-item>
              <text:p text:style-name="P461">Zával je možné prokopat (škvíru rozšířit).</text:p>
              <text:list>
                <text:list-item>
                  <text:p text:style-name="P462">S vhodnými nástroji <text:span text:style-name="T459">(lopata, krumpáč)</text:span> to <text:span text:style-name="T398">zabere</text:span> <text:span text:style-name="T459">zhruba půl hodiny</text:span>, bez nich několik hodin.</text:p>
                </text:list-item>
              </text:list>
            </text:list-item>
          </text:list>
        </text:list-item>
      </text:list>
      <text:h text:style-name="Heading_20_3" text:outline-level="3">C6 –<text:span text:style-name="T325"> spodní patro boční věže</text:span></text:h>
      <text:p text:style-name="P88"><text:span text:style-name="T69">Na </text:span><text:span text:style-name="T96">schodech</text:span><text:span text:style-name="T69"> </text:span><text:span text:style-name="T97">je</text:span><text:span text:style-name="T69"> pět mrtvých orků. </text:span><text:span text:style-name="T98">Od východu z místnosti</text:span><text:span text:style-name="T395"> (směrem k C7) </text:span><text:span text:style-name="T98">k nim vedou zaschlé stopy krve.</text:span></text:p>
      <text:list xml:id="list1470009038" text:style-name="L86">
        <text:list-item>
          <text:p text:style-name="P463"><text:span text:style-name="T396">Mrtví orkové m</text:span>ají otevřená ústa a drží za krk, jako kdyby se dusili.</text:p>
        </text:list-item>
        <text:list-item>
          <text:p text:style-name="P465">Všichni <text:span text:style-name="T397">mají na těle sečné a bodné rány</text:span>, zřejmě s někým bojovali. Dva z nich mají zhruba ve výšce pasu ve zbroji vypálenou kruhovou díru a pod ní ošklivou popáleninu.</text:p>
          <text:list>
            <text:list-item>
              <text:p text:style-name="P465">Žádné z těchto zranění není moc vážné.</text:p>
            </text:list-item>
          </text:list>
        </text:list-item>
        <text:list-item>
          <text:p text:style-name="P466"><text:soft-page-break/>Jsou na jedné hromadě, všichni hlavou směrem nahoru do schodů. Skoro to vypadá, že se snažili jeden před druhého prodrat nahoru po schodech</text:p>
          <text:list>
            <text:list-item>
              <text:p text:style-name="P466">(což bylo beztak marné, protože o patro výš jsou schody pobořené, viz B6).</text:p>
            </text:list-item>
          </text:list>
        </text:list-item>
      </text:list>
      <text:list xml:id="list2375583308" text:style-name="L87">
        <text:list-item>
          <text:p text:style-name="P464">TODO: loot</text:p>
        </text:list-item>
      </text:list>
      <text:p text:style-name="P15">Prohledání místnosti:</text:p>
      <text:p text:style-name="P22">Na východní stěně je ve výšce zhruba metr nad zemí ve zdi malý zčernalý <text:span text:style-name="T367">kruhový</text:span> otvor.</text:p>
      <text:list xml:id="list1984317311" text:style-name="L88">
        <text:list-item>
          <text:p text:style-name="P218"><text:span text:style-name="T368">Je velký a hluboký zhruba tak, že by se do něj vešel prst</text:span>.</text:p>
        </text:list-item>
        <text:list-item>
          <text:p text:style-name="P219">Zčernalé okraje jsou mastné a špiní, jako kdyby byly od sazí.</text:p>
        </text:list-item>
        <text:list-item>
          <text:p text:style-name="P467">Odtud vyletuje ohnivá šipka při vstupu na některou z dlaždic v C7.</text:p>
        </text:list-item>
      </text:list>
      <text:h text:style-name="P157" text:outline-level="4">C6-d1</text:h>
      <text:p text:style-name="P228">Masivní kamenná deska za<text:span text:style-name="T478">sunut</text:span>á do severní stěny <text:span text:style-name="T481">chodby</text:span><text:span text:style-name="T125"> </text:span><text:span text:style-name="T178">(otevřené tajné </text:span><text:span text:style-name="T179">d</text:span><text:span text:style-name="T178">veře)</text:span>.</text:p>
      <text:list xml:id="list356488554" text:style-name="L107">
        <text:list-item>
          <text:p text:style-name="P490">Dveře se otevírají a zavírají skrytou páčkou <text:span text:style-name="T479">na boku schodiště směrem ke stěně věže (na mapě modrá tečka na schodišti).</text:span></text:p>
        </text:list-item>
        <text:list-item>
          <text:p text:style-name="P491">Mechanismus je stále funkční. Po zavření <text:span text:style-name="T480">je</text:span> deska <text:span text:style-name="T480">nerozeznatelná od stěny věže.</text:span></text:p>
        </text:list-item>
      </text:list>
      <text:h text:style-name="Heading_20_3" text:outline-level="3">C7 – spouštěcí dlaždice pasti</text:h>
      <text:p text:style-name="P54">Než začneš popisovat, zeptej se hráčů, v jakém jdou pořadí.</text:p>
      <text:p text:style-name="P27"><text:soft-page-break/>Přes celou chodbu jsou na zemi zaschlé stopy krve.</text:p>
      <text:list xml:id="list373545562" text:style-name="L89">
        <text:list-item>
          <text:p text:style-name="P468">Vedou od jižních dveří v místnosti C8 k mrtvolám orků na schodech v místnosti C6.</text:p>
        </text:list-item>
      </text:list>
      <text:p text:style-name="P103">Když někdo vstoupí na jednu z <text:span text:style-name="T391">modře</text:span> označených dlaždic, spustí tím past.</text:p>
      <text:list xml:id="list3669039883" text:style-name="L90">
        <text:list-item>
          <text:p text:style-name="P469">Ze <text:span text:style-name="T326">zdí v místnostech C6 a C8 vyletí ohnivé šipky a pokud nic nezasáhnou, proletí proti sobě přes celou chodbu ve výšce metr nad zemí.</text:span></text:p>
        </text:list-item>
        <text:list-item>
          <text:p text:style-name="P470"><text:span text:style-name="T327">Každá šipka</text:span> má <text:span text:style-name="T71">útok</text:span><text:span text:style-name="T95"> </text:span><text:span text:style-name="T390">ohněm</text:span><text:span text:style-name="T154"> </text:span><text:span text:style-name="T155">6/2</text:span><text:span text:style-name="T156">k</text:span><text:span text:style-name="T155">z proti Finese.</text:span></text:p>
          <text:list>
            <text:list-item>
              <text:p text:style-name="P471">Každá zraní jen jeden cíl, ale když před ní někdo úspěšně uhne, může pořád <text:span text:style-name="T328">zasáhnout</text:span> <text:span text:style-name="T329">dalšího</text:span> v řadě.</text:p>
            </text:list-item>
            <text:list-item>
              <text:p text:style-name="P471">Jeden cíl může <text:span text:style-name="T330">být</text:span> <text:span text:style-name="T331">spuštěním pasti</text:span> být zraněn dvakrát (z obou stran).</text:p>
            </text:list-item>
            <text:list-item>
              <text:p text:style-name="P472">Šipky vystřelí nejvýše jednou za kolo.</text:p>
            </text:list-item>
          </text:list>
        </text:list-item>
        <text:list-item>
          <text:p text:style-name="P473">Spouštěcích dlaždic si lze všimnout jen při velmi důkladném a pomalém prohledávání podlahy.</text:p>
        </text:list-item>
      </text:list>
      <text:h text:style-name="Heading_20_3" text:outline-level="3">C8 – vstupní obranná místnost</text:h>
      <text:p text:style-name="P90"><text:span text:style-name="T72">Ve </text:span><text:span text:style-name="T82">výklencích</text:span><text:span text:style-name="T72"> stojí </text:span><text:span text:style-name="T69">sochy </text:span><text:span text:style-name="T73">efích vojáků</text:span><text:span text:style-name="T149"> </text:span><text:span text:style-name="T150"><text:s/></text:span><text:span text:style-name="T151">(</text:span><text:span text:style-name="T152">na mapě ‚</text:span><text:span text:style-name="T151">S‘)</text:span><text:span text:style-name="T69">.</text:span></text:p>
      <text:list xml:id="list130109683" text:style-name="L91">
        <text:list-item>
          <text:p text:style-name="P220">Mají kopí <text:span text:style-name="T430">a velké štíty</text:span>.</text:p>
          <text:list>
            <text:list-item>
              <text:p text:style-name="P474"><text:span text:style-name="T430">Kopí i štíty jsou z kamene</text:span>, <text:span text:style-name="T430">jako zbraně pro postavy jsou nepoužitelné</text:span>.</text:p>
            </text:list-item>
          </text:list>
        </text:list-item>
        <text:list-item>
          <text:p text:style-name="P221">Jižní socha je silně poškozená – chybí jí mimo jiné půlka hlavy.</text:p>
        </text:list-item>
        <text:list-item>
          <text:p text:style-name="P475">Jakmile někdo vstoupí do místnosti, <text:span text:style-name="T429">nebo na některou ze soch zaútočí,</text:span> <text:span text:style-name="T428">ta severní</text:span> obživn<text:span text:style-name="T428">e (jižní ne)</text:span> a řekne:</text:p>
          <text:list>
            <text:list-header>
              <text:p text:style-name="P476"><text:soft-page-break/><text:span text:style-name="T69">„</text:span><text:span text:style-name="T104">Objekt je uzavřen. </text:span><text:span text:style-name="T69">Vstup zakázán.“</text:span></text:p>
            </text:list-header>
            <text:list-item>
              <text:p text:style-name="P222">Socha mluví neznámou, melodickou řečí <text:span text:style-name="T125">(staroelfsky)</text:span>, ale kupodivu jí bez problémů rozumíte.</text:p>
            </text:list-item>
          </text:list>
        </text:list-item>
        <text:list-item>
          <text:p text:style-name="P477"><text:span text:style-name="T431">Socha ví o</text:span> ohnivé šipce prostřelující střed chodby, takže si tam nestoup<text:span text:style-name="T431">á</text:span>.</text:p>
        </text:list-item>
      </text:list>
      <text:p text:style-name="P25">Ve západní stěně jsou ve výšce lidských ramen dvě svislé štěrbiny široké zhruba tři prsty a vysoké zhruba loket.</text:p>
      <text:list xml:id="list1596702159" text:style-name="L92">
        <text:list-item>
          <text:p text:style-name="P334">Při bližším prohlédnutí je vidět, že se směrem dovnitř do zdi rozšiřují.</text:p>
        </text:list-item>
        <text:list-item>
          <text:p text:style-name="P335">Skrz <text:span text:style-name="T416">střílny</text:span> jsou vidět výklenky se sochami v místnosti C9 (ne moc dobře, je tam tma).</text:p>
          <text:list>
            <text:list-item>
              <text:p text:style-name="P335">Na sochy je skrz střílny možné střílet (s nevýhodou za tmu) – po první ráně oživnou a <text:span text:style-name="T394">uhnou</text:span> z výstřelu.</text:p>
            </text:list-item>
          </text:list>
        </text:list-item>
      </text:list>
      <text:p text:style-name="P112"><text:span text:style-name="T83">T</text:span><text:span text:style-name="T69">ODO: Mrtvoly orků.</text:span></text:p>
      <text:h text:style-name="P155" text:outline-level="4">C<text:span text:style-name="T416">8-d</text:span>1</text:h>
      <text:p text:style-name="P24"><text:span text:style-name="T370">Zavřené b</text:span>ytelné dveře.</text:p>
      <text:list xml:id="list3552949995" text:style-name="L93">
        <text:list-item>
          <text:p text:style-name="P478">Jsou zavřené na závoru z místnosti C9. Z místnosti C8 tedy nejdou nijak otevřít.</text:p>
        </text:list-item>
      </text:list>
      <text:list xml:id="list1767460127" text:style-name="L94">
        <text:list-item>
          <text:p text:style-name="P480">K vyražení je potřeba beranidlo.</text:p>
        </text:list-item>
      </text:list>
      <text:h text:style-name="P155" text:outline-level="4">C<text:span text:style-name="T416">8-d</text:span>2</text:h>
      <text:p text:style-name="P28">Vyražené bytelné dveře.</text:p>
      <text:list xml:id="list1579118320" text:style-name="L95">
        <text:list-item>
          <text:p text:style-name="P223">Původně byly zavřené na závoru z místnosti C9.</text:p>
        </text:list-item>
      </text:list>
      <text:h text:style-name="Heading_20_3" text:outline-level="3"><text:soft-page-break/>C<text:span text:style-name="T332">9</text:span> – <text:span text:style-name="T333">obranné postavení</text:span></text:h>
      <text:p text:style-name="P102">Když někdo bude chtít projít <text:span text:style-name="T386">některými ze dvou dveří </text:span>z C8 do C9, všimne <text:span text:style-name="T387">si</text:span>:</text:p>
      <text:list xml:id="list1652437259" text:style-name="L96">
        <text:list-item>
          <text:p text:style-name="P224">Na protější stěně se ti něco nezdá. Není tam ale dobře vidět, v místnosti je tma a vaše světlo tam svítí moc slabě.</text:p>
        </text:list-item>
      </text:list>
      <text:list xml:id="list3192899270" text:style-name="L97">
        <text:list-item>
          <text:p text:style-name="P482"><text:span text:style-name="T211">S lepším světlem tam uvidí</text:span><text:span text:style-name="T209"> mal</text:span><text:span text:style-name="T211">ou </text:span><text:span text:style-name="T212">zčernalou</text:span><text:span text:style-name="T209"> dírk</text:span><text:span text:style-name="T211">u</text:span><text:span text:style-name="T209"> (viz značka pasti na mapě)</text:span><text:span text:style-name="T210">, stejn</text:span><text:span text:style-name="T212">ou</text:span><text:span text:style-name="T210"> jako v místnosti C6.</text:span></text:p>
        </text:list-item>
        <text:list-item>
          <text:p text:style-name="P354">Spouštěcích dlaždic si lze všimnout jen při velmi důkladném a pomalém prohledávání podlahy.</text:p>
        </text:list-item>
      </text:list>
      <text:p text:style-name="P53">Stoupnutí na <text:span text:style-name="T392">některou</text:span> z modře označených dlaždic spustí past:</text:p>
      <text:list xml:id="list2820898727" text:style-name="L98">
        <text:list-item>
          <text:p text:style-name="P336">Z protější stěny vyletí ohnivá šipka:</text:p>
          <text:list>
            <text:list-item>
              <text:p text:style-name="P338">Letí vodorovně metr nad zemí.</text:p>
            </text:list-item>
            <text:list-item>
              <text:p text:style-name="P336"><text:span text:style-name="T69">Útok </text:span><text:span text:style-name="T389">ohněm</text:span> <text:span text:style-name="T388">6/2kz proti Finese.</text:span></text:p>
            </text:list-item>
            <text:list-item>
              <text:p text:style-name="P337"><text:span text:style-name="T393">Nejvýše jednou za kolo</text:span>.</text:p>
            </text:list-item>
          </text:list>
        </text:list-item>
      </text:list>
      <text:p text:style-name="P89"><text:span text:style-name="T72">Ve </text:span><text:span text:style-name="T82">výklencích</text:span><text:span text:style-name="T72"> stojí </text:span><text:span text:style-name="T69">sochy </text:span><text:span text:style-name="T74">elfích vojáků</text:span><text:span text:style-name="T150"> </text:span><text:span text:style-name="T151">(</text:span><text:span text:style-name="T152">na mapě ‚</text:span><text:span text:style-name="T151">S‘)</text:span><text:span text:style-name="T69">.</text:span></text:p>
      <text:list xml:id="list2996230986" text:style-name="L99">
        <text:list-item>
          <text:p text:style-name="P225">Mají meče a <text:span text:style-name="T334">velké</text:span> štíty.</text:p>
          <text:list>
            <text:list-item>
              <text:p text:style-name="P483"><text:span text:style-name="T334">Zbraně i štíty jsou železné, rezavé a velice těžké</text:span>.</text:p>
              <text:list>
                <text:list-item>
                  <text:p text:style-name="P484">Meče <text:span text:style-name="T335">jsou pro postavy improvizovaná těžká jednoruční zbraň 1/1.</text:span></text:p>
                </text:list-item>
                <text:list-item>
                  <text:p text:style-name="P484">Štíty <text:span text:style-name="T336">zvyšují naložení o jeden stupeň (což znamená nevýhodu v boji)</text:span>.</text:p>
                </text:list-item>
              </text:list>
            </text:list-item>
          </text:list>
        </text:list-item>
        <text:list-item>
          <text:p text:style-name="P483"><text:span text:style-name="T337">Obživnou a zaútočí</text:span> <text:span text:style-name="T337">po otevření</text:span> některých ze dvou dveří <text:span text:style-name="T337">do C8</text:span>, nebo když na některou z nich někdo zaútočí.</text:p>
          <text:list>
            <text:list-item>
              <text:p text:style-name="P485"><text:soft-page-break/>Sochy vědí o pastech, takže se budou držet mimo oblast, kterou ohrožují. Mohou se také pokusit někoho natlačit na spouštěcí dlaždice (akce <text:span text:style-name="T69">zatlačení</text:span>).</text:p>
            </text:list-item>
          </text:list>
        </text:list-item>
      </text:list>
      <text:p text:style-name="P105"><text:span text:style-name="T83">V</text:span><text:span text:style-name="T69">e výhodní zdi (mezi C8 a C9) jsou dvě střílny.</text:span></text:p>
      <text:p text:style-name="P95"><text:span text:style-name="T83">Před </text:span><text:span text:style-name="T84">jižními dveřmi (C9 </text:span><text:span text:style-name="T94">d</text:span><text:span text:style-name="T99">2</text:span><text:span text:style-name="T84">)</text:span><text:span text:style-name="T83"> leží </text:span><text:span text:style-name="T84">na zemi</text:span><text:span text:style-name="T83"> kus stropního trámu, zřejmě přineseného z pevnosti a použitého jako beranidlo.</text:span></text:p>
      <text:h text:style-name="Heading_20_4" text:outline-level="4">C9 <text:span text:style-name="T385">d1</text:span></text:h>
      <text:p text:style-name="P23"><text:span text:style-name="T370">Zavřené b</text:span>ytelné dveře.</text:p>
      <text:list xml:id="list172352315642787" text:continue-list="list3552949995" text:style-name="L93">
        <text:list-item>
          <text:p text:style-name="P479">Jsou zavřené na závoru z chodby do místnosti C10. Z místnosti C9 tedy nejdou nijak otevřít.</text:p>
        </text:list-item>
      </text:list>
      <text:list xml:id="list2383156359" text:style-name="L100">
        <text:list-item>
          <text:p text:style-name="P481">K vyražení je potřeba beranidlo.</text:p>
        </text:list-item>
        <text:list-item>
          <text:p text:style-name="P339">Směrem z <text:span text:style-name="T378">chodby</text:span> místnosti C<text:span text:style-name="T378">10</text:span> je kolem rámu chlopeň, která pevně doléhá k futrům.</text:p>
          <text:list>
            <text:list-item>
              <text:p text:style-name="P341"><text:span text:style-name="T374">(</text:span>Chlopeň bránila jedovatému plynu k proniknutí z C9 do C<text:span text:style-name="T379">10 a dál</text:span>.<text:span text:style-name="T374">)</text:span></text:p>
            </text:list-item>
          </text:list>
        </text:list-item>
      </text:list>
      <text:p text:style-name="Text_20_body"/>
      <text:h text:style-name="P156" text:outline-level="4">C9 <text:span text:style-name="T385">d2</text:span></text:h>
      <text:p text:style-name="P96"><text:span text:style-name="T83">B</text:span><text:span text:style-name="T69">ytelné, </text:span><text:span text:style-name="T86">poškozené</text:span><text:span text:style-name="T69"> dveře.</text:span></text:p>
      <text:list xml:id="list806092388" text:style-name="L101">
        <text:list-item>
          <text:p text:style-name="P486"><text:span text:style-name="T69">Jsou viditelně popraskané a promáčknuté, </text:span><text:span text:style-name="T85">jako by do nich z místnosti C9 něco několikrát udeřilo nadlidskou silou</text:span><text:span text:style-name="T69">.</text:span></text:p>
        </text:list-item>
        <text:list-item>
          <text:p text:style-name="P340">Směrem z místnosti C5 je kolem rámu chlopeň, která pevně doléhá k futrům.</text:p>
          <text:list>
            <text:list-item>
              <text:p text:style-name="P342"><text:span text:style-name="T374">(</text:span>Chlopeň bránila jedovatému plynu k proniknutí z C9 do C5. Tedy <text:span text:style-name="T377">přesně</text:span> do chvíle, než někdo do dveří udělal beranidlem díry.<text:span text:style-name="T374">)</text:span></text:p>
            </text:list-item>
          </text:list>
        </text:list-item>
        <text:list-item>
          <text:p text:style-name="P343"><text:soft-page-break/>Dveře jsou stále zavřené na závoru <text:span text:style-name="T372">z místnosti C5</text:span>.</text:p>
          <text:list>
            <text:list-item>
              <text:p text:style-name="P344">Závora už nejde jednoduše odsunout, brání v tom prohnut<text:span text:style-name="T373">í</text:span> dveř<text:span text:style-name="T373">í</text:span>. Je možné j<text:span text:style-name="T373">i</text:span> odmontovat, urazit, a podobně.</text:p>
            </text:list-item>
            <text:list-item>
              <text:p text:style-name="P345">K vyražení je potřeba beranidlo.</text:p>
            </text:list-item>
          </text:list>
        </text:list-item>
      </text:list>
      <text:h text:style-name="Heading_20_3" text:outline-level="3">C10 – zbrojnice</text:h>
      <text:p text:style-name="P16">U stěn jsou prázdné stojany na zbraně.</text:p>
      <text:p text:style-name="P17">Na jedné stěně je páka.</text:p>
      <text:list xml:id="list1703022867" text:style-name="L102">
        <text:list-item>
          <text:p text:style-name="P226">Nad pákou je <text:span text:style-name="T380">tabulka s nějakým nápisem.</text:span></text:p>
          <text:list>
            <text:list-item>
              <text:p text:style-name="P346">Nápis je ve staroelfštině a říká:</text:p>
              <text:p text:style-name="P226">„<text:span text:style-name="T338">Smrtelné nebezpečí.<text:line-break/><text:tab/>Před použitím se ujistěte se, že ve vstupní hale a ve věži nikdo nezůstal, a že oboje bezpečnostní dveře jsou zavřené a utěsněné.</text:span>“</text:p>
            </text:list-item>
          </text:list>
        </text:list-item>
        <text:list-item>
          <text:p text:style-name="P347">U stěny je na páce západka, zřejmě znemožňuje za ni zatáhnout, dokud není vytažena.</text:p>
          <text:list>
            <text:list-item>
              <text:p text:style-name="P347"><text:span text:style-name="T339">Západka j</text:span>e vytažena.</text:p>
            </text:list-item>
          </text:list>
        </text:list-item>
        <text:list-item>
          <text:p text:style-name="P348">Když za <text:span text:style-name="T340">páku</text:span> někdo zatáhne:</text:p>
          <text:list>
            <text:list-item>
              <text:p text:style-name="P226">Ze stěny za pákou se ozvalo zaklapání nějakého mechanismu.</text:p>
            </text:list-item>
            <text:list-item>
              <text:p text:style-name="P487"><text:span text:style-name="T138">Tato páka </text:span><text:span text:style-name="T139">vypouštěla jedovatý plyn do místností C</text:span><text:span text:style-name="T140">8</text:span><text:span text:style-name="T139"> a C</text:span><text:span text:style-name="T140">9</text:span><text:span text:style-name="T139">. </text:span><text:span text:style-name="T140">J</text:span><text:span text:style-name="T139">e ale </text:span><text:span text:style-name="T140">všechen</text:span><text:span text:style-name="T139"> spotřebovaný, takže </text:span><text:span text:style-name="T140">se nic nestane</text:span><text:span text:style-name="T139">.</text:span></text:p>
            </text:list-item>
          </text:list>
        </text:list-item>
      </text:list>
      <text:h text:style-name="Heading_20_3" text:outline-level="3">C14 –<text:span text:style-name="T350"> pracovna mága</text:span></text:h>
      <text:p text:style-name="P92"><text:span text:style-name="T351">Na stole(?) je svitek </text:span><text:span text:style-name="T76">Pojednání o božských atributech</text:span><text:span text:style-name="T141"> </text:span><text:span text:style-name="T143">(</text:span><text:span text:style-name="T142">rekvizita</text:span><text:span text:style-name="T143">).</text:span></text:p>
      <text:h text:style-name="P152" text:outline-level="4"><text:soft-page-break/>Chodba za studnou</text:h>
      <text:p text:style-name="P44">Chodba s<text:span text:style-name="T341">toupá</text:span> nahoru (možná schodištěm), <text:span text:style-name="T341">jinak by hrozilo zatopení.</text:span></text:p>
      <text:p text:style-name="P45">Doupě obří pavoučice</text:p>
      <text:p text:style-name="P45">(Dává smysl tady, protože je to oddělené od zbytku dungeonu. Studnou se sem pavoučice v pohodě dostane).</text:p>
      <text:h text:style-name="Heading_20_3" text:outline-level="3"><text:span text:style-name="T6">C</text:span><text:span text:style-name="T4">15 – </text:span><text:span text:style-name="T51">ústí chodby</text:span><text:span text:style-name="T4"> do studny</text:span></text:h>
      <text:p text:style-name="P26"><text:span text:style-name="T4">V tomto místě do stěny studny ústí zhruba </text:span><text:span text:style-name="T48">metr širok</text:span><text:span text:style-name="T4">á</text:span><text:span text:style-name="T48"> a </text:span><text:span text:style-name="T4">metr a půl vysoká chodba</text:span><text:span text:style-name="T48">. </text:span><text:span text:style-name="T4">Dlouhá je jen zhruba metr, pak ústí do mnohem větší chodby: </text:span><text:span text:style-name="T47">dva metry široké a tři metry vysoké.</text:span></text:p>
      <text:list xml:id="list1451347563" text:style-name="L103">
        <text:list-item>
          <text:p text:style-name="P227"><text:span text:style-name="T4">Studna pokračuje ještě asi dalších 5 metrů do hloubky. </text:span><text:span text:style-name="T52">Pavučiny jsou tam nepoškozené,</text:span><text:span text:style-name="T4"> </text:span><text:span text:style-name="T52">zato v boční chodbě je v nich díra, jako by tam někdo nedávno vlekl velký předmět</text:span><text:span text:style-name="T4">.</text:span></text:p>
        </text:list-item>
        <text:list-item>
          <text:p text:style-name="P381"/>
        </text:list-item>
      </text:list>
      <text:list xml:id="list172352662763955" text:continue-list="list2765870844" text:style-name="L74">
        <text:list-item>
          <text:list>
            <text:list-item>
              <text:p text:style-name="P349"><text:span text:style-name="T4">Husté pavučiny jsou v celé chodbě až do C1 a C15.</text:span><text:span text:style-name="T46"> </text:span><text:span text:style-name="T49">Potr</text:span><text:span text:style-name="T50">hání způsobené tažením velkého předmětu</text:span><text:span text:style-name="T49"> vede </text:span><text:span text:style-name="T50">po stoupajících schodech</text:span><text:span text:style-name="T49"> do C1.</text:span></text:p>
            </text:list-item>
          </text:list>
        </text:list-item>
      </text:list>
      <text:h text:style-name="Heading_20_3" text:outline-level="3"><text:span text:style-name="T49">C</text:span><text:span text:style-name="T4">16 – </text:span><text:span text:style-name="T51">chodba</text:span></text:h>
      <text:p text:style-name="P101"><text:span text:style-name="T17">C</text:span><text:span text:style-name="T14">hodba je protkána závěji hustých a silných pavučin. U země je v nich ale díra, jako kdyby tudy někdo nedávno vlekl nějaký těžký předmět.</text:span></text:p>
      <text:list xml:id="list486522260" text:style-name="L104">
        <text:list-item>
          <text:p text:style-name="P394">Díra v pavučinách vede od ústí do studny (C15) až do místnosti s pavouky (C1).</text:p>
        </text:list-item>
        <text:list-item>
          <text:p text:style-name="P350"><text:span text:style-name="T46">K </text:span><text:span text:style-name="T4">mříži (C2) ne</text:span></text:p>
        </text:list-item>
      </text:list>
      <text:h text:style-name="Heading_20_1" text:outline-level="1"><text:bookmark-start text:name="__RefHeading___Toc2930_1905480466"/><text:span text:style-name="T6">K</text:span><text:span text:style-name="T4">onec dobrodružství</text:span><text:bookmark-end text:name="__RefHeading___Toc2930_1905480466"/></text:h>
      <text:p text:style-name="P97"><text:span text:style-name="T4">Dobrodružství </text:span><text:span text:style-name="T41">s</text:span><text:span text:style-name="T4">končí, když se </text:span><text:span text:style-name="T42">pro to hráči rozhodnou</text:span><text:span text:style-name="T4">.</text:span></text:p>
      <text:list xml:id="list839648280" text:style-name="L105">
        <text:list-item>
          <text:p text:style-name="P488"><text:span text:style-name="T4">Před </text:span><text:span text:style-name="T43">koncem hry ještě</text:span><text:span text:style-name="T4"> pořešte prodej lootu </text:span><text:span text:style-name="T43">ve městě</text:span><text:span text:style-name="T4"> </text:span><text:span text:style-name="T40">(a to i když neplánujete pokračovat – je důležité <text:s/>ocenit nalezené poklady).</text:span></text:p>
        </text:list-item>
        <text:list-item>
          <text:p text:style-name="P488"><text:span text:style-name="T41">Pokud plánujete se stejnými postavami pokračovat do dalších dobrodružství, můžete rovnou pořešit i nákupy</text:span><text:span text:style-name="T4"> (viz Ceník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11T17:23:23.052000000</dc:date>
    <meta:print-date>2113-01-01T00:00:00</meta:print-date>
    <meta:editing-cycles>11609</meta:editing-cycles>
    <meta:editing-duration>P34DT4H12M59S</meta:editing-duration>
    <meta:generator>LibreOffice/5.4.2.2$Windows_X86_64 LibreOffice_project/22b09f6418e8c2d508a9eaf86b2399209b0990f4</meta:generator>
    <dc:creator>York </dc:creator>
    <meta:document-statistic meta:table-count="0" meta:image-count="0" meta:object-count="0" meta:page-count="56" meta:paragraph-count="714" meta:word-count="8348" meta:character-count="47802" meta:non-whitespace-character-count="40467"/>
  </office:meta>
</office:document-meta>
</file>